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b4c7dc" draw:textarea-horizontal-align="justify" draw:textarea-vertical-align="middle" draw:auto-grow-height="false" fo:min-height="1.655cm" fo:min-width="3.31cm" style:writing-mode="lr-tb" loext:decorative="false"/>
      <style:paragraph-properties style:writing-mode="lr-tb"/>
    </style:style>
    <style:style style:name="gr2" style:family="graphic" style:parent-style-name="standard">
      <style:graphic-properties draw:fill="solid" draw:fill-color="#eeeeee" draw:textarea-horizontal-align="justify" draw:textarea-vertical-align="middle" draw:auto-grow-height="false" fo:min-height="1.02cm" fo:min-width="3.628cm" style:writing-mode="lr-tb" loext:decorative="false"/>
      <style:paragraph-properties style:writing-mode="lr-tb"/>
    </style:style>
    <style:style style:name="gr3" style:family="graphic" style:parent-style-name="standard">
      <style:graphic-properties draw:fill="solid" draw:fill-color="#eeeeee" draw:textarea-horizontal-align="justify" draw:textarea-vertical-align="middle" draw:auto-grow-height="false" fo:min-height="1.019cm" fo:min-width="3.628cm" style:writing-mode="lr-tb" loext:decorative="false"/>
      <style:paragraph-properties style:writing-mode="lr-tb"/>
    </style:style>
    <style:style style:name="gr4" style:family="graphic" style:parent-style-name="standard">
      <style:graphic-properties draw:fill="solid" draw:fill-color="#afd095" draw:textarea-horizontal-align="justify" draw:textarea-vertical-align="middle" draw:auto-grow-height="false" fo:min-height="1.337cm" fo:min-width="3.628cm" style:writing-mode="lr-tb" loext:decorative="false"/>
      <style:paragraph-properties style:writing-mode="lr-tb"/>
    </style:style>
    <style:style style:name="gr5" style:family="graphic" style:parent-style-name="standard">
      <style:graphic-properties draw:fill="solid" draw:fill-color="#eeeeee" draw:textarea-horizontal-align="justify" draw:textarea-vertical-align="middle" draw:auto-grow-height="false" fo:min-height="1.972cm" fo:min-width="2.675cm" style:writing-mode="lr-tb" loext:decorative="false"/>
      <style:paragraph-properties style:writing-mode="lr-tb"/>
    </style:style>
    <style:style style:name="gr6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7" style:family="graphic" style:parent-style-name="standard">
      <style:graphic-properties draw:fill="solid" draw:fill-color="#eeeeee" draw:textarea-horizontal-align="justify" draw:textarea-vertical-align="middle" draw:auto-grow-height="false" fo:min-height="0.703cm" fo:min-width="1.405cm" style:writing-mode="lr-tb" loext:decorative="false"/>
      <style:paragraph-properties style:writing-mode="lr-tb"/>
    </style:style>
    <style:style style:name="gr8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14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15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16" style:family="graphic" style:parent-style-name="standard">
      <style:graphic-properties draw:fill="solid" draw:fill-color="#ffffa6" draw:textarea-horizontal-align="justify" draw:textarea-vertical-align="middle" draw:auto-grow-height="false" fo:min-height="1.338cm" fo:min-width="3.31cm" style:writing-mode="lr-tb" loext:decorative="false"/>
      <style:paragraph-properties style:writing-mode="lr-tb"/>
    </style:style>
    <style:style style:name="gr17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19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20" style:family="graphic" style:parent-style-name="standard">
      <style:graphic-properties draw:fill="solid" draw:fill-color="#b4c7dc" draw:textarea-horizontal-align="justify" draw:textarea-vertical-align="middle" draw:auto-grow-height="false" fo:min-height="1.337cm" fo:min-width="2.992cm" style:writing-mode="lr-tb" loext:decorative="false"/>
      <style:paragraph-properties style:writing-mode="lr-tb"/>
    </style:style>
    <style:style style:name="gr21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22" style:family="graphic" style:parent-style-name="standard">
      <style:graphic-properties draw:fill="solid" draw:fill-color="#eeeeee" draw:textarea-horizontal-align="justify" draw:textarea-vertical-align="middle" draw:auto-grow-height="false" fo:min-height="0.702cm" fo:min-width="1.405cm" style:writing-mode="lr-tb" loext:decorative="false"/>
      <style:paragraph-properties style:writing-mode="lr-tb"/>
    </style:style>
    <style:style style:name="gr23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24" style:family="graphic" style:parent-style-name="standard">
      <style:graphic-properties draw:fill="solid" draw:fill-color="#eeeeee" draw:textarea-horizontal-align="justify" draw:textarea-vertical-align="middle" draw:auto-grow-height="false" fo:min-height="6.1cm" fo:min-width="2.675cm" style:writing-mode="lr-tb" loext:decorative="false"/>
      <style:paragraph-properties style:writing-mode="lr-tb"/>
    </style:style>
    <style:style style:name="gr25" style:family="graphic" style:parent-style-name="objectwithoutfill">
      <style:graphic-properties draw:marker-end="Arrowheads_20_16" draw:marker-end-width="0.3cm" draw:fill="none" draw:textarea-vertical-align="middle" loext:decorative="false"/>
    </style:style>
    <style:style style:name="gr26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27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28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29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30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31" style:family="graphic" style:parent-style-name="objectwithoutfill">
      <style:graphic-properties draw:marker-end="Arrowheads_20_23" draw:marker-end-width="0.3cm" draw:fill="none" draw:textarea-vertical-align="middle" loext:decorative="false"/>
    </style:style>
    <style:style style:name="gr32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33" style:family="graphic" style:parent-style-name="objectwithoutfill">
      <style:graphic-properties draw:marker-end="Arrowheads_20_25" draw:marker-end-width="0.3cm" draw:fill="none" draw:textarea-vertical-align="middle" loext:decorative="false"/>
    </style:style>
    <style:style style:name="gr34" style:family="graphic" style:parent-style-name="objectwithoutfill">
      <style:graphic-properties draw:marker-end="Arrowheads_20_26" draw:marker-end-width="0.3cm" draw:fill="none" draw:textarea-vertical-align="middle" loext:decorative="false"/>
    </style:style>
    <style:style style:name="gr35" style:family="graphic" style:parent-style-name="objectwithoutfill">
      <style:graphic-properties draw:marker-end="Arrowheads_20_27" draw:marker-end-width="0.3cm" draw:fill="none" draw:textarea-vertical-align="middle" loext:decorative="false"/>
    </style:style>
    <style:style style:name="gr36" style:family="graphic" style:parent-style-name="objectwithoutfill">
      <style:graphic-properties draw:marker-end="Arrowheads_20_28" draw:marker-end-width="0.3cm" draw:fill="none" draw:textarea-vertical-align="middle" loext:decorative="false"/>
    </style:style>
    <style:style style:name="gr37" style:family="graphic" style:parent-style-name="objectwithoutfill">
      <style:graphic-properties draw:marker-end="Arrowheads_20_29" draw:marker-end-width="0.3cm" draw:fill="none" draw:textarea-vertical-align="middle" loext:decorative="false"/>
    </style:style>
    <style:style style:name="gr38" style:family="graphic" style:parent-style-name="objectwithoutfill">
      <style:graphic-properties draw:marker-end="Arrowheads_20_30" draw:marker-end-width="0.3cm" draw:fill="none" draw:textarea-vertical-align="middle" loext:decorative="false"/>
    </style:style>
    <style:style style:name="gr39" style:family="graphic" style:parent-style-name="standard">
      <style:graphic-properties draw:fill="solid" draw:fill-color="#eeeeee" draw:textarea-horizontal-align="justify" draw:textarea-vertical-align="middle" draw:auto-grow-height="false" fo:min-height="0.702cm" fo:min-width="2.993cm" style:writing-mode="lr-tb" loext:decorative="false"/>
      <style:paragraph-properties style:writing-mode="lr-tb"/>
    </style:style>
    <style:style style:name="gr40" style:family="graphic" style:parent-style-name="objectwithoutfill">
      <style:graphic-properties draw:marker-end="Arrowheads_20_40" draw:marker-end-width="0.3cm" draw:fill="none" draw:textarea-vertical-align="middle" loext:decorative="false"/>
    </style:style>
    <style:style style:name="gr41" style:family="graphic" style:parent-style-name="objectwithoutfill">
      <style:graphic-properties draw:marker-end="Arrowheads_20_41" draw:marker-end-width="0.3cm" draw:fill="none" draw:textarea-vertical-align="middle" loext:decorative="false"/>
    </style:style>
    <style:style style:name="gr42" style:family="graphic" style:parent-style-name="objectwithoutfill">
      <style:graphic-properties draw:marker-end="Arrowheads_20_42" draw:marker-end-width="0.3cm" draw:fill="none" draw:textarea-vertical-align="middle" loext:decorative="false"/>
    </style:style>
    <style:style style:name="gr43" style:family="graphic" style:parent-style-name="objectwithoutfill">
      <style:graphic-properties draw:marker-end="Arrowheads_20_43" draw:marker-end-width="0.3cm" draw:fill="none" draw:textarea-vertical-align="middle" loext:decorative="false"/>
    </style:style>
    <style:style style:name="gr44" style:family="graphic" style:parent-style-name="standard">
      <style:graphic-properties draw:fill="solid" draw:fill-color="#afd095" draw:textarea-horizontal-align="justify" draw:textarea-vertical-align="middle" draw:auto-grow-height="false" fo:min-height="0.701cm" fo:min-width="4.58cm" style:writing-mode="lr-tb" loext:decorative="false"/>
      <style:paragraph-properties style:writing-mode="lr-tb"/>
    </style:style>
    <style:style style:name="gr45" style:family="graphic" style:parent-style-name="standard">
      <style:graphic-properties draw:fill="solid" draw:fill-color="#eeeeee" draw:textarea-horizontal-align="justify" draw:textarea-vertical-align="middle" draw:auto-grow-height="false" fo:min-height="0.701cm" fo:min-width="5.532cm" style:writing-mode="lr-tb" loext:decorative="false"/>
      <style:paragraph-properties style:writing-mode="lr-tb"/>
    </style:style>
    <style:style style:name="gr46" style:family="graphic" style:parent-style-name="objectwithoutfill">
      <style:graphic-properties draw:marker-end="Arrowheads_20_53" draw:marker-end-width="0.3cm" draw:fill="none" draw:textarea-vertical-align="middle" loext:decorative="false"/>
    </style:style>
    <style:style style:name="gr47" style:family="graphic" style:parent-style-name="standard">
      <style:graphic-properties draw:fill="solid" draw:fill-color="#eeeeee" draw:textarea-horizontal-align="justify" draw:textarea-vertical-align="middle" draw:auto-grow-height="false" fo:min-height="0.702cm" fo:min-width="3.309cm" style:writing-mode="lr-tb" loext:decorative="false"/>
      <style:paragraph-properties style:writing-mode="lr-tb"/>
    </style:style>
    <style:style style:name="gr48" style:family="graphic" style:parent-style-name="standard">
      <style:graphic-properties draw:fill="solid" draw:fill-color="#eeeeee" draw:textarea-horizontal-align="justify" draw:textarea-vertical-align="middle" draw:auto-grow-height="false" fo:min-height="0.701cm" fo:min-width="3.309cm" style:writing-mode="lr-tb" loext:decorative="false"/>
      <style:paragraph-properties style:writing-mode="lr-tb"/>
    </style:style>
    <style:style style:name="gr49" style:family="graphic" style:parent-style-name="objectwithoutfill">
      <style:graphic-properties draw:marker-end="Arrowheads_20_54" draw:marker-end-width="0.3cm" draw:fill="none" draw:textarea-vertical-align="middle" loext:decorative="false"/>
    </style:style>
    <style:style style:name="gr50" style:family="graphic" style:parent-style-name="objectwithoutfill">
      <style:graphic-properties draw:marker-end="Arrowheads_20_55" draw:marker-end-width="0.3cm" draw:fill="none" draw:textarea-vertical-align="middle" loext:decorative="false"/>
    </style:style>
    <style:style style:name="gr51" style:family="graphic" style:parent-style-name="objectwithoutfill">
      <style:graphic-properties draw:marker-end="Arrowheads_20_56" draw:marker-end-width="0.3cm" draw:fill="none" draw:textarea-vertical-align="middle" loext:decorative="false"/>
    </style:style>
    <style:style style:name="gr52" style:family="graphic" style:parent-style-name="objectwithoutfill">
      <style:graphic-properties draw:marker-end="Arrowheads_20_57" draw:marker-end-width="0.3cm" draw:fill="none" draw:textarea-vertical-align="middle" loext:decorative="false"/>
    </style:style>
    <style:style style:name="gr53" style:family="graphic" style:parent-style-name="standard">
      <style:graphic-properties draw:fill="solid" draw:fill-color="#ffa6a6" draw:textarea-horizontal-align="justify" draw:textarea-vertical-align="middle" draw:auto-grow-height="false" fo:min-height="1.338cm" fo:min-width="3.309cm" style:writing-mode="lr-tb" loext:decorative="false"/>
      <style:paragraph-properties style:writing-mode="lr-tb"/>
    </style:style>
    <style:style style:name="gr54" style:family="graphic" style:parent-style-name="objectwithoutfill">
      <style:graphic-properties draw:marker-end="Arrowheads_20_58" draw:marker-end-width="0.3cm" draw:fill="none" draw:textarea-vertical-align="middle" loext:decorative="false"/>
    </style:style>
    <style:style style:name="gr55" style:family="graphic" style:parent-style-name="objectwithoutfill">
      <style:graphic-properties draw:marker-end="Arrowheads_20_59" draw:marker-end-width="0.3cm" draw:fill="none" draw:textarea-vertical-align="middle" loext:decorative="false"/>
    </style:style>
    <style:style style:name="gr56" style:family="graphic" style:parent-style-name="objectwithoutfill">
      <style:graphic-properties draw:marker-end="Arrowheads_20_60" draw:marker-end-width="0.3cm" draw:fill="none" draw:textarea-vertical-align="middle" loext:decorative="false"/>
    </style:style>
    <style:style style:name="gr57" style:family="graphic" style:parent-style-name="objectwithoutfill">
      <style:graphic-properties draw:marker-end="Arrowheads_20_61" draw:marker-end-width="0.3cm" draw:fill="none" draw:textarea-vertical-align="middle" loext:decorative="false"/>
    </style:style>
    <style:style style:name="gr58" style:family="graphic" style:parent-style-name="objectwithoutfill">
      <style:graphic-properties draw:marker-end="Arrowheads_20_62" draw:marker-end-width="0.3cm" draw:fill="none" draw:textarea-vertical-align="middle" loext:decorative="false"/>
    </style:style>
    <style:style style:name="gr59" style:family="graphic" style:parent-style-name="objectwithoutfill">
      <style:graphic-properties draw:marker-end="Arrowheads_20_63" draw:marker-end-width="0.3cm" draw:fill="none" draw:textarea-vertical-align="middle" loext:decorative="false"/>
    </style:style>
    <style:style style:name="gr60" style:family="graphic" style:parent-style-name="standard">
      <style:graphic-properties draw:fill="solid" draw:fill-color="#bf819e" draw:textarea-horizontal-align="justify" draw:textarea-vertical-align="middle" draw:auto-grow-height="false" fo:min-height="1.338cm" fo:min-width="3.309cm" style:writing-mode="lr-tb" loext:decorative="false"/>
      <style:paragraph-properties style:writing-mode="lr-tb"/>
    </style:style>
    <style:style style:name="gr61" style:family="graphic" style:parent-style-name="objectwithoutfill">
      <style:graphic-properties draw:marker-end="Arrowheads_20_64" draw:marker-end-width="0.3cm" draw:fill="none" draw:textarea-vertical-align="middle" loext:decorative="false"/>
    </style:style>
    <style:style style:name="gr62" style:family="graphic" style:parent-style-name="standard">
      <style:graphic-properties draw:fill="solid" draw:fill-color="#eeeeee" draw:textarea-horizontal-align="justify" draw:textarea-vertical-align="middle" draw:auto-grow-height="false" fo:min-height="4.195cm" fo:min-width="2.675cm" style:writing-mode="lr-tb" loext:decorative="false"/>
      <style:paragraph-properties style:writing-mode="lr-tb"/>
    </style:style>
    <style:style style:name="gr63" style:family="graphic" style:parent-style-name="objectwithoutfill">
      <style:graphic-properties draw:marker-end="Arrowheads_20_65" draw:marker-end-width="0.3cm" draw:fill="none" draw:textarea-vertical-align="middle" loext:decorative="false"/>
    </style:style>
    <style:style style:name="gr64" style:family="graphic" style:parent-style-name="objectwithoutfill">
      <style:graphic-properties draw:marker-end="Arrowheads_20_66" draw:marker-end-width="0.3cm" draw:fill="none" draw:textarea-vertical-align="middle" loext:decorative="false"/>
    </style:style>
    <style:style style:name="gr65" style:family="graphic" style:parent-style-name="objectwithoutfill">
      <style:graphic-properties draw:marker-end="Arrowheads_20_67" draw:marker-end-width="0.3cm" draw:fill="none" draw:textarea-vertical-align="middle" loext:decorative="false"/>
    </style:style>
    <style:style style:name="gr66" style:family="graphic" style:parent-style-name="objectwithoutfill">
      <style:graphic-properties draw:marker-end="Arrowheads_20_68" draw:marker-end-width="0.3cm" draw:fill="none" draw:textarea-vertical-align="middle" loext:decorative="false"/>
    </style:style>
    <style:style style:name="gr67" style:family="graphic" style:parent-style-name="objectwithoutfill">
      <style:graphic-properties draw:marker-end="Arrowheads_20_69" draw:marker-end-width="0.3cm" draw:fill="none" draw:textarea-vertical-align="middle" loext:decorative="false"/>
    </style:style>
    <style:style style:name="gr68" style:family="graphic" style:parent-style-name="objectwithoutfill">
      <style:graphic-properties draw:marker-end="Arrowheads_20_70" draw:marker-end-width="0.3cm" draw:fill="none" draw:textarea-vertical-align="middle" loext:decorative="false"/>
    </style:style>
    <style:style style:name="gr69" style:family="graphic" style:parent-style-name="objectwithoutfill">
      <style:graphic-properties draw:marker-end="Arrowheads_20_71" draw:marker-end-width="0.3cm" draw:fill="none" draw:textarea-vertical-align="middle" loext:decorative="false"/>
    </style:style>
    <style:style style:name="gr70" style:family="graphic" style:parent-style-name="objectwithoutfill">
      <style:graphic-properties draw:marker-end="Arrowheads_20_72" draw:marker-end-width="0.3cm" draw:fill="none" draw:textarea-vertical-align="middle" loext:decorative="false"/>
    </style:style>
    <style:style style:name="gr71" style:family="graphic" style:parent-style-name="objectwithoutfill">
      <style:graphic-properties draw:marker-end="Arrowheads_20_73" draw:marker-end-width="0.3cm" draw:fill="none" draw:textarea-vertical-align="middle" loext:decorative="false"/>
    </style:style>
    <style:style style:name="gr72" style:family="graphic" style:parent-style-name="objectwithoutfill">
      <style:graphic-properties draw:marker-end="Arrowheads_20_74" draw:marker-end-width="0.3cm" draw:fill="none" draw:textarea-vertical-align="middle" loext:decorative="false"/>
    </style:style>
    <style:style style:name="gr73" style:family="graphic" style:parent-style-name="objectwithoutfill">
      <style:graphic-properties draw:marker-end="Arrowheads_20_75" draw:marker-end-width="0.3cm" draw:fill="none" draw:textarea-vertical-align="middle" loext:decorative="false"/>
    </style:style>
    <style:style style:name="gr74" style:family="graphic" style:parent-style-name="standard">
      <style:graphic-properties draw:fill="solid" draw:fill-color="#afd095" draw:textarea-horizontal-align="justify" draw:textarea-vertical-align="middle" draw:auto-grow-height="false" fo:min-height="1.02cm" fo:min-width="3.628cm" style:writing-mode="lr-tb" loext:decorative="false"/>
      <style:paragraph-properties style:writing-mode="lr-tb"/>
    </style:style>
    <style:style style:name="gr75" style:family="graphic" style:parent-style-name="objectwithoutfill">
      <style:graphic-properties draw:marker-end="Arrowheads_20_76" draw:marker-end-width="0.3cm" draw:fill="none" draw:textarea-vertical-align="middle" loext:decorative="false"/>
    </style:style>
    <style:style style:name="gr76" style:family="graphic" style:parent-style-name="objectwithoutfill">
      <style:graphic-properties draw:marker-end="Arrowheads_20_77" draw:marker-end-width="0.3cm" draw:fill="none" draw:textarea-vertical-align="middle" loext:decorative="false"/>
    </style:style>
    <style:style style:name="gr77" style:family="graphic" style:parent-style-name="objectwithoutfill">
      <style:graphic-properties draw:marker-end="Arrowheads_20_78" draw:marker-end-width="0.3cm" draw:fill="none" draw:textarea-vertical-align="middle" loext:decorative="false"/>
    </style:style>
    <style:style style:name="gr78" style:family="graphic" style:parent-style-name="objectwithoutfill">
      <style:graphic-properties draw:marker-end="Arrowheads_20_79" draw:marker-end-width="0.3cm" draw:fill="none" draw:textarea-vertical-align="middle" loext:decorative="false"/>
    </style:style>
    <style:style style:name="gr79" style:family="graphic" style:parent-style-name="objectwithoutfill">
      <style:graphic-properties draw:marker-end="Arrowheads_20_80" draw:marker-end-width="0.3cm" draw:fill="none" draw:textarea-vertical-align="middle" loext:decorative="false"/>
    </style:style>
    <style:style style:name="gr80" style:family="graphic" style:parent-style-name="objectwithoutfill">
      <style:graphic-properties draw:marker-end="Arrowheads_20_83" draw:marker-end-width="0.3cm" draw:fill="none" draw:textarea-vertical-align="middle" loext:decorative="false"/>
    </style:style>
    <style:style style:name="gr81" style:family="graphic" style:parent-style-name="objectwithoutfill">
      <style:graphic-properties draw:marker-end="Arrowheads_20_84" draw:marker-end-width="0.3cm" draw:fill="none" draw:textarea-vertical-align="middle" loext:decorative="false"/>
    </style:style>
    <style:style style:name="gr82" style:family="graphic" style:parent-style-name="objectwithoutfill">
      <style:graphic-properties draw:marker-end="Arrowheads_20_85" draw:marker-end-width="0.3cm" draw:fill="none" draw:textarea-vertical-align="middle" loext:decorative="false"/>
    </style:style>
    <style:style style:name="gr83" style:family="graphic" style:parent-style-name="objectwithoutfill">
      <style:graphic-properties draw:marker-end="Arrowheads_20_86" draw:marker-end-width="0.3cm" draw:fill="none" draw:textarea-vertical-align="middle" loext:decorative="false"/>
    </style:style>
    <style:style style:name="gr84" style:family="graphic" style:parent-style-name="objectwithoutfill">
      <style:graphic-properties draw:marker-end="Arrowheads_20_87" draw:marker-end-width="0.3cm" draw:fill="none" draw:textarea-vertical-align="middle" loext:decorative="false"/>
    </style:style>
    <style:style style:name="gr85" style:family="graphic" style:parent-style-name="objectwithoutfill">
      <style:graphic-properties draw:marker-end="Arrowheads_20_88" draw:marker-end-width="0.3cm" draw:fill="none" draw:textarea-vertical-align="middle" loext:decorative="false"/>
    </style:style>
    <style:style style:name="gr86" style:family="graphic" style:parent-style-name="objectwithoutfill">
      <style:graphic-properties draw:marker-end="Arrowheads_20_89" draw:marker-end-width="0.3cm" draw:fill="none" draw:textarea-vertical-align="middle" loext:decorative="false"/>
    </style:style>
    <style:style style:name="gr87" style:family="graphic" style:parent-style-name="objectwithoutfill">
      <style:graphic-properties draw:marker-end="Arrowheads_20_90" draw:marker-end-width="0.3cm" draw:fill="none" draw:textarea-vertical-align="middle" loext:decorative="false"/>
    </style:style>
    <style:style style:name="gr88" style:family="graphic" style:parent-style-name="objectwithoutfill">
      <style:graphic-properties draw:marker-end="Arrowheads_20_91" draw:marker-end-width="0.3cm" draw:fill="none" draw:textarea-vertical-align="middle" loext:decorative="false"/>
    </style:style>
    <style:style style:name="gr89" style:family="graphic" style:parent-style-name="standard">
      <style:graphic-properties draw:fill="solid" draw:fill-color="#eeeeee" draw:textarea-horizontal-align="justify" draw:textarea-vertical-align="middle" draw:auto-grow-height="false" fo:min-height="2.608cm" fo:min-width="2.675cm" style:writing-mode="lr-tb" loext:decorative="false"/>
      <style:paragraph-properties style:writing-mode="lr-tb"/>
    </style:style>
    <style:style style:name="gr90" style:family="graphic" style:parent-style-name="objectwithoutfill">
      <style:graphic-properties draw:marker-end="Arrowheads_20_92" draw:marker-end-width="0.3cm" draw:fill="none" draw:textarea-vertical-align="middle" loext:decorative="false"/>
    </style:style>
    <style:style style:name="gr91" style:family="graphic" style:parent-style-name="standard">
      <style:graphic-properties draw:fill="solid" draw:fill-color="#ffe994" draw:textarea-horizontal-align="justify" draw:textarea-vertical-align="middle" draw:auto-grow-height="false" fo:min-height="1.338cm" fo:min-width="3.31cm" style:writing-mode="lr-tb" loext:decorative="false"/>
      <style:paragraph-properties style:writing-mode="lr-tb"/>
    </style:style>
    <style:style style:name="gr92" style:family="graphic" style:parent-style-name="objectwithoutfill">
      <style:graphic-properties draw:marker-end="Arrowheads_20_94" draw:marker-end-width="0.3cm" draw:fill="none" draw:textarea-vertical-align="middle" loext:decorative="false"/>
    </style:style>
    <style:style style:name="gr93" style:family="graphic" style:parent-style-name="standard">
      <style:graphic-properties draw:fill="solid" draw:fill-color="#729fcf" draw:textarea-horizontal-align="justify" draw:textarea-vertical-align="middle" draw:auto-grow-height="false" fo:min-height="0.702cm" fo:min-width="3.309cm" style:writing-mode="lr-tb" loext:decorative="false"/>
      <style:paragraph-properties style:writing-mode="lr-tb"/>
    </style:style>
    <style:style style:name="gr94" style:family="graphic" style:parent-style-name="objectwithoutfill">
      <style:graphic-properties draw:marker-end="Arrowheads_20_95" draw:marker-end-width="0.3cm" draw:fill="none" draw:textarea-vertical-align="middle" loext:decorative="false"/>
    </style:style>
    <style:style style:name="gr95" style:family="graphic" style:parent-style-name="objectwithoutfill">
      <style:graphic-properties draw:marker-end="Arrowheads_20_96" draw:marker-end-width="0.3cm" draw:fill="none" draw:textarea-vertical-align="middle" loext:decorative="false"/>
    </style:style>
    <style:style style:name="gr96" style:family="graphic" style:parent-style-name="objectwithoutfill">
      <style:graphic-properties draw:marker-end="Arrowheads_20_97" draw:marker-end-width="0.3cm" draw:fill="none" draw:textarea-vertical-align="middle" loext:decorative="false"/>
    </style:style>
    <style:style style:name="gr97" style:family="graphic" style:parent-style-name="objectwithoutfill">
      <style:graphic-properties draw:marker-end="Arrowheads_20_98" draw:marker-end-width="0.3cm" draw:fill="none" draw:textarea-vertical-align="middle" loext:decorative="false"/>
    </style:style>
    <style:style style:name="gr98" style:family="graphic" style:parent-style-name="objectwithoutfill">
      <style:graphic-properties draw:marker-end="Arrowheads_20_100" draw:marker-end-width="0.3cm" draw:fill="none" draw:textarea-vertical-align="middle" loext:decorative="false"/>
    </style:style>
    <style:style style:name="gr99" style:family="graphic" style:parent-style-name="objectwithoutfill">
      <style:graphic-properties draw:marker-end="Arrowheads_20_101" draw:marker-end-width="0.3cm" draw:fill="none" draw:textarea-vertical-align="middle" loext:decorative="false"/>
    </style:style>
    <style:style style:name="gr100" style:family="graphic" style:parent-style-name="objectwithoutfill">
      <style:graphic-properties draw:marker-end="Arrowheads_20_102" draw:marker-end-width="0.3cm" draw:fill="none" draw:textarea-vertical-align="middle" loext:decorative="false"/>
    </style:style>
    <style:style style:name="gr101" style:family="graphic" style:parent-style-name="standard">
      <style:graphic-properties draw:fill="solid" draw:fill-color="#eeeeee" draw:textarea-horizontal-align="justify" draw:textarea-vertical-align="middle" draw:auto-grow-height="false" fo:min-height="2.925cm" fo:min-width="2.675cm" style:writing-mode="lr-tb" loext:decorative="false"/>
      <style:paragraph-properties style:writing-mode="lr-tb"/>
    </style:style>
    <style:style style:name="gr102" style:family="graphic" style:parent-style-name="objectwithoutfill">
      <style:graphic-properties draw:marker-end="Arrowheads_20_103" draw:marker-end-width="0.3cm" draw:fill="none" draw:textarea-vertical-align="middle" loext:decorative="false"/>
    </style:style>
    <style:style style:name="gr103" style:family="graphic" style:parent-style-name="standard">
      <style:graphic-properties draw:fill="solid" draw:fill-color="#eeeeee" draw:textarea-horizontal-align="justify" draw:textarea-vertical-align="middle" draw:auto-grow-height="false" fo:min-height="0.702cm" fo:min-width="6.167cm" style:writing-mode="lr-tb" loext:decorative="false"/>
      <style:paragraph-properties style:writing-mode="lr-tb"/>
    </style:style>
    <style:style style:name="gr104" style:family="graphic" style:parent-style-name="objectwithoutfill">
      <style:graphic-properties draw:marker-end="Arrowheads_20_104" draw:marker-end-width="0.3cm" draw:fill="none" draw:textarea-vertical-align="middle" loext:decorative="false"/>
    </style:style>
    <style:style style:name="gr105" style:family="graphic" style:parent-style-name="objectwithoutfill">
      <style:graphic-properties draw:marker-end="Arrowheads_20_105" draw:marker-end-width="0.3cm" draw:fill="none" draw:textarea-vertical-align="middle" loext:decorative="false"/>
    </style:style>
    <style:style style:name="gr106" style:family="graphic" style:parent-style-name="objectwithoutfill">
      <style:graphic-properties draw:marker-end="Arrowheads_20_106" draw:marker-end-width="0.3cm" draw:fill="none" draw:textarea-vertical-align="middle" loext:decorative="false"/>
    </style:style>
    <style:style style:name="gr107" style:family="graphic" style:parent-style-name="objectwithoutfill">
      <style:graphic-properties draw:marker-end="Arrowheads_20_107" draw:marker-end-width="0.3cm" draw:fill="none" draw:textarea-vertical-align="middle" loext:decorative="false"/>
    </style:style>
    <style:style style:name="gr108" style:family="graphic" style:parent-style-name="objectwithoutfill">
      <style:graphic-properties draw:marker-end="Arrowheads_20_108" draw:marker-end-width="0.3cm" draw:fill="none" draw:textarea-vertical-align="middle" loext:decorative="false"/>
    </style:style>
    <style:style style:name="gr109" style:family="graphic" style:parent-style-name="objectwithoutfill">
      <style:graphic-properties draw:marker-end="Arrowheads_20_109" draw:marker-end-width="0.3cm" draw:fill="none" draw:textarea-vertical-align="middle" loext:decorative="false"/>
    </style:style>
    <style:style style:name="gr110" style:family="graphic" style:parent-style-name="objectwithoutfill">
      <style:graphic-properties draw:marker-end="Arrowheads_20_110" draw:marker-end-width="0.3cm" draw:fill="none" draw:textarea-vertical-align="middle" loext:decorative="false"/>
    </style:style>
    <style:style style:name="gr111" style:family="graphic" style:parent-style-name="objectwithoutfill">
      <style:graphic-properties draw:marker-end="Arrowheads_20_111" draw:marker-end-width="0.3cm" draw:fill="none" draw:textarea-vertical-align="middle" loext:decorative="false"/>
    </style:style>
    <style:style style:name="gr112" style:family="graphic" style:parent-style-name="standard">
      <style:graphic-properties draw:fill="solid" draw:fill-color="#eeeeee" draw:textarea-horizontal-align="justify" draw:textarea-vertical-align="middle" draw:auto-grow-height="false" fo:min-height="2.607cm" fo:min-width="2.675cm" style:writing-mode="lr-tb" loext:decorative="false"/>
      <style:paragraph-properties style:writing-mode="lr-tb"/>
    </style:style>
    <style:style style:name="gr113" style:family="graphic" style:parent-style-name="objectwithoutfill">
      <style:graphic-properties draw:marker-end="Arrowheads_20_112" draw:marker-end-width="0.3cm" draw:fill="none" draw:textarea-vertical-align="middle" loext:decorative="false"/>
    </style:style>
    <style:style style:name="gr114" style:family="graphic" style:parent-style-name="objectwithoutfill">
      <style:graphic-properties draw:marker-end="Arrowheads_20_113" draw:marker-end-width="0.3cm" draw:fill="none" draw:textarea-vertical-align="middle" loext:decorative="false"/>
    </style:style>
    <style:style style:name="gr115" style:family="graphic" style:parent-style-name="objectwithoutfill">
      <style:graphic-properties draw:marker-end="Arrowheads_20_114" draw:marker-end-width="0.3cm" draw:fill="none" draw:textarea-vertical-align="middle" loext:decorative="false"/>
    </style:style>
    <style:style style:name="gr116" style:family="graphic" style:parent-style-name="objectwithoutfill">
      <style:graphic-properties draw:marker-end="Arrowheads_20_48" draw:marker-end-width="0.3cm" draw:fill="none" draw:textarea-vertical-align="middle" loext:decorative="false"/>
    </style:style>
    <style:style style:name="gr117" style:family="graphic" style:parent-style-name="objectwithoutfill">
      <style:graphic-properties draw:marker-end="Arrowheads_20_49" draw:marker-end-width="0.3cm" draw:fill="none" draw:textarea-vertical-align="middle" loext:decorative="false"/>
    </style:style>
    <style:style style:name="gr118" style:family="graphic" style:parent-style-name="objectwithoutfill">
      <style:graphic-properties draw:marker-end="Arrowheads_20_50" draw:marker-end-width="0.3cm" draw:fill="none" draw:textarea-vertical-align="middle" loext:decorative="false"/>
    </style:style>
    <style:style style:name="gr119" style:family="graphic" style:parent-style-name="objectwithoutfill">
      <style:graphic-properties draw:marker-end="Arrowheads_20_51" draw:marker-end-width="0.3cm" draw:fill="none" draw:textarea-vertical-align="middle" loext:decorative="false"/>
    </style:style>
    <style:style style:name="gr120" style:family="graphic" style:parent-style-name="objectwithoutfill">
      <style:graphic-properties draw:marker-end="Arrowheads_20_52" draw:marker-end-width="0.3cm" draw:fill="none" draw:textarea-vertical-align="middle" loext:decorative="false"/>
    </style:style>
    <style:style style:name="gr121" style:family="graphic" style:parent-style-name="objectwithoutfill">
      <style:graphic-properties draw:marker-end="Arrowheads_20_115" draw:marker-end-width="0.3cm" draw:fill="none" draw:textarea-vertical-align="middle" loext:decorative="false"/>
    </style:style>
    <style:style style:name="gr122" style:family="graphic" style:parent-style-name="objectwithoutfill">
      <style:graphic-properties draw:marker-end="Arrowheads_20_116" draw:marker-end-width="0.3cm" draw:fill="none" draw:textarea-vertical-align="middle" loext:decorative="false"/>
    </style:style>
    <style:style style:name="gr123" style:family="graphic" style:parent-style-name="objectwithoutfill">
      <style:graphic-properties draw:marker-end="Arrowheads_20_117" draw:marker-end-width="0.3cm" draw:fill="none" draw:textarea-vertical-align="middle" loext:decorative="false"/>
    </style:style>
    <style:style style:name="gr124" style:family="graphic" style:parent-style-name="objectwithoutfill">
      <style:graphic-properties draw:marker-end="Arrowheads_20_118" draw:marker-end-width="0.3cm" draw:fill="none" draw:textarea-vertical-align="middle" loext:decorative="false"/>
    </style:style>
    <style:style style:name="gr125" style:family="graphic" style:parent-style-name="objectwithoutfill">
      <style:graphic-properties draw:marker-end="Arrowheads_20_119" draw:marker-end-width="0.3cm" draw:fill="none" draw:textarea-vertical-align="middle" loext:decorative="false"/>
    </style:style>
    <style:style style:name="gr126" style:family="graphic" style:parent-style-name="objectwithoutfill">
      <style:graphic-properties draw:marker-end="Arrowheads_20_120" draw:marker-end-width="0.3cm" draw:fill="none" draw:textarea-vertical-align="middle" loext:decorative="false"/>
    </style:style>
    <style:style style:name="gr127" style:family="graphic" style:parent-style-name="objectwithoutfill">
      <style:graphic-properties draw:marker-end="Arrowheads_20_121" draw:marker-end-width="0.3cm" draw:fill="none" draw:textarea-vertical-align="middle" loext:decorative="false"/>
    </style:style>
    <style:style style:name="gr128" style:family="graphic" style:parent-style-name="objectwithoutfill">
      <style:graphic-properties draw:marker-end="Arrowheads_20_122" draw:marker-end-width="0.3cm" draw:fill="none" draw:textarea-vertical-align="middle" loext:decorative="false"/>
    </style:style>
    <style:style style:name="gr129" style:family="graphic" style:parent-style-name="objectwithoutfill">
      <style:graphic-properties draw:marker-end="Arrowheads_20_123" draw:marker-end-width="0.3cm" draw:fill="none" draw:textarea-vertical-align="middle" loext:decorative="false"/>
    </style:style>
    <style:style style:name="gr130" style:family="graphic" style:parent-style-name="objectwithoutfill">
      <style:graphic-properties draw:marker-end="Arrowheads_20_124" draw:marker-end-width="0.3cm" draw:fill="none" draw:textarea-vertical-align="middle" loext:decorative="false"/>
    </style:style>
    <style:style style:name="gr131" style:family="graphic" style:parent-style-name="objectwithoutfill">
      <style:graphic-properties draw:marker-end="Arrowheads_20_125" draw:marker-end-width="0.3cm" draw:fill="none" draw:textarea-vertical-align="middle" loext:decorative="false"/>
    </style:style>
    <style:style style:name="gr132" style:family="graphic" style:parent-style-name="objectwithoutfill">
      <style:graphic-properties draw:marker-end="Arrowheads_20_126" draw:marker-end-width="0.3cm" draw:fill="none" draw:textarea-vertical-align="middle" loext:decorative="false"/>
    </style:style>
    <style:style style:name="gr133" style:family="graphic" style:parent-style-name="objectwithoutfill">
      <style:graphic-properties draw:marker-end="Arrowheads_20_127" draw:marker-end-width="0.3cm" draw:fill="none" draw:textarea-vertical-align="middle" loext:decorative="false"/>
    </style:style>
    <style:style style:name="gr134" style:family="graphic" style:parent-style-name="objectwithoutfill">
      <style:graphic-properties draw:marker-end="Arrowheads_20_128" draw:marker-end-width="0.3cm" draw:fill="none" draw:textarea-vertical-align="middle" loext:decorative="false"/>
    </style:style>
    <style:style style:name="gr135" style:family="graphic" style:parent-style-name="objectwithoutfill">
      <style:graphic-properties draw:marker-end="Arrowheads_20_129" draw:marker-end-width="0.3cm" draw:fill="none" draw:textarea-vertical-align="middle" loext:decorative="false"/>
    </style:style>
    <style:style style:name="gr136" style:family="graphic" style:parent-style-name="objectwithoutfill">
      <style:graphic-properties draw:marker-end="Arrowheads_20_130" draw:marker-end-width="0.3cm" draw:fill="none" draw:textarea-vertical-align="middle" loext:decorative="false"/>
    </style:style>
    <style:style style:name="gr137" style:family="graphic" style:parent-style-name="objectwithoutfill">
      <style:graphic-properties draw:marker-end="Arrowheads_20_131" draw:marker-end-width="0.3cm" draw:fill="none" draw:textarea-vertical-align="middle" loext:decorative="false"/>
    </style:style>
    <style:style style:name="gr138" style:family="graphic" style:parent-style-name="standard">
      <style:graphic-properties draw:fill="solid" draw:fill-color="#b4c7dc" draw:textarea-horizontal-align="justify" draw:textarea-vertical-align="middle" draw:auto-grow-height="false" fo:min-height="0.702cm" fo:min-width="2.992cm" style:writing-mode="lr-tb" loext:decorative="false"/>
      <style:paragraph-properties style:writing-mode="lr-tb"/>
    </style:style>
    <style:style style:name="gr139" style:family="graphic" style:parent-style-name="objectwithoutfill">
      <style:graphic-properties draw:marker-end="Arrowheads_20_132" draw:marker-end-width="0.3cm" draw:fill="none" draw:textarea-vertical-align="middle" loext:decorative="false"/>
    </style:style>
    <style:style style:name="gr140" style:family="graphic" style:parent-style-name="standard">
      <style:graphic-properties draw:fill="solid" draw:fill-color="#eeeeee" draw:textarea-horizontal-align="justify" draw:textarea-vertical-align="middle" draw:auto-grow-height="false" fo:min-height="1.655cm" fo:min-width="2.992cm" style:writing-mode="lr-tb" loext:decorative="false"/>
      <style:paragraph-properties style:writing-mode="lr-tb"/>
    </style:style>
    <style:style style:name="gr141" style:family="graphic" style:parent-style-name="objectwithoutfill">
      <style:graphic-properties draw:marker-end="Arrowheads_20_133" draw:marker-end-width="0.3cm" draw:fill="none" draw:textarea-vertical-align="middle" loext:decorative="false"/>
    </style:style>
    <style:style style:name="gr142" style:family="graphic" style:parent-style-name="objectwithoutfill">
      <style:graphic-properties draw:marker-end="Arrowheads_20_134" draw:marker-end-width="0.3cm" draw:fill="none" draw:textarea-vertical-align="middle" loext:decorative="false"/>
    </style:style>
    <style:style style:name="gr143" style:family="graphic" style:parent-style-name="objectwithoutfill">
      <style:graphic-properties draw:marker-end="Arrowheads_20_135" draw:marker-end-width="0.3cm" draw:fill="none" draw:textarea-vertical-align="middle" loext:decorative="false"/>
    </style:style>
    <style:style style:name="gr144" style:family="graphic" style:parent-style-name="standard">
      <style:graphic-properties draw:fill="solid" draw:fill-color="#eeeeee" draw:textarea-horizontal-align="justify" draw:textarea-vertical-align="middle" draw:auto-grow-height="false" fo:min-height="5.465cm" fo:min-width="2.675cm" style:writing-mode="lr-tb" loext:decorative="false"/>
      <style:paragraph-properties style:writing-mode="lr-tb"/>
    </style:style>
    <style:style style:name="gr145" style:family="graphic" style:parent-style-name="objectwithoutfill">
      <style:graphic-properties draw:marker-end="Arrowheads_20_136" draw:marker-end-width="0.3cm" draw:fill="none" draw:textarea-vertical-align="middle" loext:decorative="false"/>
    </style:style>
    <style:style style:name="gr146" style:family="graphic" style:parent-style-name="standard">
      <style:graphic-properties draw:fill="solid" draw:fill-color="#eeeeee" draw:textarea-horizontal-align="justify" draw:textarea-vertical-align="middle" draw:auto-grow-height="false" fo:min-height="0.702cm" fo:min-width="7.437cm" style:writing-mode="lr-tb" loext:decorative="false"/>
      <style:paragraph-properties style:writing-mode="lr-tb"/>
    </style:style>
    <style:style style:name="gr147" style:family="graphic" style:parent-style-name="objectwithoutfill">
      <style:graphic-properties draw:marker-end="Arrowheads_20_137" draw:marker-end-width="0.3cm" draw:fill="none" draw:textarea-vertical-align="middle" loext:decorative="false"/>
    </style:style>
    <style:style style:name="gr148" style:family="graphic" style:parent-style-name="objectwithoutfill">
      <style:graphic-properties draw:marker-end="Arrowheads_20_138" draw:marker-end-width="0.3cm" draw:fill="none" draw:textarea-vertical-align="middle" loext:decorative="false"/>
    </style:style>
    <style:style style:name="gr149" style:family="graphic" style:parent-style-name="standard">
      <style:graphic-properties draw:fill="solid" draw:fill-color="#eeeeee" draw:textarea-horizontal-align="justify" draw:textarea-vertical-align="middle" draw:auto-grow-height="false" fo:min-height="0.702cm" fo:min-width="3.628cm" style:writing-mode="lr-tb" loext:decorative="false"/>
      <style:paragraph-properties style:writing-mode="lr-tb"/>
    </style:style>
    <style:style style:name="gr150" style:family="graphic" style:parent-style-name="standard">
      <style:graphic-properties draw:fill="solid" draw:fill-color="#eeeeee" draw:textarea-horizontal-align="justify" draw:textarea-vertical-align="middle" draw:auto-grow-height="false" fo:min-height="0.702cm" fo:min-width="3.627cm" style:writing-mode="lr-tb" loext:decorative="false"/>
      <style:paragraph-properties style:writing-mode="lr-tb"/>
    </style:style>
    <style:style style:name="gr151" style:family="graphic" style:parent-style-name="objectwithoutfill">
      <style:graphic-properties draw:marker-end="Arrowheads_20_139" draw:marker-end-width="0.3cm" draw:fill="none" draw:textarea-vertical-align="middle" loext:decorative="false"/>
    </style:style>
    <style:style style:name="gr152" style:family="graphic" style:parent-style-name="objectwithoutfill">
      <style:graphic-properties draw:marker-end="Arrowheads_20_140" draw:marker-end-width="0.3cm" draw:fill="none" draw:textarea-vertical-align="middle" loext:decorative="false"/>
    </style:style>
    <style:style style:name="gr153" style:family="graphic" style:parent-style-name="objectwithoutfill">
      <style:graphic-properties draw:marker-end="Arrowheads_20_141" draw:marker-end-width="0.3cm" draw:fill="none" draw:textarea-vertical-align="middle" loext:decorative="false"/>
    </style:style>
    <style:style style:name="gr154" style:family="graphic" style:parent-style-name="objectwithoutfill">
      <style:graphic-properties draw:marker-end="Arrowheads_20_142" draw:marker-end-width="0.3cm" draw:fill="none" draw:textarea-vertical-align="middle" loext:decorative="false"/>
    </style:style>
    <style:style style:name="gr155" style:family="graphic" style:parent-style-name="objectwithoutfill">
      <style:graphic-properties draw:marker-end="Arrowheads_20_143" draw:marker-end-width="0.3cm" draw:fill="none" draw:textarea-vertical-align="middle" loext:decorative="false"/>
    </style:style>
    <style:style style:name="gr156" style:family="graphic" style:parent-style-name="objectwithoutfill">
      <style:graphic-properties draw:marker-end="Arrowheads_20_144" draw:marker-end-width="0.3cm" draw:fill="none" draw:textarea-vertical-align="middle" loext:decorative="false"/>
    </style:style>
    <style:style style:name="gr157" style:family="graphic" style:parent-style-name="objectwithoutfill">
      <style:graphic-properties draw:marker-end="Arrowheads_20_145" draw:marker-end-width="0.3cm" draw:fill="none" draw:textarea-vertical-align="middle" loext:decorative="false"/>
    </style:style>
    <style:style style:name="gr158" style:family="graphic" style:parent-style-name="objectwithoutfill">
      <style:graphic-properties draw:marker-end="Arrowheads_20_146" draw:marker-end-width="0.3cm" draw:fill="none" draw:textarea-vertical-align="middle" loext:decorative="false"/>
    </style:style>
    <style:style style:name="gr159" style:family="graphic" style:parent-style-name="objectwithoutfill">
      <style:graphic-properties draw:marker-end="Arrowheads_20_147" draw:marker-end-width="0.3cm" draw:fill="none" draw:textarea-vertical-align="middle" loext:decorative="false"/>
    </style:style>
    <style:style style:name="gr160" style:family="graphic" style:parent-style-name="objectwithoutfill">
      <style:graphic-properties draw:marker-end="Arrowheads_20_148" draw:marker-end-width="0.3cm" draw:fill="none" draw:textarea-vertical-align="middle" loext:decorative="false"/>
    </style:style>
    <style:style style:name="gr161" style:family="graphic" style:parent-style-name="standard">
      <style:graphic-properties draw:fill="solid" draw:fill-color="#eeeeee" draw:textarea-horizontal-align="justify" draw:textarea-vertical-align="middle" draw:auto-grow-height="false" fo:min-height="1.338cm" fo:min-width="2.675cm" style:writing-mode="lr-tb" loext:decorative="false"/>
      <style:paragraph-properties style:writing-mode="lr-tb"/>
    </style:style>
    <style:style style:name="gr162" style:family="graphic" style:parent-style-name="objectwithoutfill">
      <style:graphic-properties draw:marker-end="Arrowheads_20_149" draw:marker-end-width="0.3cm" draw:fill="none" draw:textarea-vertical-align="middle" loext:decorative="false"/>
    </style:style>
    <style:style style:name="gr163" style:family="graphic" style:parent-style-name="objectwithoutfill">
      <style:graphic-properties draw:marker-end="Arrowheads_20_150" draw:marker-end-width="0.3cm" draw:fill="none" draw:textarea-vertical-align="middle" loext:decorative="false"/>
    </style:style>
    <style:style style:name="gr164" style:family="graphic" style:parent-style-name="objectwithoutfill">
      <style:graphic-properties draw:marker-end="Arrowheads_20_151" draw:marker-end-width="0.3cm" draw:fill="none" draw:textarea-vertical-align="middle" loext:decorative="false"/>
    </style:style>
    <style:style style:name="gr165" style:family="graphic" style:parent-style-name="objectwithoutfill">
      <style:graphic-properties draw:marker-end="Arrowheads_20_152" draw:marker-end-width="0.3cm" draw:fill="none" draw:textarea-vertical-align="middle" loext:decorative="false"/>
    </style:style>
    <style:style style:name="gr166" style:family="graphic" style:parent-style-name="objectwithoutfill">
      <style:graphic-properties draw:marker-end="Arrowheads_20_153" draw:marker-end-width="0.3cm" draw:fill="none" draw:textarea-vertical-align="middle" loext:decorative="false"/>
    </style:style>
    <style:style style:name="gr167" style:family="graphic" style:parent-style-name="objectwithoutfill">
      <style:graphic-properties draw:marker-end="Arrowheads_20_154" draw:marker-end-width="0.3cm" draw:fill="none" draw:textarea-vertical-align="middle" loext:decorative="false"/>
    </style:style>
    <style:style style:name="gr168" style:family="graphic" style:parent-style-name="objectwithoutfill">
      <style:graphic-properties draw:marker-end="Arrowheads_20_155" draw:marker-end-width="0.3cm" draw:fill="none" draw:textarea-vertical-align="middle" loext:decorative="false"/>
    </style:style>
    <style:style style:name="gr169" style:family="graphic" style:parent-style-name="objectwithoutfill">
      <style:graphic-properties draw:marker-end="Arrowheads_20_156" draw:marker-end-width="0.3cm" draw:fill="none" draw:textarea-vertical-align="middle" loext:decorative="false"/>
    </style:style>
    <style:style style:name="gr170" style:family="graphic" style:parent-style-name="objectwithoutfill">
      <style:graphic-properties draw:marker-end="Arrowheads_20_157" draw:marker-end-width="0.3cm" draw:fill="none" draw:textarea-vertical-align="middle" loext:decorative="false"/>
    </style:style>
    <style:style style:name="gr171" style:family="graphic" style:parent-style-name="standard">
      <style:graphic-properties draw:fill="solid" draw:fill-color="#eeeeee" draw:textarea-horizontal-align="justify" draw:textarea-vertical-align="middle" draw:auto-grow-height="false" fo:min-height="2.925cm" fo:min-width="2.992cm" style:writing-mode="lr-tb" loext:decorative="false"/>
      <style:paragraph-properties style:writing-mode="lr-tb"/>
    </style:style>
    <style:style style:name="gr172" style:family="graphic" style:parent-style-name="objectwithoutfill">
      <style:graphic-properties draw:marker-end="Arrowheads_20_158" draw:marker-end-width="0.3cm" draw:fill="none" draw:textarea-vertical-align="middle" loext:decorative="false"/>
    </style:style>
    <style:style style:name="gr173" style:family="graphic" style:parent-style-name="objectwithoutfill">
      <style:graphic-properties draw:marker-end="Arrowheads_20_159" draw:marker-end-width="0.3cm" draw:fill="none" draw:textarea-vertical-align="middle" loext:decorative="false"/>
    </style:style>
    <style:style style:name="gr174" style:family="graphic" style:parent-style-name="objectwithoutfill">
      <style:graphic-properties draw:marker-end="Arrowheads_20_160" draw:marker-end-width="0.3cm" draw:fill="none" draw:textarea-vertical-align="middle" loext:decorative="false"/>
    </style:style>
    <style:style style:name="gr175" style:family="graphic" style:parent-style-name="standard">
      <style:graphic-properties draw:fill="solid" draw:fill-color="#eeeeee" draw:textarea-horizontal-align="justify" draw:textarea-vertical-align="middle" draw:auto-grow-height="false" fo:min-height="2.925cm" fo:min-width="2.991cm" style:writing-mode="lr-tb" loext:decorative="false"/>
      <style:paragraph-properties style:writing-mode="lr-tb"/>
    </style:style>
    <style:style style:name="gr176" style:family="graphic" style:parent-style-name="objectwithoutfill">
      <style:graphic-properties draw:marker-end="Arrowheads_20_161" draw:marker-end-width="0.3cm" draw:fill="none" draw:textarea-vertical-align="middle" loext:decorative="false"/>
    </style:style>
    <style:style style:name="gr177" style:family="graphic" style:parent-style-name="objectwithoutfill">
      <style:graphic-properties draw:marker-end="Arrowheads_20_162" draw:marker-end-width="0.3cm" draw:fill="none" draw:textarea-vertical-align="middle" loext:decorative="false"/>
    </style:style>
    <style:style style:name="gr178" style:family="graphic" style:parent-style-name="objectwithoutfill">
      <style:graphic-properties draw:marker-end="Arrowheads_20_163" draw:marker-end-width="0.3cm" draw:fill="none" draw:textarea-vertical-align="middle" loext:decorative="false"/>
    </style:style>
    <style:style style:name="gr179" style:family="graphic" style:parent-style-name="standard">
      <style:graphic-properties draw:fill="solid" draw:fill-color="#eeeeee" draw:textarea-horizontal-align="justify" draw:textarea-vertical-align="middle" draw:auto-grow-height="false" fo:min-height="0.702cm" fo:min-width="2.994cm" style:writing-mode="lr-tb" loext:decorative="false"/>
      <style:paragraph-properties style:writing-mode="lr-tb"/>
    </style:style>
    <style:style style:name="gr180" style:family="graphic" style:parent-style-name="objectwithoutfill">
      <style:graphic-properties draw:marker-end="Arrowheads_20_167" draw:marker-end-width="0.3cm" draw:fill="none" draw:textarea-vertical-align="middle" loext:decorative="false"/>
    </style:style>
    <style:style style:name="gr181" style:family="graphic" style:parent-style-name="objectwithoutfill">
      <style:graphic-properties draw:marker-end="Arrowheads_20_168" draw:marker-end-width="0.3cm" draw:fill="none" draw:textarea-vertical-align="middle" loext:decorative="false"/>
    </style:style>
    <style:style style:name="gr182" style:family="graphic" style:parent-style-name="standard">
      <style:graphic-properties draw:fill="solid" draw:fill-color="#eeeeee" draw:textarea-horizontal-align="justify" draw:textarea-vertical-align="middle" draw:auto-grow-height="false" fo:min-height="0.702cm" fo:min-width="2.04cm" style:writing-mode="lr-tb" loext:decorative="false"/>
      <style:paragraph-properties style:writing-mode="lr-tb"/>
    </style:style>
    <style:style style:name="gr183" style:family="graphic" style:parent-style-name="objectwithoutfill">
      <style:graphic-properties draw:marker-end="Arrowheads_20_169" draw:marker-end-width="0.3cm" draw:fill="none" draw:textarea-vertical-align="middle" loext:decorative="false"/>
    </style:style>
    <style:style style:name="gr184" style:family="graphic" style:parent-style-name="standard">
      <style:graphic-properties draw:fill="solid" draw:fill-color="#eeeeee" draw:textarea-horizontal-align="justify" draw:textarea-vertical-align="middle" draw:auto-grow-height="false" fo:min-height="2.608cm" fo:min-width="4.261cm" style:writing-mode="lr-tb" loext:decorative="false"/>
      <style:paragraph-properties style:writing-mode="lr-tb"/>
    </style:style>
    <style:style style:name="gr185" style:family="graphic" style:parent-style-name="objectwithoutfill">
      <style:graphic-properties draw:marker-end="Arrowheads_20_170" draw:marker-end-width="0.3cm" draw:fill="none" draw:textarea-vertical-align="middle" loext:decorative="false"/>
    </style:style>
    <style:style style:name="gr186" style:family="graphic" style:parent-style-name="objectwithoutfill">
      <style:graphic-properties draw:marker-end="Arrowheads_20_171" draw:marker-end-width="0.3cm" draw:fill="none" draw:textarea-vertical-align="middle" loext:decorative="false"/>
    </style:style>
    <style:style style:name="gr187" style:family="graphic" style:parent-style-name="objectwithoutfill">
      <style:graphic-properties draw:marker-end="Arrowheads_20_172" draw:marker-end-width="0.3cm" draw:fill="none" draw:textarea-vertical-align="middle" loext:decorative="false"/>
    </style:style>
    <style:style style:name="gr188" style:family="graphic" style:parent-style-name="objectwithoutfill">
      <style:graphic-properties draw:marker-end="Arrowheads_20_173" draw:marker-end-width="0.3cm" draw:fill="none" draw:textarea-vertical-align="middle" loext:decorative="false"/>
    </style:style>
    <style:style style:name="gr189" style:family="graphic" style:parent-style-name="objectwithoutfill">
      <style:graphic-properties draw:marker-end="Arrowheads_20_174" draw:marker-end-width="0.3cm" draw:fill="none" draw:textarea-vertical-align="middle" loext:decorative="false"/>
    </style:style>
    <style:style style:name="gr190" style:family="graphic" style:parent-style-name="objectwithoutfill">
      <style:graphic-properties draw:marker-end="Arrowheads_20_175" draw:marker-end-width="0.3cm" draw:fill="none" draw:textarea-vertical-align="middle" loext:decorative="false"/>
    </style:style>
    <style:style style:name="gr191" style:family="graphic" style:parent-style-name="objectwithoutfill">
      <style:graphic-properties draw:marker-end="Arrowheads_20_176" draw:marker-end-width="0.3cm" draw:fill="none" draw:textarea-vertical-align="middle" loext:decorative="false"/>
    </style:style>
    <style:style style:name="gr192" style:family="graphic" style:parent-style-name="objectwithoutfill">
      <style:graphic-properties draw:marker-end="Arrowheads_20_177" draw:marker-end-width="0.3cm" draw:fill="none" draw:textarea-vertical-align="middle" loext:decorative="false"/>
    </style:style>
    <style:style style:name="gr193" style:family="graphic" style:parent-style-name="objectwithoutfill">
      <style:graphic-properties draw:marker-end="Arrowheads_20_178" draw:marker-end-width="0.3cm" draw:fill="none" draw:textarea-vertical-align="middle" loext:decorative="false"/>
    </style:style>
    <style:style style:name="gr194" style:family="graphic" style:parent-style-name="objectwithoutfill">
      <style:graphic-properties draw:marker-end="Arrowheads_20_179" draw:marker-end-width="0.3cm" draw:fill="none" draw:textarea-vertical-align="middle" loext:decorative="false"/>
    </style:style>
    <style:style style:name="gr195" style:family="graphic" style:parent-style-name="objectwithoutfill">
      <style:graphic-properties draw:marker-end="Arrowheads_20_180" draw:marker-end-width="0.3cm" draw:fill="none" draw:textarea-vertical-align="middle" loext:decorative="false"/>
    </style:style>
    <style:style style:name="gr196" style:family="graphic" style:parent-style-name="standard">
      <style:graphic-properties draw:fill="solid" draw:fill-color="#eeeeee" draw:textarea-horizontal-align="justify" draw:textarea-vertical-align="middle" draw:auto-grow-height="false" fo:min-height="1.973cm" fo:min-width="2.675cm" style:writing-mode="lr-tb" loext:decorative="false"/>
      <style:paragraph-properties style:writing-mode="lr-tb"/>
    </style:style>
    <style:style style:name="gr197" style:family="graphic" style:parent-style-name="objectwithoutfill">
      <style:graphic-properties draw:marker-end="Arrowheads_20_181" draw:marker-end-width="0.3cm" draw:fill="none" draw:textarea-vertical-align="middle" loext:decorative="false"/>
    </style:style>
    <style:style style:name="gr198" style:family="graphic" style:parent-style-name="objectwithoutfill">
      <style:graphic-properties draw:marker-end="Arrowheads_20_182" draw:marker-end-width="0.3cm" draw:fill="none" draw:textarea-vertical-align="middle" loext:decorative="false"/>
    </style:style>
    <style:style style:name="gr199" style:family="graphic" style:parent-style-name="objectwithoutfill">
      <style:graphic-properties draw:marker-end="Arrowheads_20_183" draw:marker-end-width="0.3cm" draw:fill="none" draw:textarea-vertical-align="middle" loext:decorative="false"/>
    </style:style>
    <style:style style:name="gr200" style:family="graphic" style:parent-style-name="objectwithoutfill">
      <style:graphic-properties draw:marker-end="Arrowheads_20_184" draw:marker-end-width="0.3cm" draw:fill="none" draw:textarea-vertical-align="middle" loext:decorative="false"/>
    </style:style>
    <style:style style:name="gr201" style:family="graphic" style:parent-style-name="standard">
      <style:graphic-properties draw:fill="solid" draw:fill-color="#ffa6a6" draw:textarea-horizontal-align="justify" draw:textarea-vertical-align="middle" draw:auto-grow-height="false" fo:min-height="2.607cm" fo:min-width="5.532cm" style:writing-mode="lr-tb" loext:decorative="false"/>
      <style:paragraph-properties style:writing-mode="lr-tb"/>
    </style:style>
    <style:style style:name="gr202" style:family="graphic" style:parent-style-name="standard">
      <style:graphic-properties draw:fill="solid" draw:fill-color="#eeeeee" draw:textarea-horizontal-align="justify" draw:textarea-vertical-align="middle" draw:auto-grow-height="false" fo:min-height="0.702cm" fo:min-width="4.263cm" style:writing-mode="lr-tb" loext:decorative="false"/>
      <style:paragraph-properties style:writing-mode="lr-tb"/>
    </style:style>
    <style:style style:name="gr203" style:family="graphic" style:parent-style-name="objectwithoutfill">
      <style:graphic-properties draw:marker-end="Arrowheads_20_185" draw:marker-end-width="0.3cm" draw:fill="none" draw:textarea-vertical-align="middle" loext:decorative="false"/>
    </style:style>
    <style:style style:name="gr204" style:family="graphic" style:parent-style-name="objectwithoutfill">
      <style:graphic-properties draw:marker-end="Arrowheads_20_186" draw:marker-end-width="0.3cm" draw:fill="none" draw:textarea-vertical-align="middle" loext:decorative="false"/>
    </style:style>
    <style:style style:name="gr205" style:family="graphic" style:parent-style-name="objectwithoutfill">
      <style:graphic-properties draw:marker-end="Arrowheads_20_188" draw:marker-end-width="0.3cm" draw:fill="none" draw:textarea-vertical-align="middle" loext:decorative="false"/>
    </style:style>
    <style:style style:name="gr206" style:family="graphic" style:parent-style-name="objectwithoutfill">
      <style:graphic-properties draw:marker-end="Arrowheads_20_189" draw:marker-end-width="0.3cm" draw:fill="none" draw:textarea-vertical-align="middle" loext:decorative="false"/>
    </style:style>
    <style:style style:name="gr207" style:family="graphic" style:parent-style-name="objectwithoutfill">
      <style:graphic-properties draw:marker-end="Arrowheads_20_190" draw:marker-end-width="0.3cm" draw:fill="none" draw:textarea-vertical-align="middle" loext:decorative="false"/>
    </style:style>
    <style:style style:name="gr208" style:family="graphic" style:parent-style-name="objectwithoutfill">
      <style:graphic-properties draw:marker-end="Arrowheads_20_194" draw:marker-end-width="0.3cm" draw:fill="none" draw:textarea-vertical-align="middle" loext:decorative="false"/>
    </style:style>
    <style:style style:name="gr209" style:family="graphic" style:parent-style-name="objectwithoutfill">
      <style:graphic-properties draw:marker-end="Arrowheads_20_195" draw:marker-end-width="0.3cm" draw:fill="none" draw:textarea-vertical-align="middle" loext:decorative="false"/>
    </style:style>
    <style:style style:name="gr210" style:family="graphic" style:parent-style-name="objectwithoutfill">
      <style:graphic-properties draw:marker-end="Arrowheads_20_196" draw:marker-end-width="0.3cm" draw:fill="none" draw:textarea-vertical-align="middle" loext:decorative="false"/>
    </style:style>
    <style:style style:name="gr211" style:family="graphic" style:parent-style-name="objectwithoutfill">
      <style:graphic-properties draw:marker-end="Arrowheads_20_197" draw:marker-end-width="0.3cm" draw:fill="none" draw:textarea-vertical-align="middle" loext:decorative="false"/>
    </style:style>
    <style:style style:name="gr212" style:family="graphic" style:parent-style-name="standard">
      <style:graphic-properties draw:fill="solid" draw:fill-color="#eeeeee" draw:textarea-horizontal-align="justify" draw:textarea-vertical-align="middle" draw:auto-grow-height="false" fo:min-height="0.703cm" fo:min-width="2.675cm" style:writing-mode="lr-tb" loext:decorative="false"/>
      <style:paragraph-properties style:writing-mode="lr-tb"/>
    </style:style>
    <style:style style:name="gr213" style:family="graphic" style:parent-style-name="objectwithoutfill">
      <style:graphic-properties draw:marker-end="Arrowheads_20_198" draw:marker-end-width="0.3cm" draw:fill="none" draw:textarea-vertical-align="middle" loext:decorative="false"/>
    </style:style>
    <style:style style:name="gr214" style:family="graphic" style:parent-style-name="standard">
      <style:graphic-properties draw:fill="solid" draw:fill-color="#ffa6a6" draw:textarea-horizontal-align="justify" draw:textarea-vertical-align="middle" draw:auto-grow-height="false" fo:min-height="2.608cm" fo:min-width="5.849cm" style:writing-mode="lr-tb" loext:decorative="false"/>
      <style:paragraph-properties style:writing-mode="lr-tb"/>
    </style:style>
    <style:style style:name="gr215" style:family="graphic" style:parent-style-name="objectwithoutfill">
      <style:graphic-properties draw:marker-end="Arrowheads_20_199" draw:marker-end-width="0.3cm" draw:fill="none" draw:textarea-vertical-align="middle" loext:decorative="false"/>
    </style:style>
    <style:style style:name="gr216" style:family="graphic" style:parent-style-name="objectwithoutfill">
      <style:graphic-properties draw:marker-end="Arrowheads_20_200" draw:marker-end-width="0.3cm" draw:fill="none" draw:textarea-vertical-align="middle" loext:decorative="false"/>
    </style:style>
    <style:style style:name="gr217" style:family="graphic" style:parent-style-name="standard">
      <style:graphic-properties draw:fill="solid" draw:fill-color="#eeeeee" draw:textarea-horizontal-align="justify" draw:textarea-vertical-align="middle" draw:auto-grow-height="false" fo:min-height="0.703cm" fo:min-width="3.945cm" style:writing-mode="lr-tb" loext:decorative="false"/>
      <style:paragraph-properties style:writing-mode="lr-tb"/>
    </style:style>
    <style:style style:name="gr218" style:family="graphic" style:parent-style-name="objectwithoutfill">
      <style:graphic-properties draw:marker-end="Arrowheads_20_201" draw:marker-end-width="0.3cm" draw:fill="none" draw:textarea-vertical-align="middle" loext:decorative="false"/>
    </style:style>
    <style:style style:name="gr219" style:family="graphic" style:parent-style-name="objectwithoutfill">
      <style:graphic-properties draw:marker-end="Arrowheads_20_202" draw:marker-end-width="0.3cm" draw:fill="none" draw:textarea-vertical-align="middle" loext:decorative="false"/>
    </style:style>
    <style:style style:name="gr220" style:family="graphic" style:parent-style-name="objectwithoutfill">
      <style:graphic-properties draw:marker-end="Arrowheads_20_204" draw:marker-end-width="0.3cm" draw:fill="none" draw:textarea-vertical-align="middle" loext:decorative="false"/>
    </style:style>
    <style:style style:name="gr221" style:family="graphic" style:parent-style-name="objectwithoutfill">
      <style:graphic-properties draw:marker-end="Arrowheads_20_205" draw:marker-end-width="0.3cm" draw:fill="none" draw:textarea-vertical-align="middle" loext:decorative="false"/>
    </style:style>
    <style:style style:name="gr222" style:family="graphic" style:parent-style-name="standard">
      <style:graphic-properties draw:fill="solid" draw:fill-color="#eeeeee" draw:textarea-horizontal-align="justify" draw:textarea-vertical-align="middle" draw:auto-grow-height="false" fo:min-height="2.608cm" fo:min-width="4.262cm" style:writing-mode="lr-tb" loext:decorative="false"/>
      <style:paragraph-properties style:writing-mode="lr-tb"/>
    </style:style>
    <style:style style:name="gr223" style:family="graphic" style:parent-style-name="objectwithoutfill">
      <style:graphic-properties draw:marker-end="Arrowheads_20_206" draw:marker-end-width="0.3cm" draw:fill="none" draw:textarea-vertical-align="middle" loext:decorative="false"/>
    </style:style>
    <style:style style:name="gr224" style:family="graphic" style:parent-style-name="objectwithoutfill">
      <style:graphic-properties draw:marker-end="Arrowheads_20_207" draw:marker-end-width="0.3cm" draw:fill="none" draw:textarea-vertical-align="middle" loext:decorative="false"/>
    </style:style>
    <style:style style:name="gr225" style:family="graphic" style:parent-style-name="objectwithoutfill">
      <style:graphic-properties draw:marker-end="Arrowheads_20_208" draw:marker-end-width="0.3cm" draw:fill="none" draw:textarea-vertical-align="middle" loext:decorative="false"/>
    </style:style>
    <style:style style:name="gr226" style:family="graphic" style:parent-style-name="objectwithoutfill">
      <style:graphic-properties draw:marker-end="Arrowheads_20_209" draw:marker-end-width="0.3cm" draw:fill="none" draw:textarea-vertical-align="middle" loext:decorative="false"/>
    </style:style>
    <style:style style:name="gr227" style:family="graphic" style:parent-style-name="standard">
      <style:graphic-properties draw:fill="solid" draw:fill-color="#ffa6a6" draw:textarea-horizontal-align="justify" draw:textarea-vertical-align="middle" draw:auto-grow-height="false" fo:min-height="2.607cm" fo:min-width="4.898cm" style:writing-mode="lr-tb" loext:decorative="false"/>
      <style:paragraph-properties style:writing-mode="lr-tb"/>
    </style:style>
    <style:style style:name="gr228" style:family="graphic" style:parent-style-name="objectwithoutfill">
      <style:graphic-properties draw:marker-end="Arrowheads_20_210" draw:marker-end-width="0.3cm" draw:fill="none" draw:textarea-vertical-align="middle" loext:decorative="false"/>
    </style:style>
    <style:style style:name="gr229" style:family="graphic" style:parent-style-name="objectwithoutfill">
      <style:graphic-properties draw:marker-end="Arrowheads_20_211" draw:marker-end-width="0.3cm" draw:fill="none" draw:textarea-vertical-align="middle" loext:decorative="false"/>
    </style:style>
    <style:style style:name="gr230" style:family="graphic" style:parent-style-name="objectwithoutfill">
      <style:graphic-properties draw:marker-end="Arrowheads_20_212" draw:marker-end-width="0.3cm" draw:fill="none" draw:textarea-vertical-align="middle" loext:decorative="false"/>
    </style:style>
    <style:style style:name="gr231" style:family="graphic" style:parent-style-name="objectwithoutfill">
      <style:graphic-properties draw:marker-end="Arrowheads_20_213" draw:marker-end-width="0.3cm" draw:fill="none" draw:textarea-vertical-align="middle" loext:decorative="false"/>
    </style:style>
    <style:style style:name="gr232" style:family="graphic" style:parent-style-name="objectwithoutfill">
      <style:graphic-properties draw:marker-end="Arrowheads_20_214" draw:marker-end-width="0.3cm" draw:fill="none" draw:textarea-vertical-align="middle" loext:decorative="false"/>
    </style:style>
    <style:style style:name="gr233" style:family="graphic" style:parent-style-name="standard">
      <style:graphic-properties draw:fill="solid" draw:fill-color="#eeeeee" draw:textarea-horizontal-align="justify" draw:textarea-vertical-align="middle" draw:auto-grow-height="false" fo:min-height="6.735cm" fo:min-width="2.675cm" style:writing-mode="lr-tb" loext:decorative="false"/>
      <style:paragraph-properties style:writing-mode="lr-tb"/>
    </style:style>
    <style:style style:name="gr234" style:family="graphic" style:parent-style-name="objectwithoutfill">
      <style:graphic-properties draw:marker-end="Arrowheads_20_215" draw:marker-end-width="0.3cm" draw:fill="none" draw:textarea-vertical-align="middle" loext:decorative="false"/>
    </style:style>
    <style:style style:name="gr235" style:family="graphic" style:parent-style-name="objectwithoutfill">
      <style:graphic-properties draw:marker-end="Arrowheads_20_216" draw:marker-end-width="0.3cm" draw:fill="none" draw:textarea-vertical-align="middle" loext:decorative="false"/>
    </style:style>
    <style:style style:name="gr236" style:family="graphic" style:parent-style-name="objectwithoutfill">
      <style:graphic-properties draw:marker-end="Arrowheads_20_217" draw:marker-end-width="0.3cm" draw:fill="none" draw:textarea-vertical-align="middle" loext:decorative="false"/>
    </style:style>
    <style:style style:name="gr237" style:family="graphic" style:parent-style-name="objectwithoutfill">
      <style:graphic-properties draw:marker-end="Arrowheads_20_218" draw:marker-end-width="0.3cm" draw:fill="none" draw:textarea-vertical-align="middle" loext:decorative="false"/>
    </style:style>
    <style:style style:name="gr238" style:family="graphic" style:parent-style-name="objectwithoutfill">
      <style:graphic-properties draw:marker-end="Arrowheads_20_219" draw:marker-end-width="0.3cm" draw:fill="none" draw:textarea-vertical-align="middle" loext:decorative="false"/>
    </style:style>
    <style:style style:name="gr239" style:family="graphic" style:parent-style-name="objectwithoutfill">
      <style:graphic-properties draw:marker-end="Arrowheads_20_220" draw:marker-end-width="0.3cm" draw:fill="none" draw:textarea-vertical-align="middle" loext:decorative="false"/>
    </style:style>
    <style:style style:name="gr240" style:family="graphic" style:parent-style-name="objectwithoutfill">
      <style:graphic-properties draw:marker-end="Arrowheads_20_221" draw:marker-end-width="0.3cm" draw:fill="none" draw:textarea-vertical-align="middle" loext:decorative="false"/>
    </style:style>
    <style:style style:name="gr241" style:family="graphic" style:parent-style-name="objectwithoutfill">
      <style:graphic-properties draw:marker-end="Arrowheads_20_222" draw:marker-end-width="0.3cm" draw:fill="none" draw:textarea-vertical-align="middle" loext:decorative="false"/>
    </style:style>
    <style:style style:name="gr242" style:family="graphic" style:parent-style-name="objectwithoutfill">
      <style:graphic-properties draw:marker-end="Arrowheads_20_223" draw:marker-end-width="0.3cm" draw:fill="none" draw:textarea-vertical-align="middle" loext:decorative="false"/>
    </style:style>
    <style:style style:name="gr243" style:family="graphic" style:parent-style-name="objectwithoutfill">
      <style:graphic-properties draw:marker-end="Arrowheads_20_224" draw:marker-end-width="0.3cm" draw:fill="none" draw:textarea-vertical-align="middle" loext:decorative="false"/>
    </style:style>
    <style:style style:name="gr244" style:family="graphic" style:parent-style-name="objectwithoutfill">
      <style:graphic-properties draw:marker-end="Arrowheads_20_225" draw:marker-end-width="0.3cm" draw:fill="none" draw:textarea-vertical-align="middle" loext:decorative="false"/>
    </style:style>
    <style:style style:name="gr245" style:family="graphic" style:parent-style-name="standard">
      <style:graphic-properties draw:fill="solid" draw:fill-color="#ffa6a6" draw:textarea-horizontal-align="justify" draw:textarea-vertical-align="middle" draw:auto-grow-height="false" fo:min-height="1.338cm" fo:min-width="3.31cm" style:writing-mode="lr-tb" loext:decorative="false"/>
      <style:paragraph-properties style:writing-mode="lr-tb"/>
    </style:style>
    <style:style style:name="gr246" style:family="graphic" style:parent-style-name="objectwithoutfill">
      <style:graphic-properties draw:marker-end="Arrowheads_20_226" draw:marker-end-width="0.3cm" draw:fill="none" draw:textarea-vertical-align="middle" loext:decorative="false"/>
    </style:style>
    <style:style style:name="gr247" style:family="graphic" style:parent-style-name="objectwithoutfill">
      <style:graphic-properties draw:marker-end="Arrowheads_20_227" draw:marker-end-width="0.3cm" draw:fill="none" draw:textarea-vertical-align="middle" loext:decorative="false"/>
    </style:style>
    <style:style style:name="gr248" style:family="graphic" style:parent-style-name="objectwithoutfill">
      <style:graphic-properties draw:marker-end="Arrowheads_20_228" draw:marker-end-width="0.3cm" draw:fill="none" draw:textarea-vertical-align="middle" loext:decorative="false"/>
    </style:style>
    <style:style style:name="gr249" style:family="graphic" style:parent-style-name="objectwithoutfill">
      <style:graphic-properties draw:marker-end="Arrowheads_20_229" draw:marker-end-width="0.3cm" draw:fill="none" draw:textarea-vertical-align="middle" loext:decorative="false"/>
    </style:style>
    <style:style style:name="gr250" style:family="graphic" style:parent-style-name="objectwithoutfill">
      <style:graphic-properties draw:marker-end="Arrowheads_20_230" draw:marker-end-width="0.3cm" draw:fill="none" draw:textarea-vertical-align="middle" loext:decorative="false"/>
    </style:style>
    <style:style style:name="gr251" style:family="graphic" style:parent-style-name="objectwithoutfill">
      <style:graphic-properties draw:marker-end="Arrowheads_20_231" draw:marker-end-width="0.3cm" draw:fill="none" draw:textarea-vertical-align="middle" loext:decorative="false"/>
    </style:style>
    <style:style style:name="gr252" style:family="graphic" style:parent-style-name="standard">
      <style:graphic-properties draw:fill="solid" draw:fill-color="#eeeeee" draw:textarea-horizontal-align="justify" draw:textarea-vertical-align="middle" draw:auto-grow-height="false" fo:min-height="0.703cm" fo:min-width="3.31cm" style:writing-mode="lr-tb" loext:decorative="false"/>
      <style:paragraph-properties style:writing-mode="lr-tb"/>
    </style:style>
    <style:style style:name="gr253" style:family="graphic" style:parent-style-name="objectwithoutfill">
      <style:graphic-properties draw:marker-end="Arrowheads_20_232" draw:marker-end-width="0.3cm" draw:fill="none" draw:textarea-vertical-align="middle" loext:decorative="false"/>
    </style:style>
    <style:style style:name="gr254" style:family="graphic" style:parent-style-name="objectwithoutfill">
      <style:graphic-properties draw:marker-end="Arrowheads_20_233" draw:marker-end-width="0.3cm" draw:fill="none" draw:textarea-vertical-align="middle" loext:decorative="false"/>
    </style:style>
    <style:style style:name="gr255" style:family="graphic" style:parent-style-name="objectwithoutfill">
      <style:graphic-properties draw:marker-end="Arrowheads_20_234" draw:marker-end-width="0.3cm" draw:fill="none" draw:textarea-vertical-align="middle" loext:decorative="false"/>
    </style:style>
    <style:style style:name="gr256" style:family="graphic" style:parent-style-name="objectwithoutfill">
      <style:graphic-properties draw:marker-end="Arrowheads_20_235" draw:marker-end-width="0.3cm" draw:fill="none" draw:textarea-vertical-align="middle" loext:decorative="false"/>
    </style:style>
    <style:style style:name="gr257" style:family="graphic" style:parent-style-name="objectwithoutfill">
      <style:graphic-properties draw:marker-end="Arrowheads_20_236" draw:marker-end-width="0.3cm" draw:fill="none" draw:textarea-vertical-align="middle" loext:decorative="false"/>
    </style:style>
    <style:style style:name="gr258" style:family="graphic" style:parent-style-name="standard">
      <style:graphic-properties draw:fill="solid" draw:fill-color="#b4c7dc" draw:textarea-horizontal-align="justify" draw:textarea-vertical-align="middle" draw:auto-grow-height="false" fo:min-height="1.02cm" fo:min-width="3.31cm" style:writing-mode="lr-tb" loext:decorative="false"/>
      <style:paragraph-properties style:writing-mode="lr-tb"/>
    </style:style>
    <style:style style:name="gr259" style:family="graphic" style:parent-style-name="standard">
      <style:graphic-properties draw:fill="solid" draw:fill-color="#eeeeee" draw:textarea-horizontal-align="justify" draw:textarea-vertical-align="middle" draw:auto-grow-height="false" fo:min-height="0.702cm" fo:min-width="4.581cm" style:writing-mode="lr-tb" loext:decorative="false"/>
      <style:paragraph-properties style:writing-mode="lr-tb"/>
    </style:style>
    <style:style style:name="gr260" style:family="graphic" style:parent-style-name="objectwithoutfill">
      <style:graphic-properties draw:marker-end="Arrowheads_20_237" draw:marker-end-width="0.3cm" draw:fill="none" draw:textarea-vertical-align="middle" loext:decorative="false"/>
    </style:style>
    <style:style style:name="gr261" style:family="graphic" style:parent-style-name="objectwithoutfill">
      <style:graphic-properties draw:marker-end="Arrowheads_20_238" draw:marker-end-width="0.3cm" draw:fill="none" draw:textarea-vertical-align="middle" loext:decorative="false"/>
    </style:style>
    <style:style style:name="gr262" style:family="graphic" style:parent-style-name="objectwithoutfill">
      <style:graphic-properties draw:marker-end="Arrowheads_20_239" draw:marker-end-width="0.3cm" draw:fill="none" draw:textarea-vertical-align="middle" loext:decorative="false"/>
    </style:style>
    <style:style style:name="gr263" style:family="graphic" style:parent-style-name="objectwithoutfill">
      <style:graphic-properties draw:marker-end="Arrowheads_20_240" draw:marker-end-width="0.3cm" draw:fill="none" draw:textarea-vertical-align="middle" loext:decorative="false"/>
    </style:style>
    <style:style style:name="gr264" style:family="graphic" style:parent-style-name="objectwithoutfill">
      <style:graphic-properties draw:marker-end="Arrowheads_20_241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b4c7dc"/>
      <style:paragraph-properties fo:text-align="center" style:writing-mode="lr-tb"/>
    </style:style>
    <style:style style:name="P3" style:family="paragraph">
      <loext:graphic-properties draw:fill="solid" draw:fill-color="#eeeeee"/>
      <style:paragraph-properties fo:text-align="center" style:writing-mode="lr-tb"/>
    </style:style>
    <style:style style:name="P4" style:family="paragraph">
      <loext:graphic-properties draw:fill="solid" draw:fill-color="#afd095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a6"/>
      <style:paragraph-properties fo:text-align="center" style:writing-mode="lr-tb"/>
    </style:style>
    <style:style style:name="P7" style:family="paragraph">
      <loext:graphic-properties draw:fill="solid" draw:fill-color="#ffa6a6"/>
      <style:paragraph-properties fo:text-align="center" style:writing-mode="lr-tb"/>
    </style:style>
    <style:style style:name="P8" style:family="paragraph">
      <loext:graphic-properties draw:fill="solid" draw:fill-color="#bf819e"/>
      <style:paragraph-properties fo:text-align="center" style:writing-mode="lr-tb"/>
    </style:style>
    <style:style style:name="P9" style:family="paragraph">
      <loext:graphic-properties draw:fill="solid" draw:fill-color="#ffe994"/>
      <style:paragraph-properties fo:text-align="center" style:writing-mode="lr-tb"/>
    </style:style>
    <style:style style:name="P10" style:family="paragraph">
      <loext:graphic-properties draw:fill="solid" draw:fill-color="#729fcf"/>
      <style:paragraph-properties fo:text-align="center" style:writing-mode="lr-tb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9" draw:id="id9" draw:layer="layout" svg:width="3.81cm" svg:height="1.905cm" svg:x="58.467cm" svg:y="78.47cm">
          <text:p text:style-name="P1">RD BUS</text:p>
          <text:p text:style-name="P1">RAM read</text:p>
          <draw:enhanced-geometry svg:viewBox="0 0 21600 21600" draw:type="rectangle" draw:enhanced-path="M 0 0 L 21600 0 21600 21600 0 21600 0 0 Z N"/>
        </draw:custom-shape>
        <draw:custom-shape draw:style-name="gr2" draw:text-style-name="P3" xml:id="id8" draw:id="id8" draw:layer="layout" svg:width="4.128cm" svg:height="1.27cm" svg:x="25.13cm" svg:y="21.32cm">
          <text:p text:style-name="P1">RD_REGA</text:p>
          <draw:enhanced-geometry svg:viewBox="0 0 21600 21600" draw:type="rectangle" draw:enhanced-path="M 0 0 L 21600 0 21600 21600 0 21600 0 0 Z N"/>
        </draw:custom-shape>
        <draw:custom-shape draw:style-name="gr2" draw:text-style-name="P3" xml:id="id11" draw:id="id11" draw:layer="layout" svg:width="4.128cm" svg:height="1.27cm" svg:x="30.21cm" svg:y="21.32cm">
          <text:p text:style-name="P1">RD_REGB</text:p>
          <draw:enhanced-geometry svg:viewBox="0 0 21600 21600" draw:type="rectangle" draw:enhanced-path="M 0 0 L 21600 0 21600 21600 0 21600 0 0 Z N"/>
        </draw:custom-shape>
        <draw:custom-shape draw:style-name="gr3" draw:text-style-name="P3" xml:id="id10" draw:id="id10" draw:layer="layout" svg:width="4.128cm" svg:height="1.269cm" svg:x="63.23cm" svg:y="78.788cm">
          <text:p text:style-name="P1">RD_REG2A</text:p>
          <draw:enhanced-geometry svg:viewBox="0 0 21600 21600" draw:type="rectangle" draw:enhanced-path="M 0 0 L 21600 0 21600 21600 0 21600 0 0 Z N"/>
        </draw:custom-shape>
        <draw:custom-shape draw:style-name="gr3" draw:text-style-name="P3" xml:id="id12" draw:id="id12" draw:layer="layout" svg:width="4.128cm" svg:height="1.269cm" svg:x="68.31cm" svg:y="78.788cm">
          <text:p text:style-name="P1">RD_REG2B</text:p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4.128cm" svg:height="1.587cm" svg:x="27.035cm" svg:y="8.938cm">
          <text:p text:style-name="P1">DB BUS</text:p>
          <draw:enhanced-geometry svg:viewBox="0 0 21600 21600" draw:type="rectangle" draw:enhanced-path="M 0 0 L 21600 0 21600 21600 0 21600 0 0 Z N"/>
        </draw:custom-shape>
        <draw:custom-shape draw:style-name="gr5" draw:text-style-name="P3" xml:id="id1" draw:id="id1" draw:layer="layout" svg:width="3.175cm" svg:height="2.222cm" svg:x="22.908cm" svg:y="8.621cm">
          <draw:glue-point draw:id="4" svg:x="-4.998cm" svg:y="-2.142cm"/>
          <draw:glue-point draw:id="5" svg:x="-4.998cm" svg:y="2.142cm"/>
          <text:p text:style-name="P1">MUX2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curve" svg:x1="26.083cm" svg:y1="9.732cm" svg:x2="27.035cm" svg:y2="9.731cm" draw:start-shape="id1" draw:start-glue-point="1" draw:end-shape="id2" draw:end-glue-point="3" svg:d="M26083 9732c714 0 238-1 952-1" svg:viewBox="0 0 953 2">
          <text:p/>
        </draw:connector>
        <draw:custom-shape draw:style-name="gr7" draw:text-style-name="P3" xml:id="id3" draw:id="id3" draw:layer="layout" svg:width="1.905cm" svg:height="0.953cm" svg:x="18.146cm" svg:y="7.986cm">
          <text:p text:style-name="P1">REG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draw:type="curve" svg:x1="20.051cm" svg:y1="8.462cm" svg:x2="22.909cm" svg:y2="9.257cm" draw:start-shape="id3" draw:start-glue-point="1" draw:end-shape="id1" draw:end-glue-point="4" svg:d="M20051 8462c2142 0 713 795 2858 795" svg:viewBox="0 0 2859 796">
          <text:p/>
        </draw:connector>
        <draw:custom-shape draw:style-name="gr5" draw:text-style-name="P3" xml:id="id4" draw:id="id4" draw:layer="layout" svg:width="3.175cm" svg:height="2.222cm" svg:x="18.146cm" svg:y="10.208cm">
          <draw:glue-point draw:id="4" svg:x="-4.998cm" svg:y="-2.142cm"/>
          <draw:glue-point draw:id="5" svg:x="-4.998cm" svg:y="2.142cm"/>
          <text:p text:style-name="P1">MUX2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curve" svg:x1="21.321cm" svg:y1="11.319cm" svg:x2="22.909cm" svg:y2="10.207cm" draw:start-shape="id4" draw:start-glue-point="1" draw:end-shape="id1" draw:end-glue-point="5" svg:d="M21321 11319c1189 0 396-1112 1588-1112" svg:viewBox="0 0 1589 1113">
          <text:p/>
        </draw:connector>
        <draw:custom-shape draw:style-name="gr5" draw:text-style-name="P3" xml:id="id5" draw:id="id5" draw:layer="layout" svg:width="3.175cm" svg:height="2.222cm" svg:x="13.384cm" svg:y="7.351cm">
          <draw:glue-point draw:id="4" svg:x="-4.998cm" svg:y="-2.142cm"/>
          <draw:glue-point draw:id="5" svg:x="-4.998cm" svg:y="2.142cm"/>
          <text:p text:style-name="P1">MUX2</text:p>
          <draw:enhanced-geometry svg:viewBox="0 0 21600 21600" draw:type="rectangle" draw:enhanced-path="M 0 0 L 21600 0 21600 21600 0 21600 0 0 Z N"/>
        </draw:custom-shape>
        <draw:connector draw:style-name="gr10" draw:text-style-name="P5" draw:layer="layout" draw:type="curve" svg:x1="16.559cm" svg:y1="8.462cm" svg:x2="18.146cm" svg:y2="8.462cm" draw:start-shape="id5" draw:start-glue-point="1" draw:end-shape="id3" draw:end-glue-point="3" svg:d="M16559 8462h1587" svg:viewBox="0 0 1588 1">
          <text:p/>
        </draw:connector>
        <draw:connector draw:style-name="gr11" draw:text-style-name="P5" draw:layer="layout" draw:type="curve" svg:x1="16.558cm" svg:y1="12.43cm" svg:x2="18.147cm" svg:y2="11.794cm" draw:start-shape="id6" draw:start-glue-point="1" draw:end-shape="id4" draw:end-glue-point="5" svg:d="M16558 12430c1191 0 397-636 1589-636" svg:viewBox="0 0 1590 637">
          <text:p/>
        </draw:connector>
        <draw:connector draw:style-name="gr12" draw:text-style-name="P5" draw:layer="layout" draw:type="curve" svg:x1="24.177cm" svg:y1="21.954cm" svg:x2="25.13cm" svg:y2="21.955cm" draw:start-shape="id7" draw:start-glue-point="1" draw:end-shape="id8" draw:end-glue-point="3" svg:d="M24177 21954c715 0 239 1 953 1" svg:viewBox="0 0 954 2">
          <text:p/>
        </draw:connector>
        <draw:connector draw:style-name="gr13" draw:text-style-name="P5" draw:layer="layout" draw:type="curve" svg:x1="62.277cm" svg:y1="79.422cm" svg:x2="63.23cm" svg:y2="79.422cm" draw:start-shape="id9" draw:start-glue-point="1" draw:end-shape="id10" draw:end-glue-point="3" svg:d="M62277 79422h953" svg:viewBox="0 0 954 1">
          <text:p/>
        </draw:connector>
        <draw:connector draw:style-name="gr14" draw:text-style-name="P5" draw:layer="layout" draw:type="curve" svg:x1="29.258cm" svg:y1="21.955cm" svg:x2="30.21cm" svg:y2="21.955cm" draw:start-shape="id8" draw:start-glue-point="1" draw:end-shape="id11" draw:end-glue-point="3" svg:d="M29258 21955h952" svg:viewBox="0 0 953 1">
          <text:p/>
        </draw:connector>
        <draw:connector draw:style-name="gr15" draw:text-style-name="P5" draw:layer="layout" draw:type="curve" svg:x1="67.358cm" svg:y1="79.422cm" svg:x2="68.31cm" svg:y2="79.422cm" draw:start-shape="id10" draw:start-glue-point="1" draw:end-shape="id12" draw:end-glue-point="3" svg:d="M67358 79422h952" svg:viewBox="0 0 953 1">
          <text:p/>
        </draw:connector>
        <draw:custom-shape draw:style-name="gr16" draw:text-style-name="P6" xml:id="id16" draw:id="id16" draw:layer="layout" svg:width="3.81cm" svg:height="1.588cm" svg:x="85.455cm" svg:y="18.462cm">
          <text:p text:style-name="P1">RAM_A</text:p>
          <draw:enhanced-geometry svg:viewBox="0 0 21600 21600" draw:type="rectangle" draw:enhanced-path="M 0 0 L 21600 0 21600 21600 0 21600 0 0 Z N"/>
        </draw:custom-shape>
        <draw:connector draw:style-name="gr17" draw:text-style-name="P5" draw:layer="layout" draw:type="curve" svg:x1="11.795cm" svg:y1="7.509cm" svg:x2="13.385cm" svg:y2="7.987cm" draw:start-shape="id13" draw:start-glue-point="1" draw:end-shape="id5" draw:end-glue-point="4" svg:d="M11795 7509c1191 0 396 478 1590 478" svg:viewBox="0 0 1591 479">
          <text:p/>
        </draw:connector>
        <draw:connector draw:style-name="gr18" draw:text-style-name="P5" draw:layer="layout" draw:type="curve" svg:x1="11.795cm" svg:y1="9.414cm" svg:x2="13.385cm" svg:y2="8.937cm" draw:start-shape="id14" draw:start-glue-point="1" draw:end-shape="id5" draw:end-glue-point="5" svg:d="M11795 9414c1191 0 396-477 1590-477" svg:viewBox="0 0 1591 478">
          <text:p/>
        </draw:connector>
        <draw:custom-shape draw:style-name="gr5" draw:text-style-name="P3" xml:id="id15" draw:id="id15" draw:layer="layout" svg:width="3.175cm" svg:height="2.222cm" svg:x="80.693cm" svg:y="18.145cm">
          <draw:glue-point draw:id="4" svg:x="-4.998cm" svg:y="-2.142cm"/>
          <draw:glue-point draw:id="5" svg:x="-4.998cm" svg:y="2.142cm"/>
          <text:p text:style-name="P1">MUX2</text:p>
          <draw:enhanced-geometry svg:viewBox="0 0 21600 21600" draw:type="rectangle" draw:enhanced-path="M 0 0 L 21600 0 21600 21600 0 21600 0 0 Z N"/>
        </draw:custom-shape>
        <draw:connector draw:style-name="gr19" draw:text-style-name="P5" draw:layer="layout" draw:type="curve" svg:x1="83.868cm" svg:y1="19.256cm" svg:x2="85.455cm" svg:y2="19.256cm" draw:start-shape="id15" draw:start-glue-point="1" draw:end-shape="id16" draw:end-glue-point="3" svg:d="M83868 19256h1587" svg:viewBox="0 0 1588 1">
          <text:p/>
        </draw:connector>
        <draw:custom-shape draw:style-name="gr20" draw:text-style-name="P2" xml:id="id17" draw:id="id17" draw:layer="layout" svg:width="3.492cm" svg:height="1.587cm" svg:x="73.708cm" svg:y="12.43cm">
          <text:p text:style-name="P1">DB BUS</text:p>
          <draw:enhanced-geometry svg:viewBox="0 0 21600 21600" draw:type="rectangle" draw:enhanced-path="M 0 0 L 21600 0 21600 21600 0 21600 0 0 Z N"/>
        </draw:custom-shape>
        <draw:connector draw:style-name="gr21" draw:text-style-name="P5" draw:layer="layout" draw:type="curve" svg:x1="77.2cm" svg:y1="13.223cm" svg:x2="80.694cm" svg:y2="19.731cm" draw:start-shape="id17" draw:start-glue-point="1" draw:end-shape="id15" draw:end-glue-point="5" svg:d="M77200 13223c2619 0 872 6508 3494 6508" svg:viewBox="0 0 3495 6509">
          <text:p/>
        </draw:connector>
        <draw:custom-shape draw:style-name="gr22" draw:text-style-name="P3" xml:id="id18" draw:id="id18" draw:layer="layout" svg:width="1.905cm" svg:height="0.952cm" svg:x="75.931cm" svg:y="18.145cm">
          <text:p text:style-name="P1">REG</text:p>
          <draw:enhanced-geometry svg:viewBox="0 0 21600 21600" draw:type="rectangle" draw:enhanced-path="M 0 0 L 21600 0 21600 21600 0 21600 0 0 Z N"/>
        </draw:custom-shape>
        <draw:connector draw:style-name="gr23" draw:text-style-name="P5" draw:layer="layout" draw:type="curve" svg:x1="77.836cm" svg:y1="18.621cm" svg:x2="80.694cm" svg:y2="18.781cm" draw:start-shape="id18" draw:start-glue-point="1" draw:end-shape="id15" draw:end-glue-point="4" svg:d="M77836 18621c2142 0 713 160 2858 160" svg:viewBox="0 0 2859 161">
          <text:p/>
        </draw:connector>
        <draw:custom-shape draw:style-name="gr24" draw:text-style-name="P3" xml:id="id19" draw:id="id19" draw:layer="layout" svg:width="3.175cm" svg:height="6.35cm" svg:x="71.486cm" svg:y="15.288cm">
          <draw:glue-point draw:id="4" svg:x="-4.998cm" svg:y="-1cm"/>
          <draw:glue-point draw:id="5" svg:x="-4.998cm" svg:y="0cm"/>
          <draw:glue-point draw:id="6" svg:x="-4.998cm" svg:y="1cm"/>
          <draw:glue-point draw:id="7" svg:x="-4.998cm" svg:y="2cm"/>
          <draw:glue-point draw:id="8" svg:x="-4.998cm" svg:y="3cm"/>
          <draw:glue-point draw:id="9" svg:x="-4.998cm" svg:y="4cm"/>
          <draw:glue-point draw:id="10" svg:x="-4.998cm" svg:y="-2cm"/>
          <draw:glue-point draw:id="11" svg:x="-4.998cm" svg:y="-3cm"/>
          <draw:glue-point draw:id="12" svg:x="-4.998cm" svg:y="-4cm"/>
          <text:p text:style-name="P1">MUX9</text:p>
          <draw:enhanced-geometry svg:viewBox="0 0 21600 21600" draw:type="rectangle" draw:enhanced-path="M 0 0 L 21600 0 21600 21600 0 21600 0 0 Z N"/>
        </draw:custom-shape>
        <draw:connector draw:style-name="gr25" draw:text-style-name="P5" draw:layer="layout" draw:type="curve" svg:x1="74.661cm" svg:y1="18.463cm" svg:x2="75.931cm" svg:y2="18.621cm" draw:start-shape="id19" draw:start-glue-point="1" draw:end-shape="id18" draw:end-glue-point="3" svg:d="M74661 18463c951 0 316 158 1270 158" svg:viewBox="0 0 1271 159">
          <text:p/>
        </draw:connector>
        <draw:custom-shape draw:style-name="gr22" draw:text-style-name="P3" xml:id="id20" draw:id="id20" draw:layer="layout" svg:width="1.905cm" svg:height="0.952cm" svg:x="64.5cm" svg:y="18.78cm">
          <text:p text:style-name="P1">LAT</text:p>
          <draw:enhanced-geometry svg:viewBox="0 0 21600 21600" draw:type="rectangle" draw:enhanced-path="M 0 0 L 21600 0 21600 21600 0 21600 0 0 Z N"/>
        </draw:custom-shape>
        <draw:custom-shape draw:style-name="gr22" draw:text-style-name="P3" xml:id="id21" draw:id="id21" draw:layer="layout" svg:width="1.905cm" svg:height="0.952cm" svg:x="64.5cm" svg:y="19.733cm">
          <text:p text:style-name="P1">LAT</text:p>
          <draw:enhanced-geometry svg:viewBox="0 0 21600 21600" draw:type="rectangle" draw:enhanced-path="M 0 0 L 21600 0 21600 21600 0 21600 0 0 Z N"/>
        </draw:custom-shape>
        <draw:custom-shape draw:style-name="gr22" draw:text-style-name="P3" xml:id="id22" draw:id="id22" draw:layer="layout" svg:width="1.905cm" svg:height="0.952cm" svg:x="64.5cm" svg:y="20.685cm">
          <text:p text:style-name="P1">LAT</text:p>
          <draw:enhanced-geometry svg:viewBox="0 0 21600 21600" draw:type="rectangle" draw:enhanced-path="M 0 0 L 21600 0 21600 21600 0 21600 0 0 Z N"/>
        </draw:custom-shape>
        <draw:custom-shape draw:style-name="gr22" draw:text-style-name="P3" xml:id="id23" draw:id="id23" draw:layer="layout" svg:width="1.905cm" svg:height="0.952cm" svg:x="64.5cm" svg:y="21.638cm">
          <text:p text:style-name="P1">LAT</text:p>
          <draw:enhanced-geometry svg:viewBox="0 0 21600 21600" draw:type="rectangle" draw:enhanced-path="M 0 0 L 21600 0 21600 21600 0 21600 0 0 Z N"/>
        </draw:custom-shape>
        <draw:connector draw:style-name="gr26" draw:text-style-name="P5" draw:layer="layout" draw:type="curve" svg:x1="66.405cm" svg:y1="19.256cm" svg:x2="71.487cm" svg:y2="19.098cm" draw:start-shape="id20" draw:start-glue-point="1" draw:end-shape="id19" draw:end-glue-point="6" svg:d="M66405 19256c3810 0 1269-158 5082-158" svg:viewBox="0 0 5083 159">
          <text:p/>
        </draw:connector>
        <draw:connector draw:style-name="gr27" draw:text-style-name="P5" draw:layer="layout" draw:type="curve" svg:x1="66.405cm" svg:y1="20.209cm" svg:x2="71.487cm" svg:y2="19.733cm" draw:start-shape="id21" draw:start-glue-point="1" draw:end-shape="id19" draw:end-glue-point="7" svg:d="M66405 20209c3810 0 1269-476 5082-476" svg:viewBox="0 0 5083 477">
          <text:p/>
        </draw:connector>
        <draw:connector draw:style-name="gr28" draw:text-style-name="P5" draw:layer="layout" draw:type="curve" svg:x1="66.405cm" svg:y1="21.161cm" svg:x2="71.487cm" svg:y2="20.368cm" draw:start-shape="id22" draw:start-glue-point="1" draw:end-shape="id19" draw:end-glue-point="8" svg:d="M66405 21161c3810 0 1269-793 5082-793" svg:viewBox="0 0 5083 794">
          <text:p/>
        </draw:connector>
        <draw:connector draw:style-name="gr29" draw:text-style-name="P5" draw:layer="layout" draw:type="curve" svg:x1="66.405cm" svg:y1="22.114cm" svg:x2="71.487cm" svg:y2="21.003cm" draw:start-shape="id23" draw:start-glue-point="1" draw:end-shape="id19" draw:end-glue-point="9" svg:d="M66405 22114c3810 0 1269-1111 5082-1111" svg:viewBox="0 0 5083 1112">
          <text:p/>
        </draw:connector>
        <draw:connector draw:style-name="gr30" draw:text-style-name="P5" draw:layer="layout" draw:type="curve" svg:x1="53.704cm" svg:y1="41.163cm" svg:x2="64.5cm" svg:y2="19.256cm" draw:start-shape="id24" draw:start-glue-point="1" draw:end-shape="id20" draw:end-glue-point="3" svg:d="M53704 41163c8095 0 2698-21907 10796-21907" svg:viewBox="0 0 10797 21908">
          <text:p/>
        </draw:connector>
        <draw:connector draw:style-name="gr31" draw:text-style-name="P5" draw:layer="layout" draw:type="curve" svg:x1="53.704cm" svg:y1="41.163cm" svg:x2="64.5cm" svg:y2="20.209cm" draw:start-shape="id24" draw:start-glue-point="1" draw:end-shape="id21" draw:end-glue-point="3" svg:d="M53704 41163c8095 0 2698-20954 10796-20954" svg:viewBox="0 0 10797 20955">
          <text:p/>
        </draw:connector>
        <draw:connector draw:style-name="gr32" draw:text-style-name="P5" draw:layer="layout" draw:type="curve" svg:x1="53.704cm" svg:y1="41.163cm" svg:x2="64.5cm" svg:y2="21.161cm" draw:start-shape="id24" draw:start-glue-point="1" draw:end-shape="id22" draw:end-glue-point="3" svg:d="M53704 41163c8095 0 2698-20002 10796-20002" svg:viewBox="0 0 10797 20003">
          <text:p/>
        </draw:connector>
        <draw:connector draw:style-name="gr33" draw:text-style-name="P5" draw:layer="layout" draw:type="curve" svg:x1="53.704cm" svg:y1="41.163cm" svg:x2="64.5cm" svg:y2="22.114cm" draw:start-shape="id24" draw:start-glue-point="1" draw:end-shape="id23" draw:end-glue-point="3" svg:d="M53704 41163c8095 0 2698-19049 10796-19049" svg:viewBox="0 0 10797 19050">
          <text:p/>
        </draw:connector>
        <draw:connector draw:style-name="gr34" draw:text-style-name="P5" draw:layer="layout" draw:type="curve" svg:x1="34.972cm" svg:y1="32.274cm" svg:x2="71.487cm" svg:y2="15.923cm" draw:start-shape="id25" draw:start-glue-point="1" draw:end-shape="id19" draw:end-glue-point="12" svg:d="M34972 32274c27384 0 9127-16351 36515-16351" svg:viewBox="0 0 36516 16352">
          <text:p/>
        </draw:connector>
        <draw:connector draw:style-name="gr35" draw:text-style-name="P5" draw:layer="layout" draw:type="curve" svg:x1="67.992cm" svg:y1="4.333cm" svg:x2="71.487cm" svg:y2="16.558cm" draw:start-shape="id26" draw:start-glue-point="1" draw:end-shape="id19" draw:end-glue-point="11" svg:d="M67992 4333c2620 0 873 12225 3495 12225" svg:viewBox="0 0 3496 12226">
          <text:p/>
        </draw:connector>
        <draw:connector draw:style-name="gr36" draw:text-style-name="P5" draw:layer="layout" draw:type="curve" svg:x1="67.992cm" svg:y1="4.333cm" svg:x2="71.487cm" svg:y2="17.193cm" draw:start-shape="id26" draw:start-glue-point="1" draw:end-shape="id19" draw:end-glue-point="10" svg:d="M67992 4333c2620 0 873 12860 3495 12860" svg:viewBox="0 0 3496 12861">
          <text:p/>
        </draw:connector>
        <draw:connector draw:style-name="gr37" draw:text-style-name="P5" draw:layer="layout" draw:type="curve" svg:x1="60.69cm" svg:y1="10.684cm" svg:x2="71.487cm" svg:y2="17.828cm" draw:start-shape="id27" draw:start-glue-point="1" draw:end-shape="id19" draw:end-glue-point="4" svg:d="M60690 10684c8095 0 2697 7144 10797 7144" svg:viewBox="0 0 10798 7145">
          <text:p/>
        </draw:connector>
        <draw:connector draw:style-name="gr38" draw:text-style-name="P5" draw:layer="layout" draw:type="curve" svg:x1="67.992cm" svg:y1="4.333cm" svg:x2="71.487cm" svg:y2="18.463cm" draw:start-shape="id26" draw:start-glue-point="1" draw:end-shape="id19" draw:end-glue-point="5" svg:d="M67992 4333c2620 0 873 14130 3495 14130" svg:viewBox="0 0 3496 14131">
          <text:p/>
        </draw:connector>
        <draw:custom-shape draw:style-name="gr16" draw:text-style-name="P6" xml:id="id29" draw:id="id29" draw:layer="layout" svg:width="3.81cm" svg:height="1.588cm" svg:x="85.455cm" svg:y="26.716cm">
          <text:p text:style-name="P1">RAM_B</text:p>
          <draw:enhanced-geometry svg:viewBox="0 0 21600 21600" draw:type="rectangle" draw:enhanced-path="M 0 0 L 21600 0 21600 21600 0 21600 0 0 Z N"/>
        </draw:custom-shape>
        <draw:custom-shape draw:style-name="gr5" draw:text-style-name="P3" xml:id="id28" draw:id="id28" draw:layer="layout" svg:width="3.175cm" svg:height="2.222cm" svg:x="80.693cm" svg:y="26.399cm">
          <draw:glue-point draw:id="4" svg:x="-4.998cm" svg:y="-2.142cm"/>
          <draw:glue-point draw:id="5" svg:x="-4.998cm" svg:y="2.142cm"/>
          <text:p text:style-name="P1">MUX2</text:p>
          <draw:enhanced-geometry svg:viewBox="0 0 21600 21600" draw:type="rectangle" draw:enhanced-path="M 0 0 L 21600 0 21600 21600 0 21600 0 0 Z N"/>
        </draw:custom-shape>
        <draw:connector draw:style-name="gr19" draw:text-style-name="P5" draw:layer="layout" draw:type="curve" svg:x1="83.868cm" svg:y1="27.51cm" svg:x2="85.455cm" svg:y2="27.51cm" draw:start-shape="id28" draw:start-glue-point="1" draw:end-shape="id29" draw:end-glue-point="3" svg:d="M83868 27510h1587" svg:viewBox="0 0 1588 1">
          <text:p/>
        </draw:connector>
        <draw:custom-shape draw:style-name="gr22" draw:text-style-name="P3" xml:id="id30" draw:id="id30" draw:layer="layout" svg:width="1.905cm" svg:height="0.952cm" svg:x="75.931cm" svg:y="26.399cm">
          <text:p text:style-name="P1">REG</text:p>
          <draw:enhanced-geometry svg:viewBox="0 0 21600 21600" draw:type="rectangle" draw:enhanced-path="M 0 0 L 21600 0 21600 21600 0 21600 0 0 Z N"/>
        </draw:custom-shape>
        <draw:connector draw:style-name="gr23" draw:text-style-name="P5" draw:layer="layout" draw:type="curve" svg:x1="77.836cm" svg:y1="26.875cm" svg:x2="80.694cm" svg:y2="27.035cm" draw:start-shape="id30" draw:start-glue-point="1" draw:end-shape="id28" draw:end-glue-point="4" svg:d="M77836 26875c2142 0 713 160 2858 160" svg:viewBox="0 0 2859 161">
          <text:p/>
        </draw:connector>
        <draw:connector draw:style-name="gr25" draw:text-style-name="P5" draw:layer="layout" draw:type="curve" svg:x1="74.661cm" svg:y1="26.718cm" svg:x2="75.931cm" svg:y2="26.875cm" draw:start-shape="id31" draw:start-glue-point="1" draw:end-shape="id30" draw:end-glue-point="3" svg:d="M74661 26718c951 0 316 157 1270 157" svg:viewBox="0 0 1271 158">
          <text:p/>
        </draw:connector>
        <draw:custom-shape draw:style-name="gr22" draw:text-style-name="P3" xml:id="id32" draw:id="id32" draw:layer="layout" svg:width="1.905cm" svg:height="0.952cm" svg:x="64.5cm" svg:y="27.035cm">
          <text:p text:style-name="P1">LAT</text:p>
          <draw:enhanced-geometry svg:viewBox="0 0 21600 21600" draw:type="rectangle" draw:enhanced-path="M 0 0 L 21600 0 21600 21600 0 21600 0 0 Z N"/>
        </draw:custom-shape>
        <draw:custom-shape draw:style-name="gr22" draw:text-style-name="P3" xml:id="id33" draw:id="id33" draw:layer="layout" svg:width="1.905cm" svg:height="0.952cm" svg:x="64.5cm" svg:y="27.988cm">
          <text:p text:style-name="P1">LAT</text:p>
          <draw:enhanced-geometry svg:viewBox="0 0 21600 21600" draw:type="rectangle" draw:enhanced-path="M 0 0 L 21600 0 21600 21600 0 21600 0 0 Z N"/>
        </draw:custom-shape>
        <draw:custom-shape draw:style-name="gr22" draw:text-style-name="P3" xml:id="id34" draw:id="id34" draw:layer="layout" svg:width="1.905cm" svg:height="0.952cm" svg:x="64.5cm" svg:y="28.94cm">
          <text:p text:style-name="P1">LAT</text:p>
          <draw:enhanced-geometry svg:viewBox="0 0 21600 21600" draw:type="rectangle" draw:enhanced-path="M 0 0 L 21600 0 21600 21600 0 21600 0 0 Z N"/>
        </draw:custom-shape>
        <draw:custom-shape draw:style-name="gr22" draw:text-style-name="P3" xml:id="id35" draw:id="id35" draw:layer="layout" svg:width="1.905cm" svg:height="0.952cm" svg:x="64.5cm" svg:y="29.893cm">
          <text:p text:style-name="P1">LAT</text:p>
          <draw:enhanced-geometry svg:viewBox="0 0 21600 21600" draw:type="rectangle" draw:enhanced-path="M 0 0 L 21600 0 21600 21600 0 21600 0 0 Z N"/>
        </draw:custom-shape>
        <draw:connector draw:style-name="gr26" draw:text-style-name="P5" draw:layer="layout" draw:type="curve" svg:x1="66.405cm" svg:y1="27.511cm" svg:x2="71.487cm" svg:y2="27.353cm" draw:start-shape="id32" draw:start-glue-point="1" svg:d="M66405 27511c4186 0 1646-158 5082-158" svg:viewBox="0 0 5083 159">
          <text:p/>
        </draw:connector>
        <draw:connector draw:style-name="gr27" draw:text-style-name="P5" draw:layer="layout" draw:type="curve" svg:x1="66.405cm" svg:y1="28.464cm" svg:x2="71.487cm" svg:y2="27.986cm" draw:start-shape="id33" draw:start-glue-point="1" svg:d="M66405 28464c4186 0 1646-478 5082-478" svg:viewBox="0 0 5083 479">
          <text:p/>
        </draw:connector>
        <draw:connector draw:style-name="gr28" draw:text-style-name="P5" draw:layer="layout" draw:type="curve" svg:x1="66.405cm" svg:y1="29.416cm" svg:x2="71.487cm" svg:y2="28.621cm" draw:start-shape="id34" draw:start-glue-point="1" svg:d="M66405 29416c4186 0 1646-795 5082-795" svg:viewBox="0 0 5083 796">
          <text:p/>
        </draw:connector>
        <draw:connector draw:style-name="gr29" draw:text-style-name="P5" draw:layer="layout" draw:type="curve" svg:x1="66.405cm" svg:y1="30.369cm" svg:x2="71.487cm" svg:y2="29.256cm" draw:start-shape="id35" draw:start-glue-point="1" svg:d="M66405 30369c4186 0 1646-1113 5082-1113" svg:viewBox="0 0 5083 1114">
          <text:p/>
        </draw:connector>
        <draw:connector draw:style-name="gr30" draw:text-style-name="P5" draw:layer="layout" draw:type="curve" svg:x1="53.704cm" svg:y1="41.163cm" svg:x2="64.5cm" svg:y2="27.511cm" draw:start-shape="id24" draw:start-glue-point="1" draw:end-shape="id32" draw:end-glue-point="3" svg:d="M53704 41163c8095 0 2698-13652 10796-13652" svg:viewBox="0 0 10797 13653">
          <text:p/>
        </draw:connector>
        <draw:connector draw:style-name="gr31" draw:text-style-name="P5" draw:layer="layout" draw:type="curve" svg:x1="53.704cm" svg:y1="41.163cm" svg:x2="64.5cm" svg:y2="28.464cm" draw:start-shape="id24" draw:start-glue-point="1" draw:end-shape="id33" draw:end-glue-point="3" svg:d="M53704 41163c8095 0 2698-12699 10796-12699" svg:viewBox="0 0 10797 12700">
          <text:p/>
        </draw:connector>
        <draw:connector draw:style-name="gr32" draw:text-style-name="P5" draw:layer="layout" draw:type="curve" svg:x1="53.704cm" svg:y1="41.163cm" svg:x2="64.5cm" svg:y2="29.416cm" draw:start-shape="id24" draw:start-glue-point="1" draw:end-shape="id34" draw:end-glue-point="3" svg:d="M53704 41163c8095 0 2698-11747 10796-11747" svg:viewBox="0 0 10797 11748">
          <text:p/>
        </draw:connector>
        <draw:connector draw:style-name="gr33" draw:text-style-name="P5" draw:layer="layout" draw:type="curve" svg:x1="53.704cm" svg:y1="41.163cm" svg:x2="64.5cm" svg:y2="30.369cm" draw:start-shape="id24" draw:start-glue-point="1" draw:end-shape="id35" draw:end-glue-point="3" svg:d="M53704 41163c8095 0 2698-10794 10796-10794" svg:viewBox="0 0 10797 10795">
          <text:p/>
        </draw:connector>
        <draw:connector draw:style-name="gr34" draw:text-style-name="P5" draw:layer="layout" draw:type="curve" svg:x1="34.972cm" svg:y1="32.274cm" svg:x2="71.487cm" svg:y2="24.178cm" draw:start-shape="id25" draw:start-glue-point="1" draw:end-shape="id31" draw:end-glue-point="12" svg:d="M34972 32274c27384 0 9127-8096 36515-8096" svg:viewBox="0 0 36516 8097">
          <text:p/>
        </draw:connector>
        <draw:connector draw:style-name="gr35" draw:text-style-name="P5" draw:layer="layout" draw:type="curve" svg:x1="67.992cm" svg:y1="4.333cm" svg:x2="71.487cm" svg:y2="24.813cm" draw:start-shape="id26" draw:start-glue-point="1" draw:end-shape="id31" draw:end-glue-point="11" svg:d="M67992 4333c2620 0 873 20480 3495 20480" svg:viewBox="0 0 3496 20481">
          <text:p/>
        </draw:connector>
        <draw:connector draw:style-name="gr36" draw:text-style-name="P5" draw:layer="layout" draw:type="curve" svg:x1="60.69cm" svg:y1="10.684cm" svg:x2="71.487cm" svg:y2="25.448cm" draw:start-shape="id27" draw:start-glue-point="1" draw:end-shape="id31" draw:end-glue-point="10" svg:d="M60690 10684c8095 0 2697 14764 10797 14764" svg:viewBox="0 0 10798 14765">
          <text:p/>
        </draw:connector>
        <draw:connector draw:style-name="gr37" draw:text-style-name="P5" draw:layer="layout" draw:type="curve" svg:x1="60.69cm" svg:y1="10.684cm" svg:x2="71.487cm" svg:y2="26.083cm" draw:start-shape="id27" draw:start-glue-point="1" draw:end-shape="id31" draw:end-glue-point="4" svg:d="M60690 10684c8095 0 2697 15399 10797 15399" svg:viewBox="0 0 10798 15400">
          <text:p/>
        </draw:connector>
        <draw:connector draw:style-name="gr38" draw:text-style-name="P5" draw:layer="layout" draw:type="curve" svg:x1="67.992cm" svg:y1="4.333cm" svg:x2="71.487cm" svg:y2="26.718cm" draw:start-shape="id26" draw:start-glue-point="1" draw:end-shape="id31" draw:end-glue-point="5" svg:d="M67992 4333c2620 0 873 22385 3495 22385" svg:viewBox="0 0 3496 22386">
          <text:p/>
        </draw:connector>
        <draw:custom-shape draw:style-name="gr24" draw:text-style-name="P3" xml:id="id31" draw:id="id31" draw:layer="layout" svg:width="3.175cm" svg:height="6.35cm" svg:x="71.486cm" svg:y="23.543cm">
          <draw:glue-point draw:id="4" svg:x="-4.998cm" svg:y="-1cm"/>
          <draw:glue-point draw:id="5" svg:x="-4.998cm" svg:y="0cm"/>
          <draw:glue-point draw:id="6" svg:x="-4.998cm" svg:y="1cm"/>
          <draw:glue-point draw:id="7" svg:x="-4.998cm" svg:y="2cm"/>
          <draw:glue-point draw:id="8" svg:x="-4.998cm" svg:y="3cm"/>
          <draw:glue-point draw:id="9" svg:x="-4.998cm" svg:y="4cm"/>
          <draw:glue-point draw:id="10" svg:x="-4.998cm" svg:y="-2cm"/>
          <draw:glue-point draw:id="11" svg:x="-4.998cm" svg:y="-3cm"/>
          <draw:glue-point draw:id="12" svg:x="-4.998cm" svg:y="-4cm"/>
          <text:p text:style-name="P1">MUX9</text:p>
          <draw:enhanced-geometry svg:viewBox="0 0 21600 21600" draw:type="rectangle" draw:enhanced-path="M 0 0 L 21600 0 21600 21600 0 21600 0 0 Z N"/>
        </draw:custom-shape>
        <draw:custom-shape draw:style-name="gr39" draw:text-style-name="P3" xml:id="id36" draw:id="id36" draw:layer="layout" svg:width="3.493cm" svg:height="0.952cm" svg:x="55.61cm" svg:y="41.64cm">
          <text:p text:style-name="P1">DLAT_A</text:p>
          <draw:enhanced-geometry svg:viewBox="0 0 21600 21600" draw:type="rectangle" draw:enhanced-path="M 0 0 L 21600 0 21600 21600 0 21600 0 0 Z N"/>
        </draw:custom-shape>
        <draw:custom-shape draw:style-name="gr39" draw:text-style-name="P3" xml:id="id37" draw:id="id37" draw:layer="layout" svg:width="3.493cm" svg:height="0.952cm" svg:x="55.609cm" svg:y="44.497cm">
          <text:p text:style-name="P1">DLAT_B</text:p>
          <draw:enhanced-geometry svg:viewBox="0 0 21600 21600" draw:type="rectangle" draw:enhanced-path="M 0 0 L 21600 0 21600 21600 0 21600 0 0 Z N"/>
        </draw:custom-shape>
        <draw:custom-shape draw:style-name="gr39" draw:text-style-name="P3" xml:id="id38" draw:id="id38" draw:layer="layout" svg:width="3.493cm" svg:height="0.952cm" svg:x="55.609cm" svg:y="45.45cm">
          <text:p text:style-name="P1">DLAT_C</text:p>
          <draw:enhanced-geometry svg:viewBox="0 0 21600 21600" draw:type="rectangle" draw:enhanced-path="M 0 0 L 21600 0 21600 21600 0 21600 0 0 Z N"/>
        </draw:custom-shape>
        <draw:custom-shape draw:style-name="gr39" draw:text-style-name="P3" xml:id="id39" draw:id="id39" draw:layer="layout" svg:width="3.493cm" svg:height="0.952cm" svg:x="55.609cm" svg:y="42.593cm">
          <text:p text:style-name="P1">DLAT_D</text:p>
          <draw:enhanced-geometry svg:viewBox="0 0 21600 21600" draw:type="rectangle" draw:enhanced-path="M 0 0 L 21600 0 21600 21600 0 21600 0 0 Z N"/>
        </draw:custom-shape>
        <draw:connector draw:style-name="gr40" draw:text-style-name="P5" draw:layer="layout" draw:type="curve" svg:x1="53.704cm" svg:y1="41.163cm" svg:x2="55.61cm" svg:y2="42.116cm" draw:start-shape="id24" draw:start-glue-point="1" draw:end-shape="id36" draw:end-glue-point="3" svg:d="M53704 41163c1428 0 475 953 1906 953" svg:viewBox="0 0 1907 954">
          <text:p/>
        </draw:connector>
        <draw:connector draw:style-name="gr41" draw:text-style-name="P5" draw:layer="layout" draw:type="curve" svg:x1="53.704cm" svg:y1="41.163cm" svg:x2="55.609cm" svg:y2="44.973cm" draw:start-shape="id24" draw:start-glue-point="1" draw:end-shape="id37" draw:end-glue-point="3" svg:d="M53704 41163c1428 0 476 3810 1905 3810" svg:viewBox="0 0 1906 3811">
          <text:p/>
        </draw:connector>
        <draw:connector draw:style-name="gr42" draw:text-style-name="P5" draw:layer="layout" draw:type="curve" svg:x1="53.704cm" svg:y1="41.163cm" svg:x2="55.609cm" svg:y2="45.926cm" draw:start-shape="id24" draw:start-glue-point="1" draw:end-shape="id38" draw:end-glue-point="3" svg:d="M53704 41163c1428 0 476 4763 1905 4763" svg:viewBox="0 0 1906 4764">
          <text:p/>
        </draw:connector>
        <draw:connector draw:style-name="gr43" draw:text-style-name="P5" draw:layer="layout" draw:type="curve" svg:x1="53.704cm" svg:y1="41.163cm" svg:x2="55.609cm" svg:y2="43.069cm" draw:start-shape="id24" draw:start-glue-point="1" draw:end-shape="id39" draw:end-glue-point="3" svg:d="M53704 41163c1428 0 476 1906 1905 1906" svg:viewBox="0 0 1906 1907">
          <text:p/>
        </draw:connector>
        <draw:custom-shape draw:style-name="gr44" draw:text-style-name="P4" xml:id="id41" draw:id="id41" draw:layer="layout" svg:width="5.08cm" svg:height="0.951cm" svg:x="102.599cm" svg:y="56.881cm">
          <text:p text:style-name="P1">PIN_AXDT</text:p>
          <draw:enhanced-geometry svg:viewBox="0 0 21600 21600" draw:type="rectangle" draw:enhanced-path="M 0 0 L 21600 0 21600 21600 0 21600 0 0 Z N"/>
        </draw:custom-shape>
        <draw:custom-shape draw:style-name="gr45" draw:text-style-name="P3" xml:id="id40" draw:id="id40" draw:layer="layout" svg:width="6.032cm" svg:height="0.951cm" svg:x="95.298cm" svg:y="56.881cm">
          <text:p text:style-name="P1">AXDT_SR[31:0]</text:p>
          <draw:enhanced-geometry svg:viewBox="0 0 21600 21600" draw:type="rectangle" draw:enhanced-path="M 0 0 L 21600 0 21600 21600 0 21600 0 0 Z N"/>
        </draw:custom-shape>
        <draw:connector draw:style-name="gr46" draw:text-style-name="P5" draw:layer="layout" draw:type="curve" svg:x1="101.33cm" svg:y1="57.356cm" svg:x2="102.599cm" svg:y2="57.356cm" draw:start-shape="id40" draw:start-glue-point="1" draw:end-shape="id41" draw:end-glue-point="3" svg:d="M101330 57356h1269" svg:viewBox="0 0 1270 1">
          <text:p/>
        </draw:connector>
        <draw:custom-shape draw:style-name="gr47" draw:text-style-name="P3" xml:id="id42" draw:id="id42" draw:layer="layout" svg:width="3.809cm" svg:height="0.952cm" svg:x="88.311cm" svg:y="57.833cm">
          <text:p text:style-name="P1">REGEF</text:p>
          <draw:enhanced-geometry svg:viewBox="0 0 21600 21600" draw:type="rectangle" draw:enhanced-path="M 0 0 L 21600 0 21600 21600 0 21600 0 0 Z N"/>
        </draw:custom-shape>
        <draw:custom-shape draw:style-name="gr48" draw:text-style-name="P3" xml:id="id43" draw:id="id43" draw:layer="layout" svg:width="3.809cm" svg:height="0.951cm" svg:x="88.311cm" svg:y="56.88cm">
          <text:p text:style-name="P1">REGEE</text:p>
          <draw:enhanced-geometry svg:viewBox="0 0 21600 21600" draw:type="rectangle" draw:enhanced-path="M 0 0 L 21600 0 21600 21600 0 21600 0 0 Z N"/>
        </draw:custom-shape>
        <draw:connector draw:style-name="gr49" draw:text-style-name="P5" draw:layer="layout" draw:type="curve" svg:x1="92.12cm" svg:y1="58.309cm" svg:x2="95.298cm" svg:y2="57.356cm" draw:start-shape="id42" draw:start-glue-point="1" draw:end-shape="id40" draw:end-glue-point="3" svg:d="M92120 58309c2383 0 795-953 3178-953" svg:viewBox="0 0 3179 954">
          <text:p/>
        </draw:connector>
        <draw:connector draw:style-name="gr50" draw:text-style-name="P5" draw:layer="layout" draw:type="curve" svg:x1="92.12cm" svg:y1="57.355cm" svg:x2="95.298cm" svg:y2="57.356cm" draw:start-shape="id43" draw:start-glue-point="1" draw:end-shape="id40" draw:end-glue-point="3" svg:d="M92120 57355c2383 0 795 1 3178 1" svg:viewBox="0 0 3179 2">
          <text:p/>
        </draw:connector>
        <draw:custom-shape draw:style-name="gr47" draw:text-style-name="P3" xml:id="id45" draw:id="id45" draw:layer="layout" svg:width="3.809cm" svg:height="0.952cm" svg:x="95.296cm" svg:y="59.739cm">
          <text:p text:style-name="P1">REGEFB</text:p>
          <draw:enhanced-geometry svg:viewBox="0 0 21600 21600" draw:type="rectangle" draw:enhanced-path="M 0 0 L 21600 0 21600 21600 0 21600 0 0 Z N"/>
        </draw:custom-shape>
        <draw:custom-shape draw:style-name="gr48" draw:text-style-name="P3" xml:id="id44" draw:id="id44" draw:layer="layout" svg:width="3.809cm" svg:height="0.951cm" svg:x="95.296cm" svg:y="58.786cm">
          <text:p text:style-name="P1">REGEEB</text:p>
          <draw:enhanced-geometry svg:viewBox="0 0 21600 21600" draw:type="rectangle" draw:enhanced-path="M 0 0 L 21600 0 21600 21600 0 21600 0 0 Z N"/>
        </draw:custom-shape>
        <draw:connector draw:style-name="gr51" draw:text-style-name="P5" draw:layer="layout" draw:type="curve" svg:x1="92.12cm" svg:y1="57.355cm" svg:x2="95.296cm" svg:y2="59.261cm" draw:start-shape="id43" draw:start-glue-point="1" draw:end-shape="id44" draw:end-glue-point="3" svg:d="M92120 57355c2380 0 793 1906 3176 1906" svg:viewBox="0 0 3177 1907">
          <text:p/>
        </draw:connector>
        <draw:connector draw:style-name="gr52" draw:text-style-name="P5" draw:layer="layout" draw:type="curve" svg:x1="92.12cm" svg:y1="58.309cm" svg:x2="95.296cm" svg:y2="60.215cm" draw:start-shape="id42" draw:start-glue-point="1" draw:end-shape="id45" draw:end-glue-point="3" svg:d="M92120 58309c2380 0 793 1906 3176 1906" svg:viewBox="0 0 3177 1907">
          <text:p/>
        </draw:connector>
        <draw:custom-shape draw:style-name="gr53" draw:text-style-name="P7" xml:id="id46" draw:id="id46" draw:layer="layout" svg:width="3.809cm" svg:height="1.588cm" svg:x="81.328cm" svg:y="54.975cm">
          <draw:glue-point draw:id="4" svg:x="-5.001cm" svg:y="-2.997cm"/>
          <draw:glue-point draw:id="5" svg:x="-5.001cm" svg:y="2.997cm"/>
          <text:p text:style-name="P1">+ ACCE</text:p>
          <draw:enhanced-geometry svg:viewBox="0 0 21600 21600" draw:type="rectangle" draw:enhanced-path="M 0 0 L 21600 0 21600 21600 0 21600 0 0 Z N"/>
        </draw:custom-shape>
        <draw:connector draw:style-name="gr54" draw:text-style-name="P5" draw:layer="layout" draw:type="curve" svg:x1="85.137cm" svg:y1="55.769cm" svg:x2="88.311cm" svg:y2="57.355cm" draw:start-shape="id46" draw:start-glue-point="1" draw:end-shape="id43" draw:end-glue-point="3" svg:d="M85137 55769c2379 0 792 1586 3174 1586" svg:viewBox="0 0 3175 1587">
          <text:p/>
        </draw:connector>
        <draw:connector draw:style-name="gr55" draw:text-style-name="P5" draw:layer="layout" draw:type="curve" svg:x1="85.137cm" svg:y1="55.769cm" svg:x2="88.311cm" svg:y2="58.309cm" draw:start-shape="id46" draw:start-glue-point="1" draw:end-shape="id42" draw:end-glue-point="3" svg:d="M85137 55769c2379 0 792 2540 3174 2540" svg:viewBox="0 0 3175 2541">
          <text:p/>
        </draw:connector>
        <draw:custom-shape draw:style-name="gr47" draw:text-style-name="P3" xml:id="id47" draw:id="id47" draw:layer="layout" svg:width="3.809cm" svg:height="0.952cm" svg:x="88.313cm" svg:y="52.118cm">
          <text:p text:style-name="P1">REGEA</text:p>
          <draw:enhanced-geometry svg:viewBox="0 0 21600 21600" draw:type="rectangle" draw:enhanced-path="M 0 0 L 21600 0 21600 21600 0 21600 0 0 Z N"/>
        </draw:custom-shape>
        <draw:custom-shape draw:style-name="gr47" draw:text-style-name="P3" xml:id="id48" draw:id="id48" draw:layer="layout" svg:width="3.809cm" svg:height="0.952cm" svg:x="88.313cm" svg:y="53.07cm">
          <text:p text:style-name="P1">REGEB</text:p>
          <draw:enhanced-geometry svg:viewBox="0 0 21600 21600" draw:type="rectangle" draw:enhanced-path="M 0 0 L 21600 0 21600 21600 0 21600 0 0 Z N"/>
        </draw:custom-shape>
        <draw:custom-shape draw:style-name="gr47" draw:text-style-name="P3" xml:id="id49" draw:id="id49" draw:layer="layout" svg:width="3.809cm" svg:height="0.952cm" svg:x="88.313cm" svg:y="54.023cm">
          <text:p text:style-name="P1">REGEC</text:p>
          <draw:enhanced-geometry svg:viewBox="0 0 21600 21600" draw:type="rectangle" draw:enhanced-path="M 0 0 L 21600 0 21600 21600 0 21600 0 0 Z N"/>
        </draw:custom-shape>
        <draw:custom-shape draw:style-name="gr47" draw:text-style-name="P3" xml:id="id50" draw:id="id50" draw:layer="layout" svg:width="3.809cm" svg:height="0.952cm" svg:x="88.313cm" svg:y="54.975cm">
          <text:p text:style-name="P1">REGED</text:p>
          <draw:enhanced-geometry svg:viewBox="0 0 21600 21600" draw:type="rectangle" draw:enhanced-path="M 0 0 L 21600 0 21600 21600 0 21600 0 0 Z N"/>
        </draw:custom-shape>
        <draw:connector draw:style-name="gr56" draw:text-style-name="P5" draw:layer="layout" draw:type="curve" svg:x1="85.137cm" svg:y1="55.769cm" svg:x2="88.313cm" svg:y2="52.594cm" draw:start-shape="id46" draw:start-glue-point="1" draw:end-shape="id47" draw:end-glue-point="3" svg:d="M85137 55769c2380 0 793-3175 3176-3175" svg:viewBox="0 0 3177 3176">
          <text:p/>
        </draw:connector>
        <draw:connector draw:style-name="gr57" draw:text-style-name="P5" draw:layer="layout" draw:type="curve" svg:x1="85.137cm" svg:y1="55.769cm" svg:x2="88.313cm" svg:y2="53.546cm" draw:start-shape="id46" draw:start-glue-point="1" draw:end-shape="id48" draw:end-glue-point="3" svg:d="M85137 55769c2380 0 793-2223 3176-2223" svg:viewBox="0 0 3177 2224">
          <text:p/>
        </draw:connector>
        <draw:connector draw:style-name="gr58" draw:text-style-name="P5" draw:layer="layout" draw:type="curve" svg:x1="85.137cm" svg:y1="55.769cm" svg:x2="88.313cm" svg:y2="54.499cm" draw:start-shape="id46" draw:start-glue-point="1" draw:end-shape="id49" draw:end-glue-point="3" svg:d="M85137 55769c2380 0 793-1270 3176-1270" svg:viewBox="0 0 3177 1271">
          <text:p/>
        </draw:connector>
        <draw:connector draw:style-name="gr59" draw:text-style-name="P5" draw:layer="layout" draw:type="curve" svg:x1="85.137cm" svg:y1="55.769cm" svg:x2="88.313cm" svg:y2="55.451cm" draw:start-shape="id46" draw:start-glue-point="1" draw:end-shape="id50" draw:end-glue-point="3" svg:d="M85137 55769c2380 0 793-318 3176-318" svg:viewBox="0 0 3177 319">
          <text:p/>
        </draw:connector>
        <draw:custom-shape draw:style-name="gr60" draw:text-style-name="P8" xml:id="id53" draw:id="id53" draw:layer="layout" svg:width="3.809cm" svg:height="1.588cm" svg:x="71.801cm" svg:y="57.515cm">
          <draw:glue-point draw:id="4" svg:x="-5.001cm" svg:y="-2.997cm"/>
          <draw:glue-point draw:id="5" svg:x="-5.001cm" svg:y="2.997cm"/>
          <text:p text:style-name="P1">MULB</text:p>
          <draw:enhanced-geometry svg:viewBox="0 0 21600 21600" draw:type="rectangle" draw:enhanced-path="M 0 0 L 21600 0 21600 21600 0 21600 0 0 Z N"/>
        </draw:custom-shape>
        <draw:connector draw:style-name="gr61" draw:text-style-name="P5" draw:layer="layout" draw:type="curve" svg:x1="78.786cm" svg:y1="58.309cm" svg:x2="81.328cm" svg:y2="56.244cm" draw:start-shape="id51" draw:start-glue-point="1" draw:end-shape="id46" draw:end-glue-point="5" svg:d="M78786 58309c1905 0 634-2065 2542-2065" svg:viewBox="0 0 2543 2066">
          <text:p/>
        </draw:connector>
        <draw:custom-shape draw:style-name="gr62" draw:text-style-name="P3" xml:id="id52" draw:id="id52" draw:layer="layout" svg:width="3.175cm" svg:height="4.445cm" svg:x="75.612cm" svg:y="52.118cm">
          <draw:glue-point draw:id="4" svg:x="-5cm" svg:y="-3.57cm"/>
          <draw:glue-point draw:id="5" svg:x="-4.998cm" svg:y="-2.141cm"/>
          <draw:glue-point draw:id="6" svg:x="-4.998cm" svg:y="-0.713cm"/>
          <draw:glue-point draw:id="7" svg:x="-4.998cm" svg:y="0.715cm"/>
          <draw:glue-point draw:id="8" svg:x="-4.998cm" svg:y="2.143cm"/>
          <draw:glue-point draw:id="9" svg:x="-4.998cm" svg:y="3.572cm"/>
          <text:p text:style-name="P1">MUX6</text:p>
          <text:p text:style-name="P1">MUXE</text:p>
          <draw:enhanced-geometry svg:viewBox="0 0 21600 21600" draw:type="rectangle" draw:enhanced-path="M 0 0 L 21600 0 21600 21600 0 21600 0 0 Z N"/>
        </draw:custom-shape>
        <draw:connector draw:style-name="gr63" draw:text-style-name="P5" draw:layer="layout" draw:type="curve" svg:x1="78.787cm" svg:y1="54.34cm" svg:x2="81.328cm" svg:y2="55.294cm" draw:start-shape="id52" draw:start-glue-point="1" draw:end-shape="id46" draw:end-glue-point="4" svg:d="M78787 54340c1905 0 635 954 2541 954" svg:viewBox="0 0 2542 955">
          <text:p/>
        </draw:connector>
        <draw:connector draw:style-name="gr64" draw:text-style-name="P5" draw:layer="layout" draw:type="curve" draw:line-skew="0cm -2.038cm" svg:x1="92.122cm" svg:y1="52.594cm" svg:x2="75.612cm" svg:y2="52.754cm" draw:start-shape="id47" draw:start-glue-point="1" draw:end-shape="id52" draw:end-glue-point="4" svg:d="M92122 52594c250 0 500-754 500-1508s-4378-1508-8756-1508-8756 794-8756 1588 251 1588 502 1588" svg:viewBox="0 0 17513 3177">
          <text:p/>
        </draw:connector>
        <draw:connector draw:style-name="gr65" draw:text-style-name="P5" draw:layer="layout" draw:type="curve" draw:line-skew="0cm -1.403cm" svg:x1="92.122cm" svg:y1="53.546cm" svg:x2="75.613cm" svg:y2="53.389cm" draw:start-shape="id48" draw:start-glue-point="1" draw:end-shape="id52" draw:end-glue-point="5" svg:d="M92122 53546c250 0 500-833 500-1667 0-833-4378-1666-8756-1666s-8756 794-8756 1588 252 1588 503 1588" svg:viewBox="0 0 17513 3334">
          <text:p/>
        </draw:connector>
        <draw:connector draw:style-name="gr66" draw:text-style-name="P5" draw:layer="layout" draw:type="curve" draw:line-skew="0cm -6.215cm" svg:x1="92.122cm" svg:y1="54.499cm" svg:x2="75.613cm" svg:y2="54.024cm" draw:start-shape="id49" draw:start-glue-point="1" draw:end-shape="id52" draw:end-glue-point="6" svg:d="M92122 54499c250 0 500-913 500-1826 0-912-4378-1825-8756-1825s-8756 794-8756 1588 252 1588 503 1588" svg:viewBox="0 0 17513 3652">
          <text:p/>
        </draw:connector>
        <draw:connector draw:style-name="gr67" draw:text-style-name="P5" draw:layer="layout" draw:type="curve" draw:line-skew="0cm -5.58cm" svg:x1="92.122cm" svg:y1="55.451cm" svg:x2="75.613cm" svg:y2="54.657cm" draw:start-shape="id50" draw:start-glue-point="1" draw:end-shape="id52" draw:end-glue-point="7" svg:d="M92122 55451c250 0 500-992 500-1984s-4378-1984-8756-1984-8756 794-8756 1587c0 794 252 1587 503 1587" svg:viewBox="0 0 17513 3969">
          <text:p/>
        </draw:connector>
        <draw:connector draw:style-name="gr68" draw:text-style-name="P5" draw:layer="layout" draw:type="curve" draw:line-skew="0cm -1.768cm" svg:x1="92.12cm" svg:y1="57.355cm" svg:x2="75.613cm" svg:y2="55.292cm" draw:start-shape="id43" draw:start-glue-point="1" draw:end-shape="id52" draw:end-glue-point="8" svg:d="M92120 57355c250 0 500-198 500-396s-4378-396-8755-396c-4378 0-8755-318-8755-636 0-317 252-635 503-635" svg:viewBox="0 0 17511 2064">
          <text:p/>
        </draw:connector>
        <draw:connector draw:style-name="gr69" draw:text-style-name="P5" draw:layer="layout" draw:type="curve" svg:x1="92.12cm" svg:y1="58.309cm" svg:x2="75.613cm" svg:y2="55.927cm" draw:start-shape="id42" draw:start-glue-point="1" draw:end-shape="id52" draw:end-glue-point="9" svg:d="M92120 58309c250 0 500-278 500-556 0-277-4378-555-8755-555-4378 0-8755-318-8755-636 0-317 252-635 503-635" svg:viewBox="0 0 17511 2383">
          <text:p/>
        </draw:connector>
        <draw:custom-shape draw:style-name="gr22" draw:text-style-name="P3" xml:id="id51" draw:id="id51" draw:layer="layout" svg:width="1.905cm" svg:height="0.952cm" svg:x="76.881cm" svg:y="57.833cm">
          <text:p text:style-name="P1">REG</text:p>
          <draw:enhanced-geometry svg:viewBox="0 0 21600 21600" draw:type="rectangle" draw:enhanced-path="M 0 0 L 21600 0 21600 21600 0 21600 0 0 Z N"/>
        </draw:custom-shape>
        <draw:connector draw:style-name="gr70" draw:text-style-name="P5" draw:layer="layout" draw:type="curve" svg:x1="75.61cm" svg:y1="58.309cm" svg:x2="76.881cm" svg:y2="58.309cm" draw:start-shape="id53" draw:start-glue-point="1" draw:end-shape="id51" draw:end-glue-point="3" svg:d="M75610 58309h1271" svg:viewBox="0 0 1272 1">
          <text:p/>
        </draw:connector>
        <draw:custom-shape draw:style-name="gr22" draw:text-style-name="P3" xml:id="id54" draw:id="id54" draw:layer="layout" svg:width="1.905cm" svg:height="0.952cm" svg:x="76.882cm" svg:y="59.42cm">
          <text:p text:style-name="P1">REG</text:p>
          <draw:enhanced-geometry svg:viewBox="0 0 21600 21600" draw:type="rectangle" draw:enhanced-path="M 0 0 L 21600 0 21600 21600 0 21600 0 0 Z N"/>
        </draw:custom-shape>
        <draw:connector draw:style-name="gr70" draw:text-style-name="P5" draw:layer="layout" draw:type="curve" svg:x1="75.61cm" svg:y1="58.309cm" svg:x2="76.882cm" svg:y2="59.896cm" draw:start-shape="id53" draw:start-glue-point="1" draw:end-shape="id54" draw:end-glue-point="3" svg:d="M75610 58309c952 0 317 1587 1272 1587" svg:viewBox="0 0 1273 1588">
          <text:p/>
        </draw:connector>
        <draw:custom-shape draw:style-name="gr53" draw:text-style-name="P7" xml:id="id55" draw:id="id55" draw:layer="layout" svg:width="3.809cm" svg:height="1.588cm" svg:x="81.327cm" svg:y="61.325cm">
          <draw:glue-point draw:id="4" svg:x="-5.001cm" svg:y="-2.997cm"/>
          <draw:glue-point draw:id="5" svg:x="-5.001cm" svg:y="2.997cm"/>
          <text:p text:style-name="P1">+ ACCD</text:p>
          <draw:enhanced-geometry svg:viewBox="0 0 21600 21600" draw:type="rectangle" draw:enhanced-path="M 0 0 L 21600 0 21600 21600 0 21600 0 0 Z N"/>
        </draw:custom-shape>
        <draw:connector draw:style-name="gr71" draw:text-style-name="P5" draw:layer="layout" draw:type="curve" svg:x1="78.787cm" svg:y1="59.896cm" svg:x2="81.327cm" svg:y2="61.644cm" draw:start-shape="id54" draw:start-glue-point="1" draw:end-shape="id55" draw:end-glue-point="4" svg:d="M78787 59896c1903 0 634 1748 2540 1748" svg:viewBox="0 0 2541 1749">
          <text:p/>
        </draw:connector>
        <draw:connector draw:style-name="gr72" draw:text-style-name="P5" draw:layer="layout" draw:type="curve" svg:x1="65.294cm" svg:y1="78.788cm" svg:x2="81.327cm" svg:y2="62.594cm" draw:start-shape="id10" draw:start-glue-point="0" draw:end-shape="id55" draw:end-glue-point="5" svg:d="M65294 78788c0-10796 5344-16194 16033-16194" svg:viewBox="0 0 16034 16195">
          <text:p/>
        </draw:connector>
        <draw:connector draw:style-name="gr73" draw:text-style-name="P5" draw:layer="layout" draw:type="curve" svg:x1="70.374cm" svg:y1="78.788cm" svg:x2="81.327cm" svg:y2="62.594cm" draw:start-shape="id12" draw:start-glue-point="0" draw:end-shape="id55" draw:end-glue-point="5" svg:d="M70374 78788c0-10796 3651-16194 10953-16194" svg:viewBox="0 0 10954 16195">
          <text:p/>
        </draw:connector>
        <draw:custom-shape draw:style-name="gr62" draw:text-style-name="P3" xml:id="id56" draw:id="id56" draw:layer="layout" svg:width="3.175cm" svg:height="4.445cm" svg:x="102.599cm" svg:y="58.786cm">
          <draw:glue-point draw:id="4" svg:x="-5cm" svg:y="-3.57cm"/>
          <draw:glue-point draw:id="5" svg:x="-4.998cm" svg:y="-2.141cm"/>
          <draw:glue-point draw:id="6" svg:x="-4.998cm" svg:y="-0.713cm"/>
          <draw:glue-point draw:id="7" svg:x="-4.998cm" svg:y="0.715cm"/>
          <draw:glue-point draw:id="8" svg:x="-4.998cm" svg:y="2.143cm"/>
          <draw:glue-point draw:id="9" svg:x="-4.998cm" svg:y="3.572cm"/>
          <text:p text:style-name="P1">MUX6</text:p>
          <draw:enhanced-geometry svg:viewBox="0 0 21600 21600" draw:type="rectangle" draw:enhanced-path="M 0 0 L 21600 0 21600 21600 0 21600 0 0 Z N"/>
        </draw:custom-shape>
        <draw:custom-shape draw:style-name="gr74" draw:text-style-name="P4" xml:id="id57" draw:id="id57" draw:layer="layout" svg:width="4.128cm" svg:height="1.27cm" svg:x="107.044cm" svg:y="60.374cm">
          <text:p text:style-name="P1">RD BUS</text:p>
          <draw:enhanced-geometry svg:viewBox="0 0 21600 21600" draw:type="rectangle" draw:enhanced-path="M 0 0 L 21600 0 21600 21600 0 21600 0 0 Z N"/>
        </draw:custom-shape>
        <draw:connector draw:style-name="gr75" draw:text-style-name="P5" draw:layer="layout" draw:type="curve" svg:x1="105.774cm" svg:y1="61.008cm" svg:x2="107.044cm" svg:y2="61.009cm" draw:start-shape="id56" draw:start-glue-point="1" draw:end-shape="id57" draw:end-glue-point="3" svg:d="M105774 61008c952 0 318 1 1270 1" svg:viewBox="0 0 1271 2">
          <text:p/>
        </draw:connector>
        <draw:connector draw:style-name="gr76" draw:text-style-name="P5" draw:layer="layout" draw:type="curve" svg:x1="99.105cm" svg:y1="59.261cm" svg:x2="102.599cm" svg:y2="59.422cm" draw:start-shape="id44" draw:start-glue-point="1" draw:end-shape="id56" draw:end-glue-point="4" svg:d="M99105 59261c2619 0 872 161 3494 161" svg:viewBox="0 0 3495 162">
          <text:p/>
        </draw:connector>
        <draw:connector draw:style-name="gr77" draw:text-style-name="P5" draw:layer="layout" draw:type="curve" svg:x1="99.105cm" svg:y1="59.261cm" svg:x2="102.6cm" svg:y2="60.057cm" draw:start-shape="id44" draw:start-glue-point="1" draw:end-shape="id56" draw:end-glue-point="5" svg:d="M99105 59261c2619 0 872 796 3495 796" svg:viewBox="0 0 3496 797">
          <text:p/>
        </draw:connector>
        <draw:connector draw:style-name="gr78" draw:text-style-name="P5" draw:layer="layout" draw:type="curve" svg:x1="99.105cm" svg:y1="60.215cm" svg:x2="102.6cm" svg:y2="60.692cm" draw:start-shape="id45" draw:start-glue-point="1" draw:end-shape="id56" draw:end-glue-point="6" svg:d="M99105 60215c2619 0 872 477 3495 477" svg:viewBox="0 0 3496 478">
          <text:p/>
        </draw:connector>
        <draw:connector draw:style-name="gr79" draw:text-style-name="P5" draw:layer="layout" draw:type="curve" svg:x1="99.105cm" svg:y1="60.215cm" svg:x2="102.6cm" svg:y2="61.325cm" draw:start-shape="id45" draw:start-glue-point="1" draw:end-shape="id56" draw:end-glue-point="7" svg:d="M99105 60215c2619 0 872 1110 3495 1110" svg:viewBox="0 0 3496 1111">
          <text:p/>
        </draw:connector>
        <draw:custom-shape draw:style-name="gr44" draw:text-style-name="P4" xml:id="id59" draw:id="id59" draw:layer="layout" svg:width="5.08cm" svg:height="0.951cm" svg:x="102.599cm" svg:y="54.975cm">
          <text:p text:style-name="P1">PIN_FRDL</text:p>
          <draw:enhanced-geometry svg:viewBox="0 0 21600 21600" draw:type="rectangle" draw:enhanced-path="M 0 0 L 21600 0 21600 21600 0 21600 0 0 Z N"/>
        </draw:custom-shape>
        <draw:custom-shape draw:style-name="gr45" draw:text-style-name="P3" xml:id="id58" draw:id="id58" draw:layer="layout" svg:width="6.032cm" svg:height="0.951cm" svg:x="95.298cm" svg:y="54.975cm">
          <text:p text:style-name="P1">FRDL_SR[15:0]</text:p>
          <draw:enhanced-geometry svg:viewBox="0 0 21600 21600" draw:type="rectangle" draw:enhanced-path="M 0 0 L 21600 0 21600 21600 0 21600 0 0 Z N"/>
        </draw:custom-shape>
        <draw:connector draw:style-name="gr46" draw:text-style-name="P5" draw:layer="layout" draw:type="curve" svg:x1="101.33cm" svg:y1="55.45cm" svg:x2="102.599cm" svg:y2="55.45cm" draw:start-shape="id58" draw:start-glue-point="1" draw:end-shape="id59" draw:end-glue-point="3" svg:d="M101330 55450h1269" svg:viewBox="0 0 1270 1">
          <text:p/>
        </draw:connector>
        <draw:connector draw:style-name="gr80" draw:text-style-name="P5" draw:layer="layout" draw:type="curve" svg:x1="92.122cm" svg:y1="55.451cm" svg:x2="95.298cm" svg:y2="55.45cm" draw:start-shape="id50" draw:start-glue-point="1" draw:end-shape="id58" draw:end-glue-point="3" svg:d="M92122 55451c2382 0 794-1 3176-1" svg:viewBox="0 0 3177 2">
          <text:p/>
        </draw:connector>
        <draw:custom-shape draw:style-name="gr44" draw:text-style-name="P4" xml:id="id61" draw:id="id61" draw:layer="layout" svg:width="5.08cm" svg:height="0.951cm" svg:x="102.598cm" svg:y="53.071cm">
          <text:p text:style-name="P1">PIN_FRDT</text:p>
          <draw:enhanced-geometry svg:viewBox="0 0 21600 21600" draw:type="rectangle" draw:enhanced-path="M 0 0 L 21600 0 21600 21600 0 21600 0 0 Z N"/>
        </draw:custom-shape>
        <draw:custom-shape draw:style-name="gr45" draw:text-style-name="P3" xml:id="id60" draw:id="id60" draw:layer="layout" svg:width="6.032cm" svg:height="0.951cm" svg:x="95.297cm" svg:y="53.071cm">
          <text:p text:style-name="P1">FRDT_SR[15:0]</text:p>
          <draw:enhanced-geometry svg:viewBox="0 0 21600 21600" draw:type="rectangle" draw:enhanced-path="M 0 0 L 21600 0 21600 21600 0 21600 0 0 Z N"/>
        </draw:custom-shape>
        <draw:connector draw:style-name="gr46" draw:text-style-name="P5" draw:layer="layout" draw:type="curve" svg:x1="101.329cm" svg:y1="53.546cm" svg:x2="102.598cm" svg:y2="53.546cm" draw:start-shape="id60" draw:start-glue-point="1" draw:end-shape="id61" draw:end-glue-point="3" svg:d="M101329 53546h1269" svg:viewBox="0 0 1270 1">
          <text:p/>
        </draw:connector>
        <draw:connector draw:style-name="gr81" draw:text-style-name="P5" draw:layer="layout" draw:type="curve" svg:x1="92.122cm" svg:y1="53.546cm" svg:x2="95.297cm" svg:y2="53.546cm" draw:start-shape="id48" draw:start-glue-point="1" draw:end-shape="id60" draw:end-glue-point="3" svg:d="M92122 53546h3175" svg:viewBox="0 0 3176 1">
          <text:p/>
        </draw:connector>
        <draw:custom-shape draw:style-name="gr44" draw:text-style-name="P4" xml:id="id63" draw:id="id63" draw:layer="layout" svg:width="5.08cm" svg:height="0.951cm" svg:x="102.599cm" svg:y="54.024cm">
          <text:p text:style-name="P1">PIN_REDL</text:p>
          <draw:enhanced-geometry svg:viewBox="0 0 21600 21600" draw:type="rectangle" draw:enhanced-path="M 0 0 L 21600 0 21600 21600 0 21600 0 0 Z N"/>
        </draw:custom-shape>
        <draw:custom-shape draw:style-name="gr45" draw:text-style-name="P3" xml:id="id62" draw:id="id62" draw:layer="layout" svg:width="6.032cm" svg:height="0.951cm" svg:x="95.298cm" svg:y="54.024cm">
          <text:p text:style-name="P1">REDL_SR[15:0]</text:p>
          <draw:enhanced-geometry svg:viewBox="0 0 21600 21600" draw:type="rectangle" draw:enhanced-path="M 0 0 L 21600 0 21600 21600 0 21600 0 0 Z N"/>
        </draw:custom-shape>
        <draw:connector draw:style-name="gr46" draw:text-style-name="P5" draw:layer="layout" draw:type="curve" svg:x1="101.33cm" svg:y1="54.499cm" svg:x2="102.599cm" svg:y2="54.499cm" draw:start-shape="id62" draw:start-glue-point="1" draw:end-shape="id63" draw:end-glue-point="3" svg:d="M101330 54499h1269" svg:viewBox="0 0 1270 1">
          <text:p/>
        </draw:connector>
        <draw:connector draw:style-name="gr82" draw:text-style-name="P5" draw:layer="layout" draw:type="curve" svg:x1="92.122cm" svg:y1="54.499cm" svg:x2="95.298cm" svg:y2="54.499cm" draw:start-shape="id49" draw:start-glue-point="1" draw:end-shape="id62" draw:end-glue-point="3" svg:d="M92122 54499h3176" svg:viewBox="0 0 3177 1">
          <text:p/>
        </draw:connector>
        <draw:custom-shape draw:style-name="gr44" draw:text-style-name="P4" xml:id="id65" draw:id="id65" draw:layer="layout" svg:width="5.08cm" svg:height="0.951cm" svg:x="102.598cm" svg:y="52.119cm">
          <text:p text:style-name="P1">PIN_REDT</text:p>
          <draw:enhanced-geometry svg:viewBox="0 0 21600 21600" draw:type="rectangle" draw:enhanced-path="M 0 0 L 21600 0 21600 21600 0 21600 0 0 Z N"/>
        </draw:custom-shape>
        <draw:custom-shape draw:style-name="gr45" draw:text-style-name="P3" xml:id="id64" draw:id="id64" draw:layer="layout" svg:width="6.032cm" svg:height="0.951cm" svg:x="95.297cm" svg:y="52.119cm">
          <text:p text:style-name="P1">REDT_SR[15:0]</text:p>
          <draw:enhanced-geometry svg:viewBox="0 0 21600 21600" draw:type="rectangle" draw:enhanced-path="M 0 0 L 21600 0 21600 21600 0 21600 0 0 Z N"/>
        </draw:custom-shape>
        <draw:connector draw:style-name="gr46" draw:text-style-name="P5" draw:layer="layout" draw:type="curve" svg:x1="101.329cm" svg:y1="52.594cm" svg:x2="102.598cm" svg:y2="52.594cm" draw:start-shape="id64" draw:start-glue-point="1" draw:end-shape="id65" draw:end-glue-point="3" svg:d="M101329 52594h1269" svg:viewBox="0 0 1270 1">
          <text:p/>
        </draw:connector>
        <draw:connector draw:style-name="gr83" draw:text-style-name="P5" draw:layer="layout" draw:type="curve" svg:x1="92.122cm" svg:y1="52.594cm" svg:x2="95.297cm" svg:y2="52.594cm" draw:start-shape="id47" draw:start-glue-point="1" draw:end-shape="id64" draw:end-glue-point="3" svg:d="M92122 52594h3175" svg:viewBox="0 0 3176 1">
          <text:p/>
        </draw:connector>
        <draw:custom-shape draw:style-name="gr22" draw:text-style-name="P3" xml:id="id66" draw:id="id66" draw:layer="layout" svg:width="1.905cm" svg:height="0.952cm" svg:x="97.202cm" svg:y="61.327cm">
          <text:p text:style-name="P1">REG</text:p>
          <draw:enhanced-geometry svg:viewBox="0 0 21600 21600" draw:type="rectangle" draw:enhanced-path="M 0 0 L 21600 0 21600 21600 0 21600 0 0 Z N"/>
        </draw:custom-shape>
        <draw:custom-shape draw:style-name="gr22" draw:text-style-name="P3" xml:id="id67" draw:id="id67" draw:layer="layout" svg:width="1.905cm" svg:height="0.952cm" svg:x="97.202cm" svg:y="62.279cm">
          <text:p text:style-name="P1">REG</text:p>
          <draw:enhanced-geometry svg:viewBox="0 0 21600 21600" draw:type="rectangle" draw:enhanced-path="M 0 0 L 21600 0 21600 21600 0 21600 0 0 Z N"/>
        </draw:custom-shape>
        <draw:connector draw:style-name="gr84" draw:text-style-name="P5" draw:layer="layout" draw:type="curve" svg:x1="99.107cm" svg:y1="61.803cm" svg:x2="102.6cm" svg:y2="61.96cm" draw:start-shape="id66" draw:start-glue-point="1" draw:end-shape="id56" draw:end-glue-point="8" svg:d="M99107 61803c2617 0 871 157 3493 157" svg:viewBox="0 0 3494 158">
          <text:p/>
        </draw:connector>
        <draw:connector draw:style-name="gr85" draw:text-style-name="P5" draw:layer="layout" draw:type="curve" svg:x1="99.107cm" svg:y1="62.755cm" svg:x2="102.6cm" svg:y2="62.595cm" draw:start-shape="id67" draw:start-glue-point="1" draw:end-shape="id56" draw:end-glue-point="9" svg:d="M99107 62755c2617 0 871-160 3493-160" svg:viewBox="0 0 3494 161">
          <text:p/>
        </draw:connector>
        <draw:connector draw:style-name="gr86" draw:text-style-name="P5" draw:layer="layout" draw:type="curve" svg:x1="85.136cm" svg:y1="62.119cm" svg:x2="97.202cm" svg:y2="61.803cm" draw:start-shape="id55" draw:start-glue-point="1" draw:end-shape="id66" draw:end-glue-point="3" svg:d="M85136 62119c9048 0 3015-316 12066-316" svg:viewBox="0 0 12067 317">
          <text:p/>
        </draw:connector>
        <draw:connector draw:style-name="gr87" draw:text-style-name="P5" draw:layer="layout" draw:type="curve" svg:x1="85.136cm" svg:y1="62.119cm" svg:x2="97.202cm" svg:y2="62.755cm" draw:start-shape="id55" draw:start-glue-point="1" draw:end-shape="id67" draw:end-glue-point="3" svg:d="M85136 62119c9048 0 3015 636 12066 636" svg:viewBox="0 0 12067 637">
          <text:p/>
        </draw:connector>
        <draw:custom-shape draw:style-name="gr22" draw:text-style-name="P3" xml:id="id68" draw:id="id68" draw:layer="layout" svg:width="1.905cm" svg:height="0.952cm" svg:x="68.31cm" svg:y="56.563cm">
          <text:p text:style-name="P1">REG</text:p>
          <draw:enhanced-geometry svg:viewBox="0 0 21600 21600" draw:type="rectangle" draw:enhanced-path="M 0 0 L 21600 0 21600 21600 0 21600 0 0 Z N"/>
        </draw:custom-shape>
        <draw:connector draw:style-name="gr88" draw:text-style-name="P5" draw:layer="layout" draw:type="curve" svg:x1="70.215cm" svg:y1="57.039cm" svg:x2="71.801cm" svg:y2="57.834cm" draw:start-shape="id68" draw:start-glue-point="1" draw:end-shape="id53" draw:end-glue-point="4" svg:d="M70215 57039c1188 0 395 795 1586 795" svg:viewBox="0 0 1587 796">
          <text:p/>
        </draw:connector>
        <draw:custom-shape draw:style-name="gr89" draw:text-style-name="P3" xml:id="id69" draw:id="id69" draw:layer="layout" svg:width="3.175cm" svg:height="2.858cm" svg:x="63.548cm" svg:y="55.61cm">
          <draw:glue-point draw:id="4" svg:x="-4.998cm" svg:y="-2.778cm"/>
          <draw:glue-point draw:id="5" svg:x="-4.998cm" svg:y="2.778cm"/>
          <text:p text:style-name="P1">MUX3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0" draw:text-style-name="P5" draw:layer="layout" draw:type="curve" svg:x1="66.723cm" svg:y1="57.039cm" svg:x2="68.31cm" svg:y2="57.039cm" draw:start-shape="id69" draw:start-glue-point="1" draw:end-shape="id68" draw:end-glue-point="3" svg:d="M66723 57039h1587" svg:viewBox="0 0 1588 1">
          <text:p/>
        </draw:connector>
        <draw:custom-shape draw:style-name="gr91" draw:text-style-name="P9" xml:id="id70" draw:id="id70" draw:layer="layout" svg:width="3.81cm" svg:height="1.588cm" svg:x="57.515cm" svg:y="54.975cm">
          <text:p text:style-name="P1">ROMB</text:p>
          <draw:enhanced-geometry svg:viewBox="0 0 21600 21600" draw:type="rectangle" draw:enhanced-path="M 0 0 L 21600 0 21600 21600 0 21600 0 0 Z N"/>
        </draw:custom-shape>
        <draw:connector draw:style-name="gr92" draw:text-style-name="P5" draw:layer="layout" draw:type="curve" svg:x1="61.325cm" svg:y1="55.769cm" svg:x2="63.549cm" svg:y2="56.246cm" draw:start-shape="id70" draw:start-glue-point="1" draw:end-shape="id69" draw:end-glue-point="4" svg:d="M61325 55769c1666 0 555 477 2224 477" svg:viewBox="0 0 2225 478">
          <text:p/>
        </draw:connector>
        <draw:custom-shape draw:style-name="gr93" draw:text-style-name="P10" xml:id="id71" draw:id="id71" draw:layer="layout" svg:width="3.809cm" svg:height="0.952cm" svg:x="57.516cm" svg:y="57.198cm">
          <text:p text:style-name="P1">REG21A</text:p>
          <draw:enhanced-geometry svg:viewBox="0 0 21600 21600" draw:type="rectangle" draw:enhanced-path="M 0 0 L 21600 0 21600 21600 0 21600 0 0 Z N"/>
        </draw:custom-shape>
        <draw:connector draw:style-name="gr94" draw:text-style-name="P5" draw:layer="layout" draw:type="curve" svg:x1="61.325cm" svg:y1="57.674cm" svg:x2="63.548cm" svg:y2="57.039cm" draw:start-shape="id71" draw:start-glue-point="1" draw:end-shape="id69" draw:end-glue-point="3" svg:d="M61325 57674c1666 0 555-635 2223-635" svg:viewBox="0 0 2224 636">
          <text:p/>
        </draw:connector>
        <draw:custom-shape draw:style-name="gr93" draw:text-style-name="P10" xml:id="id72" draw:id="id72" draw:layer="layout" svg:width="3.809cm" svg:height="0.952cm" svg:x="57.516cm" svg:y="58.151cm">
          <text:p text:style-name="P1">REG221</text:p>
          <draw:enhanced-geometry svg:viewBox="0 0 21600 21600" draw:type="rectangle" draw:enhanced-path="M 0 0 L 21600 0 21600 21600 0 21600 0 0 Z N"/>
        </draw:custom-shape>
        <draw:connector draw:style-name="gr95" draw:text-style-name="P5" draw:layer="layout" draw:type="curve" svg:x1="61.325cm" svg:y1="58.627cm" svg:x2="63.549cm" svg:y2="57.832cm" draw:start-shape="id72" draw:start-glue-point="1" draw:end-shape="id69" draw:end-glue-point="5" svg:d="M61325 58627c1666 0 555-795 2224-795" svg:viewBox="0 0 2225 796">
          <text:p/>
        </draw:connector>
        <draw:custom-shape draw:style-name="gr22" draw:text-style-name="P3" xml:id="id73" draw:id="id73" draw:layer="layout" svg:width="1.905cm" svg:height="0.952cm" svg:x="68.31cm" svg:y="63.23cm">
          <text:p text:style-name="P1">REG</text:p>
          <draw:enhanced-geometry svg:viewBox="0 0 21600 21600" draw:type="rectangle" draw:enhanced-path="M 0 0 L 21600 0 21600 21600 0 21600 0 0 Z N"/>
        </draw:custom-shape>
        <draw:connector draw:style-name="gr96" draw:text-style-name="P5" draw:layer="layout" draw:type="curve" svg:x1="70.215cm" svg:y1="63.706cm" svg:x2="71.801cm" svg:y2="58.784cm" draw:start-shape="id73" draw:start-glue-point="1" draw:end-shape="id53" draw:end-glue-point="5" svg:d="M70215 63706c1188 0 395-4922 1586-4922" svg:viewBox="0 0 1587 4923">
          <text:p/>
        </draw:connector>
        <draw:custom-shape draw:style-name="gr89" draw:text-style-name="P3" xml:id="id74" draw:id="id74" draw:layer="layout" svg:width="3.175cm" svg:height="2.858cm" svg:x="63.547cm" svg:y="62.277cm">
          <draw:glue-point draw:id="4" svg:x="-4.998cm" svg:y="-2.778cm"/>
          <draw:glue-point draw:id="5" svg:x="-4.998cm" svg:y="2.778cm"/>
          <text:p text:style-name="P1">MUX3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7" draw:text-style-name="P5" draw:layer="layout" draw:type="curve" svg:x1="66.722cm" svg:y1="63.706cm" svg:x2="68.31cm" svg:y2="63.706cm" draw:start-shape="id74" draw:start-glue-point="1" draw:end-shape="id73" draw:end-glue-point="3" svg:d="M66722 63706h1588" svg:viewBox="0 0 1589 1">
          <text:p/>
        </draw:connector>
        <draw:connector draw:style-name="gr98" draw:text-style-name="P5" draw:layer="layout" draw:type="curve" svg:x1="65.294cm" svg:y1="78.788cm" svg:x2="63.548cm" svg:y2="62.913cm" draw:start-shape="id10" draw:start-glue-point="0" draw:end-shape="id74" draw:end-glue-point="4" svg:d="M65294 78788c0-10240-1125-8533-1750-9942s-750-5933 4-5933" svg:viewBox="0 0 2267 15876">
          <text:p/>
        </draw:connector>
        <draw:connector draw:style-name="gr99" draw:text-style-name="P5" draw:layer="layout" draw:type="curve" svg:x1="70.374cm" svg:y1="78.788cm" svg:x2="63.548cm" svg:y2="62.913cm" draw:start-shape="id12" draw:start-glue-point="0" draw:end-shape="id74" draw:end-glue-point="4" svg:d="M70374 78788c0-10240-3665-8533-5560-9942s-2020-5933-1266-5933" svg:viewBox="0 0 7258 15876">
          <text:p/>
        </draw:connector>
        <draw:custom-shape draw:style-name="gr22" draw:text-style-name="P3" xml:id="id75" draw:id="id75" draw:layer="layout" svg:width="1.905cm" svg:height="0.952cm" svg:x="60.372cm" svg:y="69.897cm">
          <text:p text:style-name="P1">REG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0" draw:text-style-name="P5" draw:layer="layout" draw:type="curve" svg:x1="62.277cm" svg:y1="70.373cm" svg:x2="63.548cm" svg:y2="64.499cm" draw:start-shape="id75" draw:start-glue-point="1" draw:end-shape="id74" draw:end-glue-point="5" svg:d="M62277 70373c951 0 316-5874 1271-5874" svg:viewBox="0 0 1272 5875">
          <text:p/>
        </draw:connector>
        <draw:custom-shape draw:style-name="gr101" draw:text-style-name="P3" xml:id="id76" draw:id="id76" draw:layer="layout" svg:width="3.175cm" svg:height="3.175cm" svg:x="57.514cm" svg:y="61.96cm">
          <draw:glue-point draw:id="4" svg:x="-4.998cm" svg:y="-2.998cm"/>
          <draw:glue-point draw:id="5" svg:x="-4.998cm" svg:y="-0.998cm"/>
          <draw:glue-point draw:id="6" svg:x="-4.998cm" svg:y="1.001cm"/>
          <draw:glue-point draw:id="7" svg:x="-4.998cm" svg:y="3.001cm"/>
          <text:p text:style-name="P1">MUX4</text:p>
          <text:p text:style-name="P1">MUXC</text:p>
          <draw:enhanced-geometry svg:viewBox="0 0 21600 21600" draw:type="rectangle" draw:enhanced-path="M 0 0 L 21600 0 21600 21600 0 21600 0 0 Z N"/>
        </draw:custom-shape>
        <draw:connector draw:style-name="gr102" draw:text-style-name="P5" draw:layer="layout" draw:type="curve" svg:x1="60.689cm" svg:y1="63.547cm" svg:x2="63.547cm" svg:y2="63.706cm" draw:start-shape="id76" draw:start-glue-point="1" draw:end-shape="id74" draw:end-glue-point="3" svg:d="M60689 63547c2142 0 713 159 2858 159" svg:viewBox="0 0 2859 160">
          <text:p/>
        </draw:connector>
        <draw:custom-shape draw:style-name="gr103" draw:text-style-name="P3" xml:id="id77" draw:id="id77" draw:layer="layout" svg:width="6.667cm" svg:height="0.952cm" svg:x="48.942cm" svg:y="61.643cm">
          <text:p text:style-name="P1">REG MUXC_PRE_A</text:p>
          <draw:enhanced-geometry svg:viewBox="0 0 21600 21600" draw:type="rectangle" draw:enhanced-path="M 0 0 L 21600 0 21600 21600 0 21600 0 0 Z N"/>
        </draw:custom-shape>
        <draw:custom-shape draw:style-name="gr103" draw:text-style-name="P3" xml:id="id78" draw:id="id78" draw:layer="layout" svg:width="6.667cm" svg:height="0.952cm" svg:x="48.942cm" svg:y="62.595cm">
          <text:p text:style-name="P11">REG MUXC_PRE_B</text:p>
          <draw:enhanced-geometry svg:viewBox="0 0 21600 21600" draw:type="rectangle" draw:enhanced-path="M 0 0 L 21600 0 21600 21600 0 21600 0 0 Z N"/>
        </draw:custom-shape>
        <draw:custom-shape draw:style-name="gr103" draw:text-style-name="P3" xml:id="id79" draw:id="id79" draw:layer="layout" svg:width="6.667cm" svg:height="0.952cm" svg:x="48.942cm" svg:y="63.548cm">
          <text:p text:style-name="P11">REG MUXC_PRE_C</text:p>
          <draw:enhanced-geometry svg:viewBox="0 0 21600 21600" draw:type="rectangle" draw:enhanced-path="M 0 0 L 21600 0 21600 21600 0 21600 0 0 Z N"/>
        </draw:custom-shape>
        <draw:custom-shape draw:style-name="gr103" draw:text-style-name="P3" xml:id="id80" draw:id="id80" draw:layer="layout" svg:width="6.667cm" svg:height="0.952cm" svg:x="48.942cm" svg:y="64.5cm">
          <text:p text:style-name="P11">REG MUXC_PRE_D</text:p>
          <draw:enhanced-geometry svg:viewBox="0 0 21600 21600" draw:type="rectangle" draw:enhanced-path="M 0 0 L 21600 0 21600 21600 0 21600 0 0 Z N"/>
        </draw:custom-shape>
        <draw:connector draw:style-name="gr104" draw:text-style-name="P5" draw:layer="layout" draw:type="curve" svg:x1="55.609cm" svg:y1="62.119cm" svg:x2="57.515cm" svg:y2="62.596cm" draw:start-shape="id77" draw:start-glue-point="1" draw:end-shape="id76" draw:end-glue-point="4" svg:d="M55609 62119c1428 0 475 477 1906 477" svg:viewBox="0 0 1907 478">
          <text:p/>
        </draw:connector>
        <draw:connector draw:style-name="gr105" draw:text-style-name="P5" draw:layer="layout" draw:type="curve" svg:x1="55.609cm" svg:y1="63.071cm" svg:x2="57.515cm" svg:y2="63.231cm" draw:start-shape="id78" draw:start-glue-point="1" draw:end-shape="id76" draw:end-glue-point="5" svg:d="M55609 63071c1428 0 475 160 1906 160" svg:viewBox="0 0 1907 161">
          <text:p/>
        </draw:connector>
        <draw:connector draw:style-name="gr106" draw:text-style-name="P5" draw:layer="layout" draw:type="curve" svg:x1="55.609cm" svg:y1="64.024cm" svg:x2="57.515cm" svg:y2="63.864cm" draw:start-shape="id79" draw:start-glue-point="1" draw:end-shape="id76" draw:end-glue-point="6" svg:d="M55609 64024c1428 0 475-160 1906-160" svg:viewBox="0 0 1907 161">
          <text:p/>
        </draw:connector>
        <draw:connector draw:style-name="gr107" draw:text-style-name="P5" draw:layer="layout" draw:type="curve" svg:x1="55.609cm" svg:y1="64.976cm" svg:x2="57.515cm" svg:y2="64.499cm" draw:start-shape="id80" draw:start-glue-point="1" draw:end-shape="id76" draw:end-glue-point="7" svg:d="M55609 64976c1428 0 475-477 1906-477" svg:viewBox="0 0 1907 478">
          <text:p/>
        </draw:connector>
        <draw:connector draw:style-name="gr108" draw:text-style-name="P5" draw:layer="layout" draw:type="curve" draw:line-skew="0cm -0.318cm" svg:x1="75.61cm" svg:y1="58.309cm" svg:x2="48.942cm" svg:y2="62.119cm" draw:start-shape="id53" draw:start-glue-point="1" draw:end-shape="id77" draw:end-glue-point="3" svg:d="M75610 58309c250 0 500 437 500 873 0 437-6918 873-13835 873-6918 0-13835 516-13835 1032s251 1032 502 1032" svg:viewBox="0 0 27671 3811">
          <text:p/>
        </draw:connector>
        <draw:connector draw:style-name="gr109" draw:text-style-name="P5" draw:layer="layout" draw:type="curve" draw:line-skew="0cm -0.159cm" svg:x1="75.61cm" svg:y1="58.309cm" svg:x2="48.942cm" svg:y2="63.071cm" draw:start-shape="id53" draw:start-glue-point="1" draw:end-shape="id78" draw:end-glue-point="3" svg:d="M75610 58309c250 0 500 595 500 1191 0 595-6918 1190-13835 1190-6918 0-13835 595-13835 1191 0 595 251 1190 502 1190" svg:viewBox="0 0 27671 4763">
          <text:p/>
        </draw:connector>
        <draw:connector draw:style-name="gr110" draw:text-style-name="P5" draw:layer="layout" draw:type="curve" draw:line-skew="0cm -0.001cm" svg:x1="75.61cm" svg:y1="58.309cm" svg:x2="48.942cm" svg:y2="64.024cm" draw:start-shape="id53" draw:start-glue-point="1" draw:end-shape="id79" draw:end-glue-point="3" svg:d="M75610 58309c250 0 500 754 500 1508s-6918 1508-13835 1508c-6918 0-13835 675-13835 1350 0 674 251 1349 502 1349" svg:viewBox="0 0 27671 5716">
          <text:p/>
        </draw:connector>
        <draw:connector draw:style-name="gr111" draw:text-style-name="P5" draw:layer="layout" draw:type="curve" draw:line-skew="0cm 0.158cm" svg:x1="75.61cm" svg:y1="58.309cm" svg:x2="48.942cm" svg:y2="64.976cm" draw:start-shape="id53" draw:start-glue-point="1" draw:end-shape="id80" draw:end-glue-point="3" svg:d="M75610 58309c250 0 500 913 500 1826 0 912-6918 1825-13835 1825-6918 0-13835 754-13835 1508s251 1508 502 1508" svg:viewBox="0 0 27671 6668">
          <text:p/>
        </draw:connector>
        <draw:custom-shape draw:style-name="gr112" draw:text-style-name="P3" xml:id="id81" draw:id="id81" draw:layer="layout" svg:width="3.175cm" svg:height="2.857cm" svg:x="55.927cm" svg:y="68.945cm">
          <draw:glue-point draw:id="4" svg:x="-4.998cm" svg:y="-2.778cm"/>
          <draw:glue-point draw:id="5" svg:x="-4.998cm" svg:y="2.778cm"/>
          <text:p text:style-name="P1">MUX3</text:p>
          <text:p text:style-name="P1">MUXG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3" draw:text-style-name="P5" draw:layer="layout" draw:type="curve" svg:x1="59.102cm" svg:y1="70.373cm" svg:x2="60.372cm" svg:y2="70.373cm" draw:start-shape="id81" draw:start-glue-point="1" draw:end-shape="id75" draw:end-glue-point="3" svg:d="M59102 70373h1270" svg:viewBox="0 0 1271 1">
          <text:p/>
        </draw:connector>
        <draw:custom-shape draw:style-name="gr22" draw:text-style-name="P3" xml:id="id82" draw:id="id82" draw:layer="layout" svg:width="1.905cm" svg:height="0.952cm" svg:x="52.435cm" svg:y="67.993cm">
          <text:p text:style-name="P1">REG</text:p>
          <draw:enhanced-geometry svg:viewBox="0 0 21600 21600" draw:type="rectangle" draw:enhanced-path="M 0 0 L 21600 0 21600 21600 0 21600 0 0 Z N"/>
        </draw:custom-shape>
        <draw:connector draw:style-name="gr114" draw:text-style-name="P5" draw:layer="layout" draw:type="curve" svg:x1="54.34cm" svg:y1="68.469cm" svg:x2="55.928cm" svg:y2="69.58cm" draw:start-shape="id82" draw:start-glue-point="1" draw:end-shape="id81" draw:end-glue-point="4" svg:d="M54340 68469c1189 0 396 1111 1588 1111" svg:viewBox="0 0 1589 1112">
          <text:p/>
        </draw:connector>
        <draw:custom-shape draw:style-name="gr101" draw:text-style-name="P3" xml:id="id83" draw:id="id83" draw:layer="layout" svg:width="3.175cm" svg:height="3.175cm" svg:x="47.672cm" svg:y="66.723cm">
          <draw:glue-point draw:id="4" svg:x="-4.998cm" svg:y="-2.998cm"/>
          <draw:glue-point draw:id="5" svg:x="-4.998cm" svg:y="-0.998cm"/>
          <draw:glue-point draw:id="6" svg:x="-4.998cm" svg:y="1.001cm"/>
          <draw:glue-point draw:id="7" svg:x="-4.998cm" svg:y="3.001cm"/>
          <text:p text:style-name="P1">MUX4</text:p>
          <text:p text:style-name="P1">MUXF</text:p>
          <draw:enhanced-geometry svg:viewBox="0 0 21600 21600" draw:type="rectangle" draw:enhanced-path="M 0 0 L 21600 0 21600 21600 0 21600 0 0 Z N"/>
        </draw:custom-shape>
        <draw:connector draw:style-name="gr115" draw:text-style-name="P5" draw:layer="layout" draw:type="curve" svg:x1="50.847cm" svg:y1="68.31cm" svg:x2="52.435cm" svg:y2="68.469cm" draw:start-shape="id83" draw:start-glue-point="1" draw:end-shape="id82" draw:end-glue-point="3" svg:d="M50847 68310c1189 0 396 159 1588 159" svg:viewBox="0 0 1589 160">
          <text:p/>
        </draw:connector>
        <draw:custom-shape draw:style-name="gr101" draw:text-style-name="P3" xml:id="id84" draw:id="id84" draw:layer="layout" svg:width="3.175cm" svg:height="3.175cm" svg:x="61.642cm" svg:y="41.64cm">
          <draw:glue-point draw:id="4" svg:x="-4.998cm" svg:y="-2.998cm"/>
          <draw:glue-point draw:id="5" svg:x="-4.998cm" svg:y="-0.998cm"/>
          <draw:glue-point draw:id="6" svg:x="-4.998cm" svg:y="1.001cm"/>
          <draw:glue-point draw:id="7" svg:x="-4.998cm" svg:y="3.001cm"/>
          <text:p text:style-name="P1">MUX4</text:p>
          <text:p text:style-name="P1">Dword to word</text:p>
          <draw:enhanced-geometry svg:viewBox="0 0 21600 21600" draw:type="rectangle" draw:enhanced-path="M 0 0 L 21600 0 21600 21600 0 21600 0 0 Z N"/>
        </draw:custom-shape>
        <draw:connector draw:style-name="gr116" draw:text-style-name="P5" draw:layer="layout" draw:type="curve" svg:x1="59.102cm" svg:y1="43.069cm" svg:x2="61.643cm" svg:y2="44.179cm" draw:start-shape="id39" draw:start-glue-point="1" draw:end-shape="id84" draw:end-glue-point="7" svg:d="M59102 43069c635 0 1269 278 1269 555 0 278 636 555 1272 555" svg:viewBox="0 0 2542 1111">
          <text:p/>
        </draw:connector>
        <draw:connector draw:style-name="gr117" draw:text-style-name="P5" draw:layer="layout" draw:type="curve" svg:x1="59.103cm" svg:y1="42.116cm" svg:x2="61.643cm" svg:y2="42.911cm" draw:start-shape="id36" draw:start-glue-point="1" draw:end-shape="id84" draw:end-glue-point="5" svg:d="M59103 42116c635 0 1269 199 1269 398 0 198 636 397 1271 397" svg:viewBox="0 0 2541 796">
          <text:p/>
        </draw:connector>
        <draw:connector draw:style-name="gr118" draw:text-style-name="P5" draw:layer="layout" draw:type="curve" svg:x1="59.102cm" svg:y1="43.069cm" svg:x2="61.643cm" svg:y2="43.544cm" draw:start-shape="id39" draw:start-glue-point="1" draw:end-shape="id84" draw:end-glue-point="6" svg:d="M59102 43069c635 0 1269 119 1269 238 0 118 636 237 1272 237" svg:viewBox="0 0 2542 476">
          <text:p/>
        </draw:connector>
        <draw:connector draw:style-name="gr119" draw:text-style-name="P5" draw:layer="layout" draw:type="curve" svg:x1="59.103cm" svg:y1="42.116cm" svg:x2="61.643cm" svg:y2="42.276cm" draw:start-shape="id36" draw:start-glue-point="1" draw:end-shape="id84" draw:end-glue-point="4" svg:d="M59103 42116c635 0 1269 40 1269 80s636 80 1271 80" svg:viewBox="0 0 2541 161">
          <text:p/>
        </draw:connector>
        <draw:connector draw:style-name="gr120" draw:text-style-name="P5" draw:layer="layout" draw:type="curve" draw:line-skew="0cm 2.674cm" svg:x1="64.817cm" svg:y1="43.227cm" svg:x2="22.59cm" svg:y2="45.448cm" draw:start-shape="id84" draw:start-glue-point="1" draw:end-shape="id85" draw:end-glue-point="5" svg:d="M64817 43227c750 0 501 5715-21114 5715-21614 0-21866-3494-21113-3494" svg:viewBox="0 0 42631 5716">
          <text:p/>
        </draw:connector>
        <draw:connector draw:style-name="gr121" draw:text-style-name="P5" draw:layer="layout" draw:type="curve" draw:line-skew="0cm 0.953cm" svg:x1="59.103cm" svg:y1="42.116cm" svg:x2="47.673cm" svg:y2="67.359cm" draw:start-shape="id36" draw:start-glue-point="1" draw:end-shape="id83" draw:end-glue-point="4" svg:d="M59103 42116c250 0 500 3374 500 6747 0 3374-3108 6747-6217 6747-3108 0-6216 2937-6216 5875 0 2937 252 5874 503 5874" svg:viewBox="0 0 12434 25244">
          <text:p/>
        </draw:connector>
        <draw:connector draw:style-name="gr122" draw:text-style-name="P5" draw:layer="layout" draw:type="curve" draw:line-skew="-1.507cm" svg:x1="38.782cm" svg:y1="41.164cm" svg:x2="47.673cm" svg:y2="67.994cm" draw:start-shape="id86" draw:start-glue-point="1" draw:end-shape="id83" draw:end-glue-point="5" svg:d="M38782 41164c4405 0-40 26830 8891 26830" svg:viewBox="0 0 8892 26831">
          <text:p/>
        </draw:connector>
        <draw:connector draw:style-name="gr123" draw:text-style-name="P5" draw:layer="layout" draw:type="curve" svg:x1="59.102cm" svg:y1="44.973cm" svg:x2="47.673cm" svg:y2="68.627cm" draw:start-shape="id37" draw:start-glue-point="1" draw:end-shape="id83" draw:end-glue-point="6" svg:d="M59102 44973c250 0 500 2778 500 5557 0 2778-3108 5556-6216 5556s-6216 3135-6216 6271c0 3135 252 6270 503 6270" svg:viewBox="0 0 12433 23655">
          <text:p/>
        </draw:connector>
        <draw:connector draw:style-name="gr124" draw:text-style-name="P5" draw:layer="layout" draw:type="curve" svg:x1="59.102cm" svg:y1="45.926cm" svg:x2="47.673cm" svg:y2="69.262cm" draw:start-shape="id38" draw:start-glue-point="1" draw:end-shape="id83" draw:end-glue-point="7" svg:d="M59102 45926c250 0 500 2659 500 5318s-3108 5318-6216 5318-6216 3175-6216 6350 252 6350 503 6350" svg:viewBox="0 0 12433 23337">
          <text:p/>
        </draw:connector>
        <draw:custom-shape draw:style-name="gr5" draw:text-style-name="P3" xml:id="id87" draw:id="id87" draw:layer="layout" svg:width="3.175cm" svg:height="2.222cm" svg:x="42.909cm" svg:y="70.215cm">
          <draw:glue-point draw:id="4" svg:x="-4.998cm" svg:y="-2.142cm"/>
          <draw:glue-point draw:id="5" svg:x="-4.998cm" svg:y="2.142cm"/>
          <text:p text:style-name="P1">MUX2</text:p>
          <text:p text:style-name="P1"><text:span text:style-name="T1">AXWORD</text:span></text:p>
          <draw:enhanced-geometry svg:viewBox="0 0 21600 21600" draw:type="rectangle" draw:enhanced-path="M 0 0 L 21600 0 21600 21600 0 21600 0 0 Z N"/>
        </draw:custom-shape>
        <draw:connector draw:style-name="gr125" draw:text-style-name="P5" draw:layer="layout" draw:type="curve" svg:x1="46.084cm" svg:y1="71.326cm" svg:x2="55.927cm" svg:y2="70.373cm" draw:start-shape="id87" draw:start-glue-point="1" draw:end-shape="id81" draw:end-glue-point="3" svg:d="M46084 71326c7381 0 2460-953 9843-953" svg:viewBox="0 0 9844 954">
          <text:p/>
        </draw:connector>
        <draw:custom-shape draw:style-name="gr22" draw:text-style-name="P3" xml:id="id89" draw:id="id89" draw:layer="layout" svg:width="1.905cm" svg:height="0.952cm" svg:x="39.417cm" svg:y="69.898cm">
          <text:p text:style-name="P1">REG</text:p>
          <draw:enhanced-geometry svg:viewBox="0 0 21600 21600" draw:type="rectangle" draw:enhanced-path="M 0 0 L 21600 0 21600 21600 0 21600 0 0 Z N"/>
        </draw:custom-shape>
        <draw:custom-shape draw:style-name="gr22" draw:text-style-name="P3" xml:id="id88" draw:id="id88" draw:layer="layout" svg:width="1.905cm" svg:height="0.952cm" svg:x="36.242cm" svg:y="69.898cm">
          <text:p text:style-name="P1">REG</text:p>
          <draw:enhanced-geometry svg:viewBox="0 0 21600 21600" draw:type="rectangle" draw:enhanced-path="M 0 0 L 21600 0 21600 21600 0 21600 0 0 Z N"/>
        </draw:custom-shape>
        <draw:connector draw:style-name="gr126" draw:text-style-name="P5" draw:layer="layout" draw:type="curve" svg:x1="38.147cm" svg:y1="70.374cm" svg:x2="39.417cm" svg:y2="70.374cm" draw:start-shape="id88" draw:start-glue-point="1" draw:end-shape="id89" draw:end-glue-point="3" svg:d="M38147 70374h1270" svg:viewBox="0 0 1271 1">
          <text:p/>
        </draw:connector>
        <draw:connector draw:style-name="gr127" draw:text-style-name="P5" draw:layer="layout" draw:type="curve" svg:x1="41.322cm" svg:y1="70.374cm" svg:x2="42.91cm" svg:y2="70.851cm" draw:start-shape="id89" draw:start-glue-point="1" draw:end-shape="id87" draw:end-glue-point="4" svg:d="M41322 70374c1189 0 396 477 1588 477" svg:viewBox="0 0 1589 478">
          <text:p/>
        </draw:connector>
        <draw:custom-shape draw:style-name="gr22" draw:text-style-name="P3" xml:id="id91" draw:id="id91" draw:layer="layout" svg:width="1.905cm" svg:height="0.952cm" svg:x="39.417cm" svg:y="71.803cm">
          <text:p text:style-name="P1">REG</text:p>
          <draw:enhanced-geometry svg:viewBox="0 0 21600 21600" draw:type="rectangle" draw:enhanced-path="M 0 0 L 21600 0 21600 21600 0 21600 0 0 Z N"/>
        </draw:custom-shape>
        <draw:custom-shape draw:style-name="gr22" draw:text-style-name="P3" xml:id="id90" draw:id="id90" draw:layer="layout" svg:width="1.905cm" svg:height="0.952cm" svg:x="36.242cm" svg:y="71.803cm">
          <text:p text:style-name="P1">REG</text:p>
          <draw:enhanced-geometry svg:viewBox="0 0 21600 21600" draw:type="rectangle" draw:enhanced-path="M 0 0 L 21600 0 21600 21600 0 21600 0 0 Z N"/>
        </draw:custom-shape>
        <draw:connector draw:style-name="gr126" draw:text-style-name="P5" draw:layer="layout" draw:type="curve" svg:x1="38.147cm" svg:y1="72.279cm" svg:x2="39.417cm" svg:y2="72.279cm" draw:start-shape="id90" draw:start-glue-point="1" draw:end-shape="id91" draw:end-glue-point="3" svg:d="M38147 72279h1270" svg:viewBox="0 0 1271 1">
          <text:p/>
        </draw:connector>
        <draw:connector draw:style-name="gr128" draw:text-style-name="P5" draw:layer="layout" draw:type="curve" svg:x1="41.322cm" svg:y1="72.279cm" svg:x2="42.91cm" svg:y2="71.801cm" draw:start-shape="id91" draw:start-glue-point="1" draw:end-shape="id87" draw:end-glue-point="5" svg:d="M41322 72279c1189 0 396-478 1588-478" svg:viewBox="0 0 1589 479">
          <text:p/>
        </draw:connector>
        <draw:custom-shape draw:style-name="gr101" draw:text-style-name="P3" xml:id="id92" draw:id="id92" draw:layer="layout" svg:width="3.175cm" svg:height="3.175cm" svg:x="51.165cm" svg:y="71.802cm">
          <draw:glue-point draw:id="4" svg:x="-4.998cm" svg:y="-2.998cm"/>
          <draw:glue-point draw:id="5" svg:x="-4.998cm" svg:y="-0.998cm"/>
          <draw:glue-point draw:id="6" svg:x="-4.998cm" svg:y="1.001cm"/>
          <draw:glue-point draw:id="7" svg:x="-4.998cm" svg:y="3.001cm"/>
          <text:p text:style-name="P1">MUX4</text:p>
          <text:p text:style-name="P1">MUXH</text:p>
          <draw:enhanced-geometry svg:viewBox="0 0 21600 21600" draw:type="rectangle" draw:enhanced-path="M 0 0 L 21600 0 21600 21600 0 21600 0 0 Z N"/>
        </draw:custom-shape>
        <draw:connector draw:style-name="gr129" draw:text-style-name="P5" draw:layer="layout" draw:type="curve" svg:x1="54.34cm" svg:y1="73.389cm" svg:x2="55.928cm" svg:y2="71.166cm" draw:start-shape="id92" draw:start-glue-point="1" draw:end-shape="id81" draw:end-glue-point="5" svg:d="M54340 73389c1189 0 396-2223 1588-2223" svg:viewBox="0 0 1589 2224">
          <text:p/>
        </draw:connector>
        <draw:connector draw:style-name="gr130" draw:text-style-name="P5" draw:layer="layout" draw:type="curve" draw:line-skew="0cm 7.303cm" svg:x1="99.105cm" svg:y1="59.261cm" svg:x2="51.166cm" svg:y2="72.438cm" draw:start-shape="id44" draw:start-glue-point="1" draw:end-shape="id92" draw:end-glue-point="4" svg:d="M99105 59261c250 0 500 3453 500 6906 0 3452-12236 6905-24471 6905-12236 0-24471-159-24471-317 0-159 252-317 503-317" svg:viewBox="0 0 48943 13812">
          <text:p/>
        </draw:connector>
        <draw:connector draw:style-name="gr131" draw:text-style-name="P5" draw:layer="layout" draw:type="curve" draw:line-skew="0cm 7.461cm" svg:x1="99.105cm" svg:y1="60.215cm" svg:x2="51.166cm" svg:y2="73.073cm" draw:start-shape="id45" draw:start-glue-point="1" draw:end-shape="id92" draw:end-glue-point="5" svg:d="M99105 60215c250 0 500 3373 500 6746s-12236 6746-24471 6746c-12236 0-24471-159-24471-317 0-159 252-317 503-317" svg:viewBox="0 0 48943 13493">
          <text:p/>
        </draw:connector>
        <draw:custom-shape draw:style-name="gr22" draw:text-style-name="P3" xml:id="id93" draw:id="id93" draw:layer="layout" svg:width="1.905cm" svg:height="0.952cm" svg:x="47.673cm" svg:y="73.072cm">
          <text:p text:style-name="P1">REG</text:p>
          <draw:enhanced-geometry svg:viewBox="0 0 21600 21600" draw:type="rectangle" draw:enhanced-path="M 0 0 L 21600 0 21600 21600 0 21600 0 0 Z N"/>
        </draw:custom-shape>
        <draw:custom-shape draw:style-name="gr22" draw:text-style-name="P3" xml:id="id94" draw:id="id94" draw:layer="layout" svg:width="1.905cm" svg:height="0.952cm" svg:x="47.673cm" svg:y="74.342cm">
          <text:p text:style-name="P1">REG</text:p>
          <draw:enhanced-geometry svg:viewBox="0 0 21600 21600" draw:type="rectangle" draw:enhanced-path="M 0 0 L 21600 0 21600 21600 0 21600 0 0 Z N"/>
        </draw:custom-shape>
        <draw:connector draw:style-name="gr132" draw:text-style-name="P5" draw:layer="layout" draw:type="curve" svg:x1="49.578cm" svg:y1="73.548cm" svg:x2="51.166cm" svg:y2="73.706cm" draw:start-shape="id93" draw:start-glue-point="1" draw:end-shape="id92" draw:end-glue-point="6" svg:d="M49578 73548c1189 0 396 158 1588 158" svg:viewBox="0 0 1589 159">
          <text:p/>
        </draw:connector>
        <draw:connector draw:style-name="gr133" draw:text-style-name="P5" draw:layer="layout" draw:type="curve" svg:x1="49.578cm" svg:y1="74.818cm" svg:x2="51.166cm" svg:y2="74.341cm" draw:start-shape="id94" draw:start-glue-point="1" draw:end-shape="id92" draw:end-glue-point="7" svg:d="M49578 74818c1189 0 396-477 1588-477" svg:viewBox="0 0 1589 478">
          <text:p/>
        </draw:connector>
        <draw:connector draw:style-name="gr134" draw:text-style-name="P5" draw:layer="layout" draw:type="curve" svg:x1="65.294cm" svg:y1="78.788cm" svg:x2="47.673cm" svg:y2="73.548cm" draw:start-shape="id10" draw:start-glue-point="0" draw:end-shape="id93" draw:end-glue-point="3" svg:d="M65294 78788c0-3573-9062-2977-13655-3394s-4719-1846-3966-1846" svg:viewBox="0 0 17969 5241">
          <text:p/>
        </draw:connector>
        <draw:connector draw:style-name="gr135" draw:text-style-name="P5" draw:layer="layout" draw:type="curve" svg:x1="70.374cm" svg:y1="78.788cm" svg:x2="47.673cm" svg:y2="74.818cm" draw:start-shape="id12" draw:start-glue-point="0" draw:end-shape="id94" draw:end-glue-point="3" svg:d="M70374 78788c0-2620-11602-2183-17465-2521s-5989-1449-5236-1449" svg:viewBox="0 0 23026 3971">
          <text:p/>
        </draw:connector>
        <draw:custom-shape draw:style-name="gr5" draw:text-style-name="P3" xml:id="id95" draw:id="id95" draw:layer="layout" svg:width="3.175cm" svg:height="2.222cm" svg:x="31.162cm" svg:y="70.214cm">
          <draw:glue-point draw:id="4" svg:x="-4.998cm" svg:y="-2.142cm"/>
          <draw:glue-point draw:id="5" svg:x="-4.998cm" svg:y="2.142cm"/>
          <text:p text:style-name="P1">MUX2</text:p>
          <text:p text:style-name="P1"><text:span text:style-name="T1">AXDMUX</text:span></text:p>
          <draw:enhanced-geometry svg:viewBox="0 0 21600 21600" draw:type="rectangle" draw:enhanced-path="M 0 0 L 21600 0 21600 21600 0 21600 0 0 Z N"/>
        </draw:custom-shape>
        <draw:connector draw:style-name="gr136" draw:text-style-name="P5" draw:layer="layout" draw:type="curve" svg:x1="34.337cm" svg:y1="71.325cm" svg:x2="36.242cm" svg:y2="70.374cm" draw:start-shape="id95" draw:start-glue-point="1" draw:end-shape="id88" draw:end-glue-point="3" svg:d="M34337 71325c1428 0 476-951 1905-951" svg:viewBox="0 0 1906 952">
          <text:p/>
        </draw:connector>
        <draw:connector draw:style-name="gr137" draw:text-style-name="P5" draw:layer="layout" draw:type="curve" svg:x1="34.337cm" svg:y1="71.325cm" svg:x2="36.242cm" svg:y2="72.279cm" draw:start-shape="id95" draw:start-glue-point="1" draw:end-shape="id90" draw:end-glue-point="3" svg:d="M34337 71325c1428 0 476 954 1905 954" svg:viewBox="0 0 1906 955">
          <text:p/>
        </draw:connector>
        <draw:custom-shape draw:style-name="gr138" draw:text-style-name="P2" xml:id="id96" draw:id="id96" draw:layer="layout" svg:width="3.492cm" svg:height="0.952cm" svg:x="21.32cm" svg:y="69.897cm">
          <text:p text:style-name="P1">SIPO AX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9" draw:text-style-name="P5" draw:layer="layout" draw:type="curve" svg:x1="24.812cm" svg:y1="70.373cm" svg:x2="31.163cm" svg:y2="70.85cm" draw:start-shape="id96" draw:start-glue-point="1" draw:end-shape="id95" draw:end-glue-point="4" svg:d="M24812 70373c4762 0 1587 477 6351 477" svg:viewBox="0 0 6352 478">
          <text:p/>
        </draw:connector>
        <draw:custom-shape draw:style-name="gr140" draw:text-style-name="P3" xml:id="id97" draw:id="id97" draw:layer="layout" svg:width="3.492cm" svg:height="1.905cm" svg:x="26.4cm" svg:y="71.484cm">
          <text:p text:style-name="P1">YM<text:line-break/>DECOD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1" draw:text-style-name="P5" draw:layer="layout" draw:type="curve" svg:x1="29.892cm" svg:y1="72.436cm" svg:x2="31.163cm" svg:y2="71.8cm" draw:start-shape="id97" draw:start-glue-point="1" draw:end-shape="id95" draw:end-glue-point="5" svg:d="M29892 72436c952 0 317-636 1271-636" svg:viewBox="0 0 1272 637">
          <text:p/>
        </draw:connector>
        <draw:connector draw:style-name="gr142" draw:text-style-name="P5" draw:layer="layout" draw:type="curve" svg:x1="24.812cm" svg:y1="70.373cm" svg:x2="26.4cm" svg:y2="72.436cm" draw:start-shape="id96" draw:start-glue-point="1" draw:end-shape="id97" draw:end-glue-point="3" svg:d="M24812 70373c1191 0 397 2063 1588 2063" svg:viewBox="0 0 1589 2064">
          <text:p/>
        </draw:connector>
        <draw:connector draw:style-name="gr143" draw:text-style-name="P5" draw:layer="layout" draw:type="curve" svg:x1="77.2cm" svg:y1="13.223cm" svg:x2="80.694cm" svg:y2="27.985cm" draw:start-shape="id17" draw:start-glue-point="1" draw:end-shape="id28" draw:end-glue-point="5" svg:d="M77200 13223c2619 0 872 14762 3494 14762" svg:viewBox="0 0 3495 14763">
          <text:p/>
        </draw:connector>
        <draw:custom-shape draw:style-name="gr144" draw:text-style-name="P3" xml:id="id98" draw:id="id98" draw:layer="layout" svg:width="3.175cm" svg:height="5.715cm" svg:x="41.005cm" svg:y="52.434cm">
          <draw:glue-point draw:id="4" svg:x="-4.998cm" svg:y="-0.554cm"/>
          <draw:glue-point draw:id="5" svg:x="-4.998cm" svg:y="0.556cm"/>
          <draw:glue-point draw:id="6" svg:x="-4.998cm" svg:y="1.667cm"/>
          <draw:glue-point draw:id="7" svg:x="-4.998cm" svg:y="2.778cm"/>
          <draw:glue-point draw:id="8" svg:x="-4.998cm" svg:y="3.889cm"/>
          <draw:glue-point draw:id="9" svg:x="-4.998cm" svg:y="-1.665cm"/>
          <draw:glue-point draw:id="10" svg:x="-4.998cm" svg:y="-2.776cm"/>
          <draw:glue-point draw:id="11" svg:x="-4.998cm" svg:y="-3.888cm"/>
          <text:p text:style-name="P1">MUX8</text:p>
          <draw:enhanced-geometry svg:viewBox="0 0 21600 21600" draw:type="rectangle" draw:enhanced-path="M 0 0 L 21600 0 21600 21600 0 21600 0 0 Z N"/>
        </draw:custom-shape>
        <draw:connector draw:style-name="gr145" draw:text-style-name="P5" draw:layer="layout" draw:type="curve" svg:x1="44.18cm" svg:y1="55.291cm" svg:x2="57.515cm" svg:y2="55.769cm" draw:start-shape="id98" draw:start-glue-point="1" draw:end-shape="id70" draw:end-glue-point="3" svg:d="M44180 55291c10000 0 3333 478 13335 478" svg:viewBox="0 0 13336 479">
          <text:p/>
        </draw:connector>
        <draw:custom-shape draw:style-name="gr146" draw:text-style-name="P3" xml:id="id99" draw:id="id99" draw:layer="layout" svg:width="7.937cm" svg:height="0.952cm" svg:x="30.21cm" svg:y="52.435cm">
          <text:p text:style-name="P1">RVVOL</text:p>
          <draw:enhanced-geometry svg:viewBox="0 0 21600 21600" draw:type="rectangle" draw:enhanced-path="M 0 0 L 21600 0 21600 21600 0 21600 0 0 Z N"/>
        </draw:custom-shape>
        <draw:connector draw:style-name="gr147" draw:text-style-name="P5" draw:layer="layout" draw:type="curve" svg:x1="38.147cm" svg:y1="52.911cm" svg:x2="41.006cm" svg:y2="53.07cm" draw:start-shape="id99" draw:start-glue-point="1" draw:end-shape="id98" draw:end-glue-point="11" svg:d="M38147 52911c2142 0 713 159 2859 159" svg:viewBox="0 0 2860 160">
          <text:p/>
        </draw:connector>
        <draw:connector draw:style-name="gr148" draw:text-style-name="P5" draw:layer="layout" draw:type="curve" svg:x1="38.147cm" svg:y1="52.911cm" svg:x2="41.006cm" svg:y2="53.705cm" draw:start-shape="id99" draw:start-glue-point="1" draw:end-shape="id98" draw:end-glue-point="10" svg:d="M38147 52911c2142 0 713 794 2859 794" svg:viewBox="0 0 2860 795">
          <text:p/>
        </draw:connector>
        <draw:custom-shape draw:style-name="gr149" draw:text-style-name="P3" xml:id="id101" draw:id="id101" draw:layer="layout" svg:width="4.128cm" svg:height="0.952cm" svg:x="34.018cm" svg:y="55.61cm">
          <text:p text:style-name="P1">CH_VOL_B</text:p>
          <draw:enhanced-geometry svg:viewBox="0 0 21600 21600" draw:type="rectangle" draw:enhanced-path="M 0 0 L 21600 0 21600 21600 0 21600 0 0 Z N"/>
        </draw:custom-shape>
        <draw:custom-shape draw:style-name="gr150" draw:text-style-name="P3" xml:id="id100" draw:id="id100" draw:layer="layout" svg:width="4.127cm" svg:height="0.952cm" svg:x="28.622cm" svg:y="55.61cm">
          <text:p text:style-name="P1">CH_VOL_A</text:p>
          <draw:enhanced-geometry svg:viewBox="0 0 21600 21600" draw:type="rectangle" draw:enhanced-path="M 0 0 L 21600 0 21600 21600 0 21600 0 0 Z N"/>
        </draw:custom-shape>
        <draw:connector draw:style-name="gr151" draw:text-style-name="P5" draw:layer="layout" draw:type="curve" svg:x1="32.749cm" svg:y1="56.086cm" svg:x2="34.018cm" svg:y2="56.086cm" draw:start-shape="id100" draw:start-glue-point="1" draw:end-shape="id101" draw:end-glue-point="3" svg:d="M32749 56086h1269" svg:viewBox="0 0 1270 1">
          <text:p/>
        </draw:connector>
        <draw:connector draw:style-name="gr152" draw:text-style-name="P5" draw:layer="layout" draw:type="curve" svg:x1="38.147cm" svg:y1="54.499cm" svg:x2="41.006cm" svg:y2="54.34cm" draw:start-shape="id102" draw:start-glue-point="1" draw:end-shape="id98" draw:end-glue-point="9" svg:d="M38147 54499c2142 0 713-159 2859-159" svg:viewBox="0 0 2860 160">
          <text:p/>
        </draw:connector>
        <draw:connector draw:style-name="gr153" draw:text-style-name="P5" draw:layer="layout" draw:type="curve" svg:x1="25.446cm" svg:y1="54.817cm" svg:x2="28.622cm" svg:y2="56.086cm" draw:start-shape="id103" draw:start-glue-point="1" draw:end-shape="id100" draw:end-glue-point="3" svg:d="M25446 54817c794 0 1588 317 1588 635 0 317 794 634 1588 634" svg:viewBox="0 0 3177 1270">
          <text:p/>
        </draw:connector>
        <draw:custom-shape draw:style-name="gr93" draw:text-style-name="P10" xml:id="id104" draw:id="id104" draw:layer="layout" svg:width="3.809cm" svg:height="0.952cm" svg:x="34.336cm" svg:y="57.198cm">
          <text:p text:style-name="P1">REG228</text:p>
          <draw:enhanced-geometry svg:viewBox="0 0 21600 21600" draw:type="rectangle" draw:enhanced-path="M 0 0 L 21600 0 21600 21600 0 21600 0 0 Z N"/>
        </draw:custom-shape>
        <draw:custom-shape draw:style-name="gr93" draw:text-style-name="P10" xml:id="id105" draw:id="id105" draw:layer="layout" svg:width="3.809cm" svg:height="0.952cm" svg:x="34.337cm" svg:y="58.15cm">
          <text:p text:style-name="P1">REG229</text:p>
          <draw:enhanced-geometry svg:viewBox="0 0 21600 21600" draw:type="rectangle" draw:enhanced-path="M 0 0 L 21600 0 21600 21600 0 21600 0 0 Z N"/>
        </draw:custom-shape>
        <draw:custom-shape draw:style-name="gr93" draw:text-style-name="P10" xml:id="id106" draw:id="id106" draw:layer="layout" svg:width="3.809cm" svg:height="0.952cm" svg:x="34.337cm" svg:y="59.103cm">
          <text:p text:style-name="P1">REG22A</text:p>
          <draw:enhanced-geometry svg:viewBox="0 0 21600 21600" draw:type="rectangle" draw:enhanced-path="M 0 0 L 21600 0 21600 21600 0 21600 0 0 Z N"/>
        </draw:custom-shape>
        <draw:custom-shape draw:style-name="gr93" draw:text-style-name="P10" xml:id="id107" draw:id="id107" draw:layer="layout" svg:width="3.809cm" svg:height="0.952cm" svg:x="34.337cm" svg:y="60.055cm">
          <text:p text:style-name="P1">REG22B</text:p>
          <draw:enhanced-geometry svg:viewBox="0 0 21600 21600" draw:type="rectangle" draw:enhanced-path="M 0 0 L 21600 0 21600 21600 0 21600 0 0 Z N"/>
        </draw:custom-shape>
        <draw:connector draw:style-name="gr154" draw:text-style-name="P5" draw:layer="layout" draw:type="curve" svg:x1="38.145cm" svg:y1="57.674cm" svg:x2="41.006cm" svg:y2="55.608cm" draw:start-shape="id104" draw:start-glue-point="1" draw:end-shape="id98" draw:end-glue-point="5" svg:d="M38145 57674c2143 0 713-2066 2861-2066" svg:viewBox="0 0 2862 2067">
          <text:p/>
        </draw:connector>
        <draw:connector draw:style-name="gr155" draw:text-style-name="P5" draw:layer="layout" draw:type="curve" svg:x1="38.146cm" svg:y1="58.626cm" svg:x2="41.006cm" svg:y2="56.243cm" draw:start-shape="id105" draw:start-glue-point="1" draw:end-shape="id98" draw:end-glue-point="6" svg:d="M38146 58626c2143 0 714-2383 2860-2383" svg:viewBox="0 0 2861 2384">
          <text:p/>
        </draw:connector>
        <draw:connector draw:style-name="gr156" draw:text-style-name="P5" draw:layer="layout" draw:type="curve" svg:x1="38.146cm" svg:y1="59.579cm" svg:x2="41.006cm" svg:y2="56.878cm" draw:start-shape="id106" draw:start-glue-point="1" draw:end-shape="id98" draw:end-glue-point="7" svg:d="M38146 59579c2143 0 714-2701 2860-2701" svg:viewBox="0 0 2861 2702">
          <text:p/>
        </draw:connector>
        <draw:connector draw:style-name="gr157" draw:text-style-name="P5" draw:layer="layout" draw:type="curve" svg:x1="38.146cm" svg:y1="60.531cm" svg:x2="41.006cm" svg:y2="57.513cm" draw:start-shape="id107" draw:start-glue-point="1" draw:end-shape="id98" draw:end-glue-point="8" svg:d="M38146 60531c2143 0 714-3018 2860-3018" svg:viewBox="0 0 2861 3019">
          <text:p/>
        </draw:connector>
        <draw:custom-shape draw:style-name="gr22" draw:text-style-name="P3" xml:id="id108" draw:id="id108" draw:layer="layout" svg:width="1.905cm" svg:height="0.952cm" svg:x="27.353cm" svg:y="52.435cm">
          <text:p text:style-name="P1">LAT</text:p>
          <draw:enhanced-geometry svg:viewBox="0 0 21600 21600" draw:type="rectangle" draw:enhanced-path="M 0 0 L 21600 0 21600 21600 0 21600 0 0 Z N"/>
        </draw:custom-shape>
        <draw:connector draw:style-name="gr158" draw:text-style-name="P5" draw:layer="layout" draw:type="curve" svg:x1="29.258cm" svg:y1="52.911cm" svg:x2="30.21cm" svg:y2="52.911cm" draw:start-shape="id108" draw:start-glue-point="1" draw:end-shape="id99" draw:end-glue-point="3" svg:d="M29258 52911h952" svg:viewBox="0 0 953 1">
          <text:p/>
        </draw:connector>
        <draw:connector draw:style-name="gr159" draw:text-style-name="P5" draw:layer="layout" draw:type="curve" svg:x1="25.446cm" svg:y1="52.912cm" svg:x2="27.353cm" svg:y2="52.911cm" draw:start-shape="id109" draw:start-glue-point="1" draw:end-shape="id108" draw:end-glue-point="3" svg:d="M25446 52912c477 0 953 0 953-1 0 0 477 0 954 0" svg:viewBox="0 0 1908 2">
          <text:p/>
        </draw:connector>
        <draw:custom-shape draw:style-name="gr60" draw:text-style-name="P8" xml:id="id85" draw:id="id85" draw:layer="layout" svg:width="3.809cm" svg:height="1.588cm" svg:x="22.59cm" svg:y="44.179cm">
          <draw:glue-point draw:id="4" svg:x="-5.001cm" svg:y="-2.997cm"/>
          <draw:glue-point draw:id="5" svg:x="-5.001cm" svg:y="2.997cm"/>
          <text:p text:style-name="P1">MUL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110" draw:id="id110" draw:layer="layout" svg:width="3.175cm" svg:height="2.222cm" svg:x="18.145cm" svg:y="43.227cm">
          <draw:glue-point draw:id="4" svg:x="-4.998cm" svg:y="-2.142cm"/>
          <draw:glue-point draw:id="5" svg:x="-4.998cm" svg:y="2.142cm"/>
          <text:p text:style-name="P1">MUX2</text:p>
          <text:p text:style-name="P1">Word to byte</text:p>
          <draw:enhanced-geometry svg:viewBox="0 0 21600 21600" draw:type="rectangle" draw:enhanced-path="M 0 0 L 21600 0 21600 21600 0 21600 0 0 Z N"/>
        </draw:custom-shape>
        <draw:connector draw:style-name="gr160" draw:text-style-name="P5" draw:layer="layout" draw:type="curve" svg:x1="21.32cm" svg:y1="44.338cm" svg:x2="22.59cm" svg:y2="44.498cm" draw:start-shape="id110" draw:start-glue-point="1" draw:end-shape="id85" draw:end-glue-point="4" svg:d="M21320 44338c951 0 316 160 1270 160" svg:viewBox="0 0 1271 161">
          <text:p/>
        </draw:connector>
        <draw:custom-shape draw:style-name="gr161" draw:text-style-name="P3" xml:id="id111" draw:id="id111" draw:layer="layout" svg:width="3.175cm" svg:height="1.588cm" svg:x="13.7cm" svg:y="42.592cm">
          <text:p text:style-name="P1">LAT</text:p>
          <text:p text:style-name="P1"><text:span text:style-name="T2">TRIGP10</text:span></text:p>
          <draw:enhanced-geometry svg:viewBox="0 0 21600 21600" draw:type="rectangle" draw:enhanced-path="M 0 0 L 21600 0 21600 21600 0 21600 0 0 Z N"/>
        </draw:custom-shape>
        <draw:connector draw:style-name="gr162" draw:text-style-name="P5" draw:layer="layout" draw:type="curve" svg:x1="16.875cm" svg:y1="43.386cm" svg:x2="18.146cm" svg:y2="43.863cm" draw:start-shape="id111" draw:start-glue-point="1" draw:end-shape="id110" draw:end-glue-point="4" svg:d="M16875 43386c951 0 316 477 1271 477" svg:viewBox="0 0 1272 478">
          <text:p/>
        </draw:connector>
        <draw:connector draw:style-name="gr163" draw:text-style-name="P5" draw:layer="layout" draw:type="curve" svg:x1="16.875cm" svg:y1="45.291cm" svg:x2="18.146cm" svg:y2="44.813cm" draw:start-shape="id112" draw:start-glue-point="1" draw:end-shape="id110" draw:end-glue-point="5" svg:d="M16875 45291c951 0 316-478 1271-478" svg:viewBox="0 0 1272 479">
          <text:p/>
        </draw:connector>
        <draw:connector draw:style-name="gr164" draw:text-style-name="P5" draw:layer="layout" draw:type="curve" svg:x1="12.747cm" svg:y1="43.385cm" svg:x2="13.7cm" svg:y2="43.386cm" draw:start-shape="id113" draw:start-glue-point="1" draw:end-shape="id111" draw:end-glue-point="3" svg:d="M12747 43385c238 0 476 0 476 1 0 0 239 0 477 0" svg:viewBox="0 0 954 2">
          <text:p/>
        </draw:connector>
        <draw:connector draw:style-name="gr165" draw:text-style-name="P5" draw:layer="layout" draw:type="curve" svg:x1="12.747cm" svg:y1="45.29cm" svg:x2="13.7cm" svg:y2="45.291cm" draw:start-shape="id114" draw:start-glue-point="1" draw:end-shape="id112" draw:end-glue-point="3" svg:d="M12747 45290c238 0 476 0 476 1 0 0 239 0 477 0" svg:viewBox="0 0 954 2">
          <text:p/>
        </draw:connector>
        <draw:custom-shape draw:style-name="gr53" draw:text-style-name="P7" xml:id="id116" draw:id="id116" draw:layer="layout" svg:width="3.809cm" svg:height="1.588cm" svg:x="31.482cm" svg:y="44.495cm">
          <draw:glue-point draw:id="4" svg:x="-5.001cm" svg:y="-2.997cm"/>
          <draw:glue-point draw:id="5" svg:x="-5.001cm" svg:y="2.997cm"/>
          <text:p text:style-name="P1">+ ADDE</text:p>
          <draw:enhanced-geometry svg:viewBox="0 0 21600 21600" draw:type="rectangle" draw:enhanced-path="M 0 0 L 21600 0 21600 21600 0 21600 0 0 Z N"/>
        </draw:custom-shape>
        <draw:custom-shape draw:style-name="gr22" draw:text-style-name="P3" xml:id="id115" draw:id="id115" draw:layer="layout" svg:width="1.905cm" svg:height="0.952cm" svg:x="27.988cm" svg:y="43.227cm">
          <text:p text:style-name="P1">REG</text:p>
          <draw:enhanced-geometry svg:viewBox="0 0 21600 21600" draw:type="rectangle" draw:enhanced-path="M 0 0 L 21600 0 21600 21600 0 21600 0 0 Z N"/>
        </draw:custom-shape>
        <draw:connector draw:style-name="gr166" draw:text-style-name="P5" draw:layer="layout" draw:type="curve" svg:x1="29.893cm" svg:y1="43.703cm" svg:x2="31.482cm" svg:y2="44.814cm" draw:start-shape="id115" draw:start-glue-point="1" draw:end-shape="id116" draw:end-glue-point="4" svg:d="M29893 43703c1191 0 397 1111 1589 1111" svg:viewBox="0 0 1590 1112">
          <text:p/>
        </draw:connector>
        <draw:connector draw:style-name="gr167" draw:text-style-name="P5" draw:layer="layout" draw:type="curve" svg:x1="26.399cm" svg:y1="44.973cm" svg:x2="27.988cm" svg:y2="43.703cm" draw:start-shape="id85" draw:start-glue-point="1" draw:end-shape="id115" draw:end-glue-point="3" svg:d="M26399 44973c1191 0 397-1270 1589-1270" svg:viewBox="0 0 1590 1271">
          <text:p/>
        </draw:connector>
        <draw:connector draw:style-name="gr168" draw:text-style-name="P5" draw:layer="layout" draw:type="curve" svg:x1="26.399cm" svg:y1="44.973cm" svg:x2="31.482cm" svg:y2="45.764cm" draw:start-shape="id85" draw:start-glue-point="1" draw:end-shape="id116" draw:end-glue-point="5" svg:d="M26399 44973c3811 0 1270 791 5083 791" svg:viewBox="0 0 5084 792">
          <text:p/>
        </draw:connector>
        <draw:custom-shape draw:style-name="gr22" draw:text-style-name="P3" xml:id="id117" draw:id="id117" draw:layer="layout" svg:width="1.905cm" svg:height="0.952cm" svg:x="36.879cm" svg:y="42.591cm">
          <text:p text:style-name="P1">REG</text:p>
          <draw:enhanced-geometry svg:viewBox="0 0 21600 21600" draw:type="rectangle" draw:enhanced-path="M 0 0 L 21600 0 21600 21600 0 21600 0 0 Z N"/>
        </draw:custom-shape>
        <draw:connector draw:style-name="gr169" draw:text-style-name="P5" draw:layer="layout" draw:type="curve" svg:x1="35.291cm" svg:y1="45.289cm" svg:x2="36.879cm" svg:y2="43.067cm" draw:start-shape="id116" draw:start-glue-point="1" draw:end-shape="id117" draw:end-glue-point="3" svg:d="M35291 45289c1189 0 396-2222 1588-2222" svg:viewBox="0 0 1589 2223">
          <text:p/>
        </draw:connector>
        <draw:connector draw:style-name="gr170" draw:text-style-name="P5" draw:layer="layout" draw:type="curve" svg:x1="26.399cm" svg:y1="44.973cm" svg:x2="36.879cm" svg:y2="43.067cm" draw:start-shape="id85" draw:start-glue-point="1" draw:end-shape="id117" draw:end-glue-point="3" svg:d="M26399 44973c7858 0 2619-1906 10480-1906" svg:viewBox="0 0 10481 1907">
          <text:p/>
        </draw:connector>
        <draw:custom-shape draw:style-name="gr53" draw:text-style-name="P7" xml:id="id24" draw:id="id24" draw:layer="layout" svg:width="3.809cm" svg:height="1.588cm" svg:x="49.895cm" svg:y="40.369cm">
          <draw:glue-point draw:id="4" svg:x="-5.001cm" svg:y="-2.997cm"/>
          <draw:glue-point draw:id="5" svg:x="-5.001cm" svg:y="2.997cm"/>
          <text:p text:style-name="P1">+ ADDD</text:p>
          <draw:enhanced-geometry svg:viewBox="0 0 21600 21600" draw:type="rectangle" draw:enhanced-path="M 0 0 L 21600 0 21600 21600 0 21600 0 0 Z N"/>
        </draw:custom-shape>
        <draw:custom-shape draw:style-name="gr171" draw:text-style-name="P3" xml:id="id118" draw:id="id118" draw:layer="layout" svg:width="3.492cm" svg:height="3.175cm" svg:x="41.958cm" svg:y="42.592cm">
          <draw:glue-point draw:id="4" svg:x="-4.998cm" svg:y="-2.998cm"/>
          <draw:glue-point draw:id="5" svg:x="-4.998cm" svg:y="-0.998cm"/>
          <draw:glue-point draw:id="6" svg:x="-4.998cm" svg:y="1.001cm"/>
          <draw:glue-point draw:id="7" svg:x="-4.998cm" svg:y="3.001cm"/>
          <text:p text:style-name="P1">MUX4</text:p>
          <text:p text:style-name="P1">ADDD_IN</text:p>
          <text:p text:style-name="P1">BMUX</text:p>
          <draw:enhanced-geometry svg:viewBox="0 0 21600 21600" draw:type="rectangle" draw:enhanced-path="M 0 0 L 21600 0 21600 21600 0 21600 0 0 Z N"/>
        </draw:custom-shape>
        <draw:custom-shape draw:style-name="gr39" draw:text-style-name="P3" xml:id="id86" draw:id="id86" draw:layer="layout" svg:width="3.493cm" svg:height="0.952cm" svg:x="35.289cm" svg:y="40.688cm">
          <text:p text:style-name="P1">P13LAT</text:p>
          <draw:enhanced-geometry svg:viewBox="0 0 21600 21600" draw:type="rectangle" draw:enhanced-path="M 0 0 L 21600 0 21600 21600 0 21600 0 0 Z N"/>
        </draw:custom-shape>
        <draw:connector draw:style-name="gr116" draw:text-style-name="P5" draw:layer="layout" draw:type="curve" draw:line-skew="0cm 1.088cm" svg:x1="59.102cm" svg:y1="44.973cm" svg:x2="41.959cm" svg:y2="44.496cm" draw:start-shape="id37" draw:start-glue-point="1" draw:end-shape="id118" draw:end-glue-point="6" svg:d="M59102 44973c250 0 500 596 500 1191 0 596-4536 1191-9073 1191-4536 0-9072-715-9072-1430 0-714 251-1429 502-1429" svg:viewBox="0 0 18146 2860">
          <text:p/>
        </draw:connector>
        <draw:connector draw:style-name="gr117" draw:text-style-name="P5" draw:layer="layout" draw:type="curve" svg:x1="38.782cm" svg:y1="41.164cm" svg:x2="41.959cm" svg:y2="43.228cm" draw:start-shape="id86" draw:start-glue-point="1" draw:end-shape="id118" draw:end-glue-point="4" svg:d="M38782 41164c2382 0 794 2064 3177 2064" svg:viewBox="0 0 3178 2065">
          <text:p/>
        </draw:connector>
        <draw:connector draw:style-name="gr118" draw:text-style-name="P5" draw:layer="layout" draw:type="curve" draw:line-skew="0cm 1.087cm" svg:x1="59.102cm" svg:y1="45.926cm" svg:x2="41.959cm" svg:y2="45.131cm" draw:start-shape="id38" draw:start-glue-point="1" draw:end-shape="id118" draw:end-glue-point="7" svg:d="M59102 45926c250 0 500 516 500 1032s-4536 1032-9073 1032c-4536 0-9072-715-9072-1430 0-714 251-1429 502-1429" svg:viewBox="0 0 18146 2860">
          <text:p/>
        </draw:connector>
        <draw:connector draw:style-name="gr119" draw:text-style-name="P5" draw:layer="layout" draw:type="curve" svg:x1="38.784cm" svg:y1="43.067cm" svg:x2="41.959cm" svg:y2="43.863cm" draw:start-shape="id117" draw:start-glue-point="1" draw:end-shape="id118" draw:end-glue-point="5" svg:d="M38784 43067c2380 0 793 796 3175 796" svg:viewBox="0 0 3176 797">
          <text:p/>
        </draw:connector>
        <draw:custom-shape draw:style-name="gr22" draw:text-style-name="P3" xml:id="id119" draw:id="id119" draw:layer="layout" svg:width="1.905cm" svg:height="0.952cm" svg:x="46.72cm" svg:y="41.641cm">
          <text:p text:style-name="P1">XOR</text:p>
          <draw:enhanced-geometry svg:viewBox="0 0 21600 21600" draw:type="rectangle" draw:enhanced-path="M 0 0 L 21600 0 21600 21600 0 21600 0 0 Z N"/>
        </draw:custom-shape>
        <draw:connector draw:style-name="gr172" draw:text-style-name="P5" draw:layer="layout" draw:type="curve" svg:x1="45.45cm" svg:y1="44.179cm" svg:x2="46.72cm" svg:y2="42.117cm" draw:start-shape="id118" draw:start-glue-point="1" draw:end-shape="id119" draw:end-glue-point="3" svg:d="M45450 44179c952 0 318-2062 1270-2062" svg:viewBox="0 0 1271 2063">
          <text:p/>
        </draw:connector>
        <draw:connector draw:style-name="gr173" draw:text-style-name="P5" draw:layer="layout" draw:type="curve" svg:x1="48.625cm" svg:y1="42.117cm" svg:x2="49.895cm" svg:y2="41.638cm" draw:start-shape="id119" draw:start-glue-point="1" draw:end-shape="id24" draw:end-glue-point="5" svg:d="M48625 42117c951 0 316-479 1270-479" svg:viewBox="0 0 1271 480">
          <text:p/>
        </draw:connector>
        <draw:custom-shape draw:style-name="gr22" draw:text-style-name="P3" xml:id="id120" draw:id="id120" draw:layer="layout" svg:width="1.905cm" svg:height="0.952cm" svg:x="46.72cm" svg:y="39.736cm">
          <text:p text:style-name="P1">XOR</text:p>
          <draw:enhanced-geometry svg:viewBox="0 0 21600 21600" draw:type="rectangle" draw:enhanced-path="M 0 0 L 21600 0 21600 21600 0 21600 0 0 Z N"/>
        </draw:custom-shape>
        <draw:connector draw:style-name="gr174" draw:text-style-name="P5" draw:layer="layout" draw:type="curve" svg:x1="48.625cm" svg:y1="40.212cm" svg:x2="49.895cm" svg:y2="40.688cm" draw:start-shape="id120" draw:start-glue-point="1" draw:end-shape="id24" draw:end-glue-point="4" svg:d="M48625 40212c951 0 316 476 1270 476" svg:viewBox="0 0 1271 477">
          <text:p/>
        </draw:connector>
        <draw:custom-shape draw:style-name="gr175" draw:text-style-name="P3" xml:id="id121" draw:id="id121" draw:layer="layout" svg:width="3.491cm" svg:height="3.175cm" svg:x="41.959cm" svg:y="36.56cm">
          <draw:glue-point draw:id="4" svg:x="-4.998cm" svg:y="-2.998cm"/>
          <draw:glue-point draw:id="5" svg:x="-4.998cm" svg:y="-0.998cm"/>
          <draw:glue-point draw:id="6" svg:x="-4.998cm" svg:y="1.001cm"/>
          <draw:glue-point draw:id="7" svg:x="-4.998cm" svg:y="3.001cm"/>
          <text:p text:style-name="P1">MUX4</text:p>
          <text:p text:style-name="P1">ADDD_IN</text:p>
          <text:p text:style-name="P1">AMUX</text:p>
          <draw:enhanced-geometry svg:viewBox="0 0 21600 21600" draw:type="rectangle" draw:enhanced-path="M 0 0 L 21600 0 21600 21600 0 21600 0 0 Z N"/>
        </draw:custom-shape>
        <draw:connector draw:style-name="gr176" draw:text-style-name="P5" draw:layer="layout" draw:type="curve" svg:x1="45.45cm" svg:y1="38.147cm" svg:x2="46.72cm" svg:y2="40.212cm" draw:start-shape="id121" draw:start-glue-point="1" draw:end-shape="id120" draw:end-glue-point="3" svg:d="M45450 38147c951 0 316 2065 1270 2065" svg:viewBox="0 0 1271 2066">
          <text:p/>
        </draw:connector>
        <draw:connector draw:style-name="gr177" draw:text-style-name="P5" draw:layer="layout" draw:type="curve" svg:x1="38.784cm" svg:y1="43.067cm" svg:x2="41.96cm" svg:y2="38.464cm" draw:start-shape="id117" draw:start-glue-point="1" draw:end-shape="id121" draw:end-glue-point="6" svg:d="M38784 43067c2380 0 793-4603 3176-4603" svg:viewBox="0 0 3177 4604">
          <text:p/>
        </draw:connector>
        <draw:connector draw:style-name="gr178" draw:text-style-name="P5" draw:layer="layout" draw:type="curve" svg:x1="59.102cm" svg:y1="43.069cm" svg:x2="41.96cm" svg:y2="39.099cm" draw:start-shape="id39" draw:start-glue-point="1" draw:end-shape="id121" draw:end-glue-point="7" svg:d="M59102 43069c250 0 500-476 500-953 0-476-4536-952-9073-952-4536 0-9072-516-9072-1033 0-516 252-1032 503-1032" svg:viewBox="0 0 18146 3971">
          <text:p/>
        </draw:connector>
        <draw:custom-shape draw:style-name="gr179" draw:text-style-name="P3" xml:id="id123" draw:id="id123" draw:layer="layout" svg:width="3.494cm" svg:height="0.952cm" svg:x="35.288cm" svg:y="38.783cm">
          <text:p text:style-name="P1">P11LAT</text:p>
          <draw:enhanced-geometry svg:viewBox="0 0 21600 21600" draw:type="rectangle" draw:enhanced-path="M 0 0 L 21600 0 21600 21600 0 21600 0 0 Z N"/>
        </draw:custom-shape>
        <draw:connector draw:style-name="gr180" draw:text-style-name="P5" draw:layer="layout" draw:type="curve" svg:x1="33.702cm" svg:y1="39.259cm" svg:x2="35.288cm" svg:y2="39.259cm" draw:start-shape="id122" draw:start-glue-point="1" draw:end-shape="id123" draw:end-glue-point="3" svg:d="M33702 39259h1586" svg:viewBox="0 0 1587 1">
          <text:p/>
        </draw:connector>
        <draw:connector draw:style-name="gr181" draw:text-style-name="P5" draw:layer="layout" draw:type="curve" svg:x1="33.702cm" svg:y1="41.164cm" svg:x2="35.288cm" svg:y2="39.259cm" draw:start-shape="id124" draw:start-glue-point="1" draw:end-shape="id123" draw:end-glue-point="3" svg:d="M33702 41164c1189 0 397-1905 1586-1905" svg:viewBox="0 0 1587 1906">
          <text:p/>
        </draw:connector>
        <draw:custom-shape draw:style-name="gr182" draw:text-style-name="P3" xml:id="id125" draw:id="id125" draw:layer="layout" svg:width="2.54cm" svg:height="0.952cm" svg:x="36.56cm" svg:y="32.75cm">
          <text:p text:style-name="P1">LAT</text:p>
          <draw:enhanced-geometry svg:viewBox="0 0 21600 21600" draw:type="rectangle" draw:enhanced-path="M 0 0 L 21600 0 21600 21600 0 21600 0 0 Z N"/>
        </draw:custom-shape>
        <draw:connector draw:style-name="gr183" draw:text-style-name="P5" draw:layer="layout" draw:type="curve" svg:x1="39.1cm" svg:y1="33.226cm" svg:x2="41.96cm" svg:y2="37.831cm" draw:start-shape="id125" draw:start-glue-point="1" draw:end-shape="id121" draw:end-glue-point="5" svg:d="M39100 33226c2143 0 714 4605 2860 4605" svg:viewBox="0 0 2861 4606">
          <text:p/>
        </draw:connector>
        <draw:custom-shape draw:style-name="gr184" draw:text-style-name="P3" xml:id="id25" draw:id="id25" draw:layer="layout" svg:width="4.761cm" svg:height="2.858cm" svg:x="30.211cm" svg:y="30.845cm">
          <draw:glue-point draw:id="4" svg:x="-4.998cm" svg:y="-2.778cm"/>
          <draw:glue-point draw:id="5" svg:x="-4.998cm" svg:y="2.778cm"/>
          <text:p text:style-name="P1">MUX3</text:p>
          <text:p text:style-name="P1">CH_SAMPL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5" draw:text-style-name="P5" draw:layer="layout" draw:type="curve" svg:x1="34.972cm" svg:y1="32.274cm" svg:x2="36.56cm" svg:y2="33.226cm" draw:start-shape="id25" draw:start-glue-point="1" draw:end-shape="id125" draw:end-glue-point="3" svg:d="M34972 32274c1191 0 397 952 1588 952" svg:viewBox="0 0 1589 953">
          <text:p/>
        </draw:connector>
        <draw:custom-shape draw:style-name="gr22" draw:text-style-name="P3" xml:id="id126" draw:id="id126" draw:layer="layout" svg:width="1.905cm" svg:height="0.952cm" svg:x="27.036cm" svg:y="33.703cm">
          <text:p text:style-name="P1">0</text:p>
          <draw:enhanced-geometry svg:viewBox="0 0 21600 21600" draw:type="rectangle" draw:enhanced-path="M 0 0 L 21600 0 21600 21600 0 21600 0 0 Z N"/>
        </draw:custom-shape>
        <draw:connector draw:style-name="gr186" draw:text-style-name="P5" draw:layer="layout" draw:type="curve" svg:x1="28.941cm" svg:y1="34.179cm" svg:x2="30.212cm" svg:y2="33.067cm" draw:start-shape="id126" draw:start-glue-point="1" draw:end-shape="id25" draw:end-glue-point="5" svg:d="M28941 34179c951 0 316-1112 1271-1112" svg:viewBox="0 0 1272 1113">
          <text:p/>
        </draw:connector>
        <draw:connector draw:style-name="gr187" draw:text-style-name="P5" draw:layer="layout" draw:type="curve" svg:x1="27.194cm" svg:y1="22.59cm" svg:x2="30.212cm" svg:y2="31.481cm" draw:start-shape="id8" draw:start-glue-point="2" draw:end-shape="id25" draw:end-glue-point="4" svg:d="M27194 22590c0 5928 1006 8891 3018 8891" svg:viewBox="0 0 3019 8892">
          <text:p/>
        </draw:connector>
        <draw:connector draw:style-name="gr188" draw:text-style-name="P5" draw:layer="layout" draw:type="curve" svg:x1="32.274cm" svg:y1="22.59cm" svg:x2="30.212cm" svg:y2="31.481cm" draw:start-shape="id11" draw:start-glue-point="2" draw:end-shape="id25" draw:end-glue-point="4" svg:d="M32274 22590c0 6192-1283 5159-1987 5834s-829 3057-75 3057" svg:viewBox="0 0 2575 8892">
          <text:p/>
        </draw:connector>
        <draw:custom-shape draw:style-name="gr53" draw:text-style-name="P7" xml:id="id127" draw:id="id127" draw:layer="layout" svg:width="3.809cm" svg:height="1.588cm" svg:x="25.132cm" svg:y="31.48cm">
          <draw:glue-point draw:id="4" svg:x="-5.001cm" svg:y="-2.997cm"/>
          <draw:glue-point draw:id="5" svg:x="-5.001cm" svg:y="2.997cm"/>
          <text:p text:style-name="P1">+ ADDC</text:p>
          <draw:enhanced-geometry svg:viewBox="0 0 21600 21600" draw:type="rectangle" draw:enhanced-path="M 0 0 L 21600 0 21600 21600 0 21600 0 0 Z N"/>
        </draw:custom-shape>
        <draw:connector draw:style-name="gr189" draw:text-style-name="P5" draw:layer="layout" draw:type="curve" svg:x1="28.941cm" svg:y1="32.274cm" svg:x2="30.211cm" svg:y2="32.274cm" draw:start-shape="id127" draw:start-glue-point="1" draw:end-shape="id25" draw:end-glue-point="3" svg:d="M28941 32274h1270" svg:viewBox="0 0 1271 1">
          <text:p/>
        </draw:connector>
        <draw:custom-shape draw:style-name="gr22" draw:text-style-name="P3" xml:id="id128" draw:id="id128" draw:layer="layout" svg:width="1.905cm" svg:height="0.952cm" svg:x="21.956cm" svg:y="31.163cm">
          <text:p text:style-name="P1">REG</text:p>
          <draw:enhanced-geometry svg:viewBox="0 0 21600 21600" draw:type="rectangle" draw:enhanced-path="M 0 0 L 21600 0 21600 21600 0 21600 0 0 Z N"/>
        </draw:custom-shape>
        <draw:connector draw:style-name="gr190" draw:text-style-name="P5" draw:layer="layout" draw:type="curve" svg:x1="23.861cm" svg:y1="31.639cm" svg:x2="25.132cm" svg:y2="31.799cm" draw:start-shape="id128" draw:start-glue-point="1" draw:end-shape="id127" draw:end-glue-point="4" svg:d="M23861 31639c952 0 317 160 1271 160" svg:viewBox="0 0 1272 161">
          <text:p/>
        </draw:connector>
        <draw:connector draw:style-name="gr191" draw:text-style-name="P5" draw:layer="layout" draw:type="curve" draw:line-skew="0.317cm" svg:x1="18.145cm" svg:y1="23.383cm" svg:x2="21.956cm" svg:y2="31.639cm" draw:start-shape="id129" draw:start-glue-point="1" draw:end-shape="id128" draw:end-glue-point="3" svg:d="M18145 23383c1111 0 2222 2064 2222 4128s795 4128 1589 4128" svg:viewBox="0 0 3812 8257">
          <text:p/>
        </draw:connector>
        <draw:connector draw:style-name="gr192" draw:text-style-name="P5" draw:layer="layout" draw:type="curve" svg:x1="18.145cm" svg:y1="25.288cm" svg:x2="21.956cm" svg:y2="31.639cm" draw:start-shape="id130" draw:start-glue-point="1" draw:end-shape="id128" draw:end-glue-point="3" svg:d="M18145 25288c953 0 1905 1588 1905 3176 0 1587 953 3175 1906 3175" svg:viewBox="0 0 3812 6352">
          <text:p/>
        </draw:connector>
        <draw:custom-shape draw:style-name="gr101" draw:text-style-name="P3" xml:id="id131" draw:id="id131" draw:layer="layout" svg:width="3.175cm" svg:height="3.175cm" svg:x="15.923cm" svg:y="30.845cm">
          <draw:glue-point draw:id="4" svg:x="-4.998cm" svg:y="-2.998cm"/>
          <draw:glue-point draw:id="5" svg:x="-4.998cm" svg:y="-0.998cm"/>
          <draw:glue-point draw:id="6" svg:x="-4.998cm" svg:y="1.001cm"/>
          <draw:glue-point draw:id="7" svg:x="-4.998cm" svg:y="3.001cm"/>
          <text:p text:style-name="P1">MUX4<text:line-break/>STEP<text:line-break/>TYPE</text:p>
          <draw:enhanced-geometry svg:viewBox="0 0 21600 21600" draw:type="rectangle" draw:enhanced-path="M 0 0 L 21600 0 21600 21600 0 21600 0 0 Z N"/>
        </draw:custom-shape>
        <draw:connector draw:style-name="gr193" draw:text-style-name="P5" draw:layer="layout" draw:type="curve" svg:x1="19.098cm" svg:y1="32.432cm" svg:x2="25.132cm" svg:y2="32.749cm" draw:start-shape="id131" draw:start-glue-point="1" draw:end-shape="id127" draw:end-glue-point="5" svg:d="M19098 32432c4524 0 1507 317 6034 317" svg:viewBox="0 0 6035 318">
          <text:p/>
        </draw:connector>
        <draw:connector draw:style-name="gr194" draw:text-style-name="P5" draw:layer="layout" draw:type="curve" draw:line-skew="-0.371cm" svg:x1="27.194cm" svg:y1="22.59cm" svg:x2="15.924cm" svg:y2="31.481cm" draw:start-shape="id8" draw:start-glue-point="2" draw:end-shape="id131" draw:end-glue-point="4" svg:d="M27194 22590c0 5634-5887 4695-8893 5509s-3131 3382-2377 3382" svg:viewBox="0 0 11659 8892">
          <text:p/>
        </draw:connector>
        <draw:connector draw:style-name="gr195" draw:text-style-name="P5" draw:layer="layout" draw:type="curve" svg:x1="32.274cm" svg:y1="22.59cm" svg:x2="15.924cm" svg:y2="31.481cm" draw:start-shape="id11" draw:start-glue-point="2" draw:end-shape="id131" draw:end-glue-point="4" svg:d="M32274 22590c0 6190-8427 5157-12703 5833s-4401 3058-3647 3058" svg:viewBox="0 0 16706 8892">
          <text:p/>
        </draw:connector>
        <draw:custom-shape draw:style-name="gr196" draw:text-style-name="P3" xml:id="id132" draw:id="id132" draw:layer="layout" svg:width="3.175cm" svg:height="2.223cm" svg:x="10.843cm" svg:y="31.48cm">
          <text:p text:style-name="P1">DPCM</text:p>
          <text:p text:style-name="P1">STEP</text:p>
          <draw:enhanced-geometry svg:viewBox="0 0 21600 21600" draw:type="rectangle" draw:enhanced-path="M 0 0 L 21600 0 21600 21600 0 21600 0 0 Z N"/>
        </draw:custom-shape>
        <draw:connector draw:style-name="gr197" draw:text-style-name="P5" draw:layer="layout" draw:type="curve" svg:x1="14.018cm" svg:y1="32.591cm" svg:x2="15.924cm" svg:y2="32.116cm" draw:start-shape="id132" draw:start-glue-point="1" draw:end-shape="id131" draw:end-glue-point="5" svg:d="M14018 32591c1428 0 475-475 1906-475" svg:viewBox="0 0 1907 476">
          <text:p/>
        </draw:connector>
        <draw:connector draw:style-name="gr198" draw:text-style-name="P5" draw:layer="layout" draw:type="curve" svg:x1="14.018cm" svg:y1="32.591cm" svg:x2="15.924cm" svg:y2="32.749cm" draw:start-shape="id132" draw:start-glue-point="1" draw:end-shape="id131" draw:end-glue-point="6" svg:d="M14018 32591c1428 0 475 158 1906 158" svg:viewBox="0 0 1907 159">
          <text:p/>
        </draw:connector>
        <draw:connector draw:style-name="gr199" draw:text-style-name="P5" draw:layer="layout" draw:type="curve" svg:x1="14.018cm" svg:y1="32.591cm" svg:x2="15.924cm" svg:y2="33.384cm" draw:start-shape="id132" draw:start-glue-point="1" draw:end-shape="id131" draw:end-glue-point="7" svg:d="M14018 32591c1428 0 475 793 1906 793" svg:viewBox="0 0 1907 794">
          <text:p/>
        </draw:connector>
        <draw:connector draw:style-name="gr200" draw:text-style-name="P5" draw:layer="layout" draw:type="curve" draw:line-skew="-1.029cm" svg:x1="27.194cm" svg:y1="22.59cm" svg:x2="10.843cm" svg:y2="32.591cm" draw:start-shape="id8" draw:start-glue-point="2" draw:end-shape="id132" draw:end-glue-point="3" svg:d="M27194 22590c0 5124-8427 4270-12703 5489s-4401 4512-3648 4512" svg:viewBox="0 0 16706 10002">
          <text:p/>
        </draw:connector>
        <draw:custom-shape draw:style-name="gr201" draw:text-style-name="P7" xml:id="id26" draw:id="id26" draw:layer="layout" svg:width="6.032cm" svg:height="2.857cm" svg:x="61.96cm" svg:y="2.905cm">
          <draw:glue-point draw:id="4" svg:x="-5.001cm" svg:y="-2.997cm"/>
          <draw:glue-point draw:id="5" svg:x="-5.001cm" svg:y="2.997cm"/>
          <text:p text:style-name="P1">+ ADDA</text:p>
          <text:p text:style-name="P1">CH_FRAC_NEW</text:p>
          <draw:enhanced-geometry svg:viewBox="0 0 21600 21600" draw:type="rectangle" draw:enhanced-path="M 0 0 L 21600 0 21600 21600 0 21600 0 0 Z N"/>
        </draw:custom-shape>
        <draw:custom-shape draw:style-name="gr202" draw:text-style-name="P3" xml:id="id133" draw:id="id133" draw:layer="layout" svg:width="4.763cm" svg:height="0.952cm" svg:x="55.927cm" svg:y="2.905cm">
          <text:p text:style-name="P1">CH_PITCH</text:p>
          <draw:enhanced-geometry svg:viewBox="0 0 21600 21600" draw:type="rectangle" draw:enhanced-path="M 0 0 L 21600 0 21600 21600 0 21600 0 0 Z N"/>
        </draw:custom-shape>
        <draw:custom-shape draw:style-name="gr202" draw:text-style-name="P3" xml:id="id134" draw:id="id134" draw:layer="layout" svg:width="4.763cm" svg:height="0.952cm" svg:x="55.927cm" svg:y="4.81cm">
          <text:p text:style-name="P1">CH_FRAC</text:p>
          <draw:enhanced-geometry svg:viewBox="0 0 21600 21600" draw:type="rectangle" draw:enhanced-path="M 0 0 L 21600 0 21600 21600 0 21600 0 0 Z N"/>
        </draw:custom-shape>
        <draw:connector draw:style-name="gr203" draw:text-style-name="P5" draw:layer="layout" draw:type="curve" svg:x1="60.69cm" svg:y1="3.381cm" svg:x2="61.96cm" svg:y2="3.477cm" draw:start-shape="id133" draw:start-glue-point="1" draw:end-shape="id26" draw:end-glue-point="4" svg:d="M60690 3381c952 0 318 96 1270 96" svg:viewBox="0 0 1271 97">
          <text:p/>
        </draw:connector>
        <draw:connector draw:style-name="gr204" draw:text-style-name="P5" draw:layer="layout" draw:type="curve" svg:x1="60.69cm" svg:y1="5.286cm" svg:x2="61.96cm" svg:y2="5.189cm" draw:start-shape="id134" draw:start-glue-point="1" draw:end-shape="id26" draw:end-glue-point="5" svg:d="M60690 5286c952 0 318-97 1270-97" svg:viewBox="0 0 1271 98">
          <text:p/>
        </draw:connector>
        <draw:connector draw:style-name="gr205" draw:text-style-name="P5" draw:layer="layout" draw:type="curve" svg:x1="51.482cm" svg:y1="3.381cm" svg:x2="55.927cm" svg:y2="3.381cm" draw:start-shape="id135" draw:start-glue-point="1" draw:end-shape="id133" draw:end-glue-point="3" svg:d="M51482 3381h4445" svg:viewBox="0 0 4446 1">
          <text:p/>
        </draw:connector>
        <draw:connector draw:style-name="gr206" draw:text-style-name="P5" draw:layer="layout" draw:type="curve" svg:x1="51.482cm" svg:y1="3.381cm" svg:x2="55.927cm" svg:y2="5.286cm" draw:start-shape="id135" draw:start-glue-point="1" draw:end-shape="id134" draw:end-glue-point="3" svg:d="M51482 3381c1111 0 2222 476 2222 953 0 476 1112 952 2223 952" svg:viewBox="0 0 4446 1906">
          <text:p/>
        </draw:connector>
        <draw:custom-shape draw:style-name="gr202" draw:text-style-name="P3" xml:id="id27" draw:id="id27" draw:layer="layout" svg:width="4.763cm" svg:height="0.952cm" svg:x="55.927cm" svg:y="10.208cm">
          <text:p text:style-name="P1">BASE address</text:p>
          <draw:enhanced-geometry svg:viewBox="0 0 21600 21600" draw:type="rectangle" draw:enhanced-path="M 0 0 L 21600 0 21600 21600 0 21600 0 0 Z N"/>
        </draw:custom-shape>
        <draw:connector draw:style-name="gr207" draw:text-style-name="P5" draw:layer="layout" draw:type="curve" svg:x1="51.482cm" svg:y1="3.381cm" svg:x2="55.927cm" svg:y2="10.684cm" draw:start-shape="id135" draw:start-glue-point="1" draw:end-shape="id27" draw:end-glue-point="3" svg:d="M51482 3381c1111 0 2222 1826 2222 3652 0 1825 1112 3651 2223 3651" svg:viewBox="0 0 4446 7304">
          <text:p/>
        </draw:connector>
        <draw:connector draw:style-name="gr208" draw:text-style-name="P5" draw:layer="layout" draw:type="curve" svg:x1="38.146cm" svg:y1="56.086cm" svg:x2="41.006cm" svg:y2="54.975cm" draw:start-shape="id101" draw:start-glue-point="1" draw:end-shape="id98" draw:end-glue-point="4" svg:d="M38146 56086c2143 0 714-1111 2860-1111" svg:viewBox="0 0 2861 1112">
          <text:p/>
        </draw:connector>
        <draw:connector draw:style-name="gr209" draw:text-style-name="P5" draw:layer="layout" draw:type="curve" svg:x1="38.782cm" svg:y1="39.259cm" svg:x2="41.96cm" svg:y2="37.196cm" draw:start-shape="id123" draw:start-glue-point="1" draw:end-shape="id121" draw:end-glue-point="4" svg:d="M38782 39259c2382 0 793-2063 3178-2063" svg:viewBox="0 0 3179 2064">
          <text:p/>
        </draw:connector>
        <draw:custom-shape draw:style-name="gr91" draw:text-style-name="P9" xml:id="id136" draw:id="id136" draw:layer="layout" svg:width="3.81cm" svg:height="1.588cm" svg:x="34.337cm" svg:y="3.539cm">
          <text:p text:style-name="P1">ROMA</text:p>
          <draw:enhanced-geometry svg:viewBox="0 0 21600 21600" draw:type="rectangle" draw:enhanced-path="M 0 0 L 21600 0 21600 21600 0 21600 0 0 Z N"/>
        </draw:custom-shape>
        <draw:connector draw:style-name="gr210" draw:text-style-name="P5" draw:layer="layout" draw:type="curve" svg:x1="38.147cm" svg:y1="4.333cm" svg:x2="39.735cm" svg:y2="5.286cm" draw:start-shape="id136" draw:start-glue-point="1" draw:end-shape="id137" draw:end-glue-point="3" svg:d="M38147 4333c1191 0 397 953 1588 953" svg:viewBox="0 0 1589 954">
          <text:p/>
        </draw:connector>
        <draw:connector draw:style-name="gr211" draw:text-style-name="P5" draw:layer="layout" draw:type="curve" svg:x1="38.147cm" svg:y1="4.333cm" svg:x2="39.735cm" svg:y2="3.382cm" draw:start-shape="id136" draw:start-glue-point="1" draw:end-shape="id138" draw:end-glue-point="3" svg:d="M38147 4333c1191 0 397-951 1588-951" svg:viewBox="0 0 1589 952">
          <text:p/>
        </draw:connector>
        <draw:custom-shape draw:style-name="gr212" draw:text-style-name="P3" xml:id="id139" draw:id="id139" draw:layer="layout" svg:width="3.175cm" svg:height="0.953cm" svg:x="13.384cm" svg:y="10.208cm">
          <text:p text:style-name="P1">ACTIVE</text:p>
          <draw:enhanced-geometry svg:viewBox="0 0 21600 21600" draw:type="rectangle" draw:enhanced-path="M 0 0 L 21600 0 21600 21600 0 21600 0 0 Z N"/>
        </draw:custom-shape>
        <draw:connector draw:style-name="gr213" draw:text-style-name="P5" draw:layer="layout" draw:type="curve" svg:x1="16.559cm" svg:y1="10.684cm" svg:x2="18.147cm" svg:y2="10.844cm" draw:start-shape="id139" draw:start-glue-point="1" draw:end-shape="id4" draw:end-glue-point="4" svg:d="M16559 10684c1189 0 396 160 1588 160" svg:viewBox="0 0 1589 161">
          <text:p/>
        </draw:connector>
        <draw:custom-shape draw:style-name="gr4" draw:text-style-name="P4" xml:id="id141" draw:id="id141" draw:layer="layout" svg:width="4.128cm" svg:height="1.587cm" svg:x="100.378cm" svg:y="8.938cm">
          <text:p text:style-name="P1">RA BUS</text:p>
          <draw:enhanced-geometry svg:viewBox="0 0 21600 21600" draw:type="rectangle" draw:enhanced-path="M 0 0 L 21600 0 21600 21600 0 21600 0 0 Z N"/>
        </draw:custom-shape>
        <draw:custom-shape draw:style-name="gr214" draw:text-style-name="P7" xml:id="id142" draw:id="id142" draw:layer="layout" svg:width="6.349cm" svg:height="2.858cm" svg:x="81.011cm" svg:y="8.302cm">
          <draw:glue-point draw:id="4" svg:x="-5.001cm" svg:y="-2.997cm"/>
          <draw:glue-point draw:id="5" svg:x="-5.001cm" svg:y="2.997cm"/>
          <text:p text:style-name="P1">+ ADDB</text:p>
          <text:p text:style-name="P1">ROM address</text:p>
          <draw:enhanced-geometry svg:viewBox="0 0 21600 21600" draw:type="rectangle" draw:enhanced-path="M 0 0 L 21600 0 21600 21600 0 21600 0 0 Z N"/>
        </draw:custom-shape>
        <draw:custom-shape draw:style-name="gr101" draw:text-style-name="P3" xml:id="id140" draw:id="id140" draw:layer="layout" svg:width="3.175cm" svg:height="3.175cm" svg:x="95.615cm" svg:y="7.985cm">
          <draw:glue-point draw:id="4" svg:x="-4.998cm" svg:y="-2.998cm"/>
          <draw:glue-point draw:id="5" svg:x="-4.998cm" svg:y="-0.998cm"/>
          <draw:glue-point draw:id="6" svg:x="-4.998cm" svg:y="1.001cm"/>
          <draw:glue-point draw:id="7" svg:x="-4.998cm" svg:y="3.001cm"/>
          <text:p text:style-name="P1">MUX4</text:p>
          <draw:enhanced-geometry svg:viewBox="0 0 21600 21600" draw:type="rectangle" draw:enhanced-path="M 0 0 L 21600 0 21600 21600 0 21600 0 0 Z N"/>
        </draw:custom-shape>
        <draw:connector draw:style-name="gr215" draw:text-style-name="P5" draw:layer="layout" draw:type="curve" svg:x1="98.79cm" svg:y1="9.572cm" svg:x2="100.378cm" svg:y2="9.731cm" draw:start-shape="id140" draw:start-glue-point="1" draw:end-shape="id141" draw:end-glue-point="3" svg:d="M98790 9572c1191 0 397 159 1588 159" svg:viewBox="0 0 1589 160">
          <text:p/>
        </draw:connector>
        <draw:connector draw:style-name="gr216" draw:text-style-name="P5" draw:layer="layout" draw:type="curve" svg:x1="87.36cm" svg:y1="9.731cm" svg:x2="95.616cm" svg:y2="9.889cm" draw:start-shape="id142" draw:start-glue-point="1" draw:end-shape="id140" draw:end-glue-point="6" svg:d="M87360 9731c6190 0 2063 158 8256 158" svg:viewBox="0 0 8257 159">
          <text:p/>
        </draw:connector>
        <draw:custom-shape draw:style-name="gr217" draw:text-style-name="P3" xml:id="id143" draw:id="id143" draw:layer="layout" svg:width="4.445cm" svg:height="0.953cm" svg:x="87.994cm" svg:y="6.715cm">
          <text:p text:style-name="P1">COUNTER</text:p>
          <draw:enhanced-geometry svg:viewBox="0 0 21600 21600" draw:type="rectangle" draw:enhanced-path="M 0 0 L 21600 0 21600 21600 0 21600 0 0 Z N"/>
        </draw:custom-shape>
        <draw:connector draw:style-name="gr218" draw:text-style-name="P5" draw:layer="layout" draw:type="curve" svg:x1="92.439cm" svg:y1="7.191cm" svg:x2="95.616cm" svg:y2="9.256cm" draw:start-shape="id143" draw:start-glue-point="1" draw:end-shape="id140" draw:end-glue-point="5" svg:d="M92439 7191c2380 0 792 2065 3177 2065" svg:viewBox="0 0 3178 2066">
          <text:p/>
        </draw:connector>
        <draw:custom-shape draw:style-name="gr217" draw:text-style-name="P3" xml:id="id144" draw:id="id144" draw:layer="layout" svg:width="4.445cm" svg:height="0.953cm" svg:x="87.994cm" svg:y="5.445cm">
          <text:p text:style-name="P1">TEST</text:p>
          <draw:enhanced-geometry svg:viewBox="0 0 21600 21600" draw:type="rectangle" draw:enhanced-path="M 0 0 L 21600 0 21600 21600 0 21600 0 0 Z N"/>
        </draw:custom-shape>
        <draw:connector draw:style-name="gr219" draw:text-style-name="P5" draw:layer="layout" draw:type="curve" svg:x1="92.439cm" svg:y1="5.921cm" svg:x2="95.616cm" svg:y2="8.621cm" draw:start-shape="id144" draw:start-glue-point="1" draw:end-shape="id140" draw:end-glue-point="4" svg:d="M92439 5921c2380 0 792 2700 3177 2700" svg:viewBox="0 0 3178 2701">
          <text:p/>
        </draw:connector>
        <draw:connector draw:style-name="gr220" draw:text-style-name="P5" draw:layer="layout" draw:type="curve" svg:x1="60.69cm" svg:y1="10.684cm" svg:x2="81.011cm" svg:y2="10.587cm" draw:start-shape="id27" draw:start-glue-point="1" draw:end-shape="id142" draw:end-glue-point="5" svg:d="M60690 10684c15240 0 5080-97 20321-97" svg:viewBox="0 0 20322 98">
          <text:p/>
        </draw:connector>
        <draw:custom-shape draw:style-name="gr22" draw:text-style-name="P3" xml:id="id145" draw:id="id145" draw:layer="layout" svg:width="1.905cm" svg:height="0.952cm" svg:x="72.755cm" svg:y="7.668cm">
          <text:p text:style-name="P1">XOR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221" draw:text-style-name="P5" draw:layer="layout" draw:type="curve" svg:x1="74.66cm" svg:y1="8.144cm" svg:x2="81.011cm" svg:y2="8.875cm" draw:start-shape="id145" draw:start-glue-point="1" draw:end-shape="id142" draw:end-glue-point="4" svg:d="M74660 8144c4762 0 1587 731 6351 731" svg:viewBox="0 0 6352 732">
          <text:p/>
        </draw:connector>
        <draw:custom-shape draw:style-name="gr222" draw:text-style-name="P3" xml:id="id146" draw:id="id146" draw:layer="layout" svg:width="4.762cm" svg:height="2.858cm" svg:x="62.595cm" svg:y="6.715cm">
          <draw:glue-point draw:id="4" svg:x="-4.998cm" svg:y="-2.778cm"/>
          <draw:glue-point draw:id="5" svg:x="-4.998cm" svg:y="2.778cm"/>
          <text:p text:style-name="P1">MUX3</text:p>
          <text:p text:style-name="P1">OFFSET<text:line-break/>SELEC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3" draw:text-style-name="P5" draw:layer="layout" draw:type="curve" svg:x1="67.357cm" svg:y1="8.144cm" svg:x2="72.755cm" svg:y2="8.144cm" draw:start-shape="id146" draw:start-glue-point="1" draw:end-shape="id145" draw:end-glue-point="3" svg:d="M67357 8144h5398" svg:viewBox="0 0 5399 1">
          <text:p/>
        </draw:connector>
        <draw:connector draw:style-name="gr224" draw:text-style-name="P5" draw:layer="layout" draw:type="curve" svg:x1="60.69cm" svg:y1="5.286cm" svg:x2="62.596cm" svg:y2="7.351cm" draw:start-shape="id134" draw:start-glue-point="1" draw:end-shape="id146" draw:end-glue-point="4" svg:d="M60690 5286c1428 0 475 2065 1906 2065" svg:viewBox="0 0 1907 2066">
          <text:p/>
        </draw:connector>
        <draw:connector draw:style-name="gr225" draw:text-style-name="P5" draw:layer="layout" draw:type="curve" svg:x1="60.69cm" svg:y1="5.286cm" svg:x2="62.595cm" svg:y2="8.144cm" draw:start-shape="id134" draw:start-glue-point="1" draw:end-shape="id146" draw:end-glue-point="3" svg:d="M60690 5286c1428 0 476 2858 1905 2858" svg:viewBox="0 0 1906 2859">
          <text:p/>
        </draw:connector>
        <draw:connector draw:style-name="gr226" draw:text-style-name="P5" draw:layer="layout" draw:type="curve" svg:x1="60.69cm" svg:y1="5.286cm" svg:x2="62.596cm" svg:y2="8.937cm" draw:start-shape="id134" draw:start-glue-point="1" draw:end-shape="id146" draw:end-glue-point="5" svg:d="M60690 5286c1428 0 475 3651 1906 3651" svg:viewBox="0 0 1907 3652">
          <text:p/>
        </draw:connector>
        <draw:custom-shape draw:style-name="gr227" draw:text-style-name="P7" xml:id="id149" draw:id="id149" draw:layer="layout" svg:width="5.398cm" svg:height="2.857cm" svg:x="90.535cm" svg:y="33.519cm">
          <draw:glue-point draw:id="4" svg:x="-5.001cm" svg:y="-2.997cm"/>
          <draw:glue-point draw:id="5" svg:x="-5.001cm" svg:y="2.997cm"/>
          <text:p text:style-name="P1">+ ACC C</text:p>
          <text:p text:style-name="P1">RAM addres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8" draw:text-style-name="P5" draw:layer="layout" draw:type="curve" svg:x1="99.107cm" svg:y1="34.947cm" svg:x2="100.695cm" svg:y2="34.947cm" draw:start-shape="id147" draw:start-glue-point="1" draw:end-shape="id148" draw:end-glue-point="3" svg:d="M99107 34947h1588" svg:viewBox="0 0 1589 1">
          <text:p/>
        </draw:connector>
        <draw:custom-shape draw:style-name="gr7" draw:text-style-name="P3" xml:id="id148" draw:id="id148" draw:layer="layout" svg:width="1.905cm" svg:height="0.953cm" svg:x="100.695cm" svg:y="34.471cm">
          <text:p text:style-name="P1">REG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9" draw:text-style-name="P5" draw:layer="layout" draw:type="curve" svg:x1="102.6cm" svg:y1="34.947cm" svg:x2="95.616cm" svg:y2="10.524cm" draw:start-shape="id148" draw:start-glue-point="1" draw:end-shape="id140" draw:end-glue-point="7" svg:d="M102600 34947c750 0 501-12132-3493-12132-3993 0-4245-12291-3491-12291" svg:viewBox="0 0 7657 24424">
          <text:p/>
        </draw:connector>
        <draw:custom-shape draw:style-name="gr7" draw:text-style-name="P3" xml:id="id147" draw:id="id147" draw:layer="layout" svg:width="1.905cm" svg:height="0.953cm" svg:x="97.202cm" svg:y="34.471cm">
          <text:p text:style-name="P1">REG</text:p>
          <draw:enhanced-geometry svg:viewBox="0 0 21600 21600" draw:type="rectangle" draw:enhanced-path="M 0 0 L 21600 0 21600 21600 0 21600 0 0 Z N"/>
        </draw:custom-shape>
        <draw:connector draw:style-name="gr230" draw:text-style-name="P5" draw:layer="layout" draw:type="curve" svg:x1="95.933cm" svg:y1="34.947cm" svg:x2="97.202cm" svg:y2="34.947cm" draw:start-shape="id149" draw:start-glue-point="1" draw:end-shape="id147" draw:end-glue-point="3" svg:d="M95933 34947h1269" svg:viewBox="0 0 1270 1">
          <text:p/>
        </draw:connector>
        <draw:connector draw:style-name="gr231" draw:text-style-name="P5" draw:layer="layout" draw:type="curve" draw:line-skew="0cm -4.31cm" svg:x1="99.107cm" svg:y1="34.947cm" svg:x2="90.535cm" svg:y2="34.091cm" draw:start-shape="id147" draw:start-glue-point="1" draw:end-shape="id149" draw:end-glue-point="4" svg:d="M99107 34947c250 0 500-595 500-1191 0-595-2393-1190-4787-1190-2393 0-4786 381-4786 763 0 381 251 762 501 762" svg:viewBox="0 0 9574 2382">
          <text:p/>
        </draw:connector>
        <draw:custom-shape draw:style-name="gr22" draw:text-style-name="P3" xml:id="id150" draw:id="id150" draw:layer="layout" svg:width="1.905cm" svg:height="0.952cm" svg:x="86.725cm" svg:y="35.106cm">
          <text:p text:style-name="P1">XOR</text:p>
          <draw:enhanced-geometry svg:viewBox="0 0 21600 21600" draw:mirror-vertical="false" draw:mirror-horizontal="false" draw:type="rectangle" draw:enhanced-path="M 0 0 L 21600 0 21600 21600 0 21600 0 0 Z N"/>
        </draw:custom-shape>
        <draw:connector draw:style-name="gr232" draw:text-style-name="P5" draw:layer="layout" draw:type="curve" svg:x1="88.63cm" svg:y1="35.582cm" svg:x2="90.535cm" svg:y2="35.803cm" draw:start-shape="id150" draw:start-glue-point="1" draw:end-shape="id149" draw:end-glue-point="5" svg:d="M88630 35582c1428 0 476 221 1905 221" svg:viewBox="0 0 1906 222">
          <text:p/>
        </draw:connector>
        <draw:custom-shape draw:style-name="gr233" draw:text-style-name="P3" xml:id="id151" draw:id="id151" draw:layer="layout" svg:width="3.175cm" svg:height="6.985cm" svg:x="82.145cm" svg:y="32.115cm">
          <draw:glue-point draw:id="4" svg:x="-4.998cm" svg:y="-1.362cm"/>
          <draw:glue-point draw:id="5" svg:x="-4.998cm" svg:y="1.364cm"/>
          <draw:glue-point draw:id="6" svg:x="-4.998cm" svg:y="2.273cm"/>
          <draw:glue-point draw:id="7" svg:x="-4.998cm" svg:y="3.182cm"/>
          <draw:glue-point draw:id="8" svg:x="-4.998cm" svg:y="4.091cm"/>
          <draw:glue-point draw:id="9" svg:x="-4.998cm" svg:y="-2.272cm"/>
          <draw:glue-point draw:id="10" svg:x="-4.998cm" svg:y="-3.181cm"/>
          <draw:glue-point draw:id="11" svg:x="-4.998cm" svg:y="-4.09cm"/>
          <draw:glue-point draw:id="12" svg:x="-4.998cm" svg:y="-0.453cm"/>
          <draw:glue-point draw:id="13" svg:x="-4.998cm" svg:y="0.455cm"/>
          <text:p text:style-name="P1">MUX10</text:p>
          <draw:enhanced-geometry svg:viewBox="0 0 21600 21600" draw:type="rectangle" draw:enhanced-path="M 0 0 L 21600 0 21600 21600 0 21600 0 0 Z N"/>
        </draw:custom-shape>
        <draw:connector draw:style-name="gr234" draw:text-style-name="P5" draw:layer="layout" draw:type="curve" svg:x1="85.32cm" svg:y1="35.607cm" svg:x2="86.725cm" svg:y2="35.582cm" draw:start-shape="id151" draw:start-glue-point="1" draw:end-shape="id150" draw:end-glue-point="3" svg:d="M85320 35607c1053 0 351-25 1405-25" svg:viewBox="0 0 1406 26">
          <text:p/>
        </draw:connector>
        <draw:custom-shape draw:style-name="gr93" draw:text-style-name="P10" xml:id="id152" draw:id="id152" draw:layer="layout" svg:width="3.809cm" svg:height="0.952cm" svg:x="75.478cm" svg:y="32.115cm">
          <text:p text:style-name="P1">REG216</text:p>
          <draw:enhanced-geometry svg:viewBox="0 0 21600 21600" draw:type="rectangle" draw:enhanced-path="M 0 0 L 21600 0 21600 21600 0 21600 0 0 Z N"/>
        </draw:custom-shape>
        <draw:custom-shape draw:style-name="gr93" draw:text-style-name="P10" xml:id="id153" draw:id="id153" draw:layer="layout" svg:width="3.809cm" svg:height="0.952cm" svg:x="75.479cm" svg:y="33.067cm">
          <text:p text:style-name="P1">REG218</text:p>
          <draw:enhanced-geometry svg:viewBox="0 0 21600 21600" draw:type="rectangle" draw:enhanced-path="M 0 0 L 21600 0 21600 21600 0 21600 0 0 Z N"/>
        </draw:custom-shape>
        <draw:custom-shape draw:style-name="gr93" draw:text-style-name="P10" draw:layer="layout" svg:width="3.809cm" svg:height="0.952cm" svg:x="71.668cm" svg:y="32.116cm">
          <text:p text:style-name="P1">REG217</text:p>
          <draw:enhanced-geometry svg:viewBox="0 0 21600 21600" draw:type="rectangle" draw:enhanced-path="M 0 0 L 21600 0 21600 21600 0 21600 0 0 Z N"/>
        </draw:custom-shape>
        <draw:custom-shape draw:style-name="gr93" draw:text-style-name="P10" draw:layer="layout" svg:width="3.809cm" svg:height="0.952cm" svg:x="71.669cm" svg:y="33.068cm">
          <text:p text:style-name="P1">REG219</text:p>
          <draw:enhanced-geometry svg:viewBox="0 0 21600 21600" draw:type="rectangle" draw:enhanced-path="M 0 0 L 21600 0 21600 21600 0 21600 0 0 Z N"/>
        </draw:custom-shape>
        <draw:custom-shape draw:style-name="gr93" draw:text-style-name="P10" xml:id="id154" draw:id="id154" draw:layer="layout" svg:width="3.809cm" svg:height="0.952cm" svg:x="75.478cm" svg:y="34.02cm">
          <text:p text:style-name="P1">REG21D</text:p>
          <draw:enhanced-geometry svg:viewBox="0 0 21600 21600" draw:type="rectangle" draw:enhanced-path="M 0 0 L 21600 0 21600 21600 0 21600 0 0 Z N"/>
        </draw:custom-shape>
        <draw:custom-shape draw:style-name="gr93" draw:text-style-name="P10" draw:layer="layout" svg:width="3.809cm" svg:height="0.952cm" svg:x="71.668cm" svg:y="34.021cm">
          <text:p text:style-name="P1">REG21E</text:p>
          <draw:enhanced-geometry svg:viewBox="0 0 21600 21600" draw:type="rectangle" draw:enhanced-path="M 0 0 L 21600 0 21600 21600 0 21600 0 0 Z N"/>
        </draw:custom-shape>
        <draw:custom-shape draw:style-name="gr93" draw:text-style-name="P10" xml:id="id155" draw:id="id155" draw:layer="layout" svg:width="3.809cm" svg:height="0.952cm" svg:x="75.478cm" svg:y="34.972cm">
          <text:p text:style-name="P1">REG21F</text:p>
          <draw:enhanced-geometry svg:viewBox="0 0 21600 21600" draw:type="rectangle" draw:enhanced-path="M 0 0 L 21600 0 21600 21600 0 21600 0 0 Z N"/>
        </draw:custom-shape>
        <draw:custom-shape draw:style-name="gr93" draw:text-style-name="P10" draw:layer="layout" svg:width="3.809cm" svg:height="0.952cm" svg:x="71.668cm" svg:y="34.973cm">
          <text:p text:style-name="P1">REG220</text:p>
          <draw:enhanced-geometry svg:viewBox="0 0 21600 21600" draw:type="rectangle" draw:enhanced-path="M 0 0 L 21600 0 21600 21600 0 21600 0 0 Z N"/>
        </draw:custom-shape>
        <draw:custom-shape draw:style-name="gr217" draw:text-style-name="P3" xml:id="id158" draw:id="id158" draw:layer="layout" svg:width="4.445cm" svg:height="0.953cm" svg:x="74.66cm" svg:y="41.957cm">
          <text:p text:style-name="P1">CNTC</text:p>
          <draw:enhanced-geometry svg:viewBox="0 0 21600 21600" draw:type="rectangle" draw:enhanced-path="M 0 0 L 21600 0 21600 21600 0 21600 0 0 Z N"/>
        </draw:custom-shape>
        <draw:connector draw:style-name="gr235" draw:text-style-name="P5" draw:layer="layout" draw:type="curve" svg:x1="79.287cm" svg:y1="32.591cm" svg:x2="82.146cm" svg:y2="32.751cm" draw:start-shape="id152" draw:start-glue-point="1" draw:end-shape="id151" draw:end-glue-point="11" svg:d="M79287 32591c2142 0 713 160 2859 160" svg:viewBox="0 0 2860 161">
          <text:p/>
        </draw:connector>
        <draw:connector draw:style-name="gr236" draw:text-style-name="P5" draw:layer="layout" draw:type="curve" svg:x1="79.288cm" svg:y1="33.543cm" svg:x2="82.146cm" svg:y2="33.386cm" draw:start-shape="id153" draw:start-glue-point="1" draw:end-shape="id151" draw:end-glue-point="10" svg:d="M79288 33543c2142 0 713-157 2858-157" svg:viewBox="0 0 2859 158">
          <text:p/>
        </draw:connector>
        <draw:connector draw:style-name="gr237" draw:text-style-name="P5" draw:layer="layout" draw:type="curve" svg:x1="79.287cm" svg:y1="34.496cm" svg:x2="82.146cm" svg:y2="34.021cm" draw:start-shape="id154" draw:start-glue-point="1" draw:end-shape="id151" draw:end-glue-point="9" svg:d="M79287 34496c2142 0 713-475 2859-475" svg:viewBox="0 0 2860 476">
          <text:p/>
        </draw:connector>
        <draw:connector draw:style-name="gr238" draw:text-style-name="P5" draw:layer="layout" draw:type="curve" svg:x1="79.287cm" svg:y1="35.448cm" svg:x2="82.146cm" svg:y2="34.656cm" draw:start-shape="id155" draw:start-glue-point="1" draw:end-shape="id151" draw:end-glue-point="4" svg:d="M79287 35448c2142 0 713-792 2859-792" svg:viewBox="0 0 2860 793">
          <text:p/>
        </draw:connector>
        <draw:connector draw:style-name="gr239" draw:text-style-name="P5" draw:layer="layout" draw:type="curve" svg:x1="78.47cm" svg:y1="37.855cm" svg:x2="82.146cm" svg:y2="35.291cm" draw:start-shape="id156" draw:start-glue-point="1" draw:end-shape="id151" draw:end-glue-point="12" svg:d="M78470 37855c2755 0 918-2564 3676-2564" svg:viewBox="0 0 3677 2565">
          <text:p/>
        </draw:connector>
        <draw:connector draw:style-name="gr240" draw:text-style-name="P5" draw:layer="layout" draw:type="curve" svg:x1="78.47cm" svg:y1="37.855cm" svg:x2="82.146cm" svg:y2="35.924cm" draw:start-shape="id156" draw:start-glue-point="1" draw:end-shape="id151" draw:end-glue-point="13" svg:d="M78470 37855c2755 0 918-1931 3676-1931" svg:viewBox="0 0 3677 1932">
          <text:p/>
        </draw:connector>
        <draw:connector draw:style-name="gr241" draw:text-style-name="P5" draw:layer="layout" draw:type="curve" svg:x1="78.47cm" svg:y1="40.395cm" svg:x2="82.146cm" svg:y2="36.559cm" draw:start-shape="id157" draw:start-glue-point="1" draw:end-shape="id151" draw:end-glue-point="5" svg:d="M78470 40395c2755 0 918-3836 3676-3836" svg:viewBox="0 0 3677 3837">
          <text:p/>
        </draw:connector>
        <draw:connector draw:style-name="gr242" draw:text-style-name="P5" draw:layer="layout" draw:type="curve" svg:x1="78.47cm" svg:y1="40.395cm" svg:x2="82.146cm" svg:y2="37.194cm" draw:start-shape="id157" draw:start-glue-point="1" draw:end-shape="id151" draw:end-glue-point="6" svg:d="M78470 40395c2755 0 918-3201 3676-3201" svg:viewBox="0 0 3677 3202">
          <text:p/>
        </draw:connector>
        <draw:connector draw:style-name="gr243" draw:text-style-name="P5" draw:layer="layout" draw:type="curve" svg:x1="79.105cm" svg:y1="42.433cm" svg:x2="82.146cm" svg:y2="37.829cm" draw:start-shape="id158" draw:start-glue-point="1" draw:end-shape="id151" draw:end-glue-point="7" svg:d="M79105 42433c2278 0 758-4604 3041-4604" svg:viewBox="0 0 3042 4605">
          <text:p/>
        </draw:connector>
        <draw:connector draw:style-name="gr244" draw:text-style-name="P5" draw:layer="layout" draw:type="curve" svg:x1="79.105cm" svg:y1="42.433cm" svg:x2="82.146cm" svg:y2="38.464cm" draw:start-shape="id158" draw:start-glue-point="1" draw:end-shape="id151" draw:end-glue-point="8" svg:d="M79105 42433c2278 0 758-3969 3041-3969" svg:viewBox="0 0 3042 3970">
          <text:p/>
        </draw:connector>
        <draw:custom-shape draw:style-name="gr245" draw:text-style-name="P7" xml:id="id156" draw:id="id156" draw:layer="layout" svg:width="3.81cm" svg:height="1.588cm" svg:x="74.66cm" svg:y="37.061cm">
          <draw:glue-point draw:id="4" svg:x="-5.001cm" svg:y="-2.997cm"/>
          <draw:glue-point draw:id="5" svg:x="-5.001cm" svg:y="2.997cm"/>
          <text:p text:style-name="P1">LFO B</text:p>
          <draw:enhanced-geometry svg:viewBox="0 0 21600 21600" draw:type="rectangle" draw:enhanced-path="M 0 0 L 21600 0 21600 21600 0 21600 0 0 Z N"/>
        </draw:custom-shape>
        <draw:custom-shape draw:style-name="gr245" draw:text-style-name="P7" xml:id="id157" draw:id="id157" draw:layer="layout" svg:width="3.81cm" svg:height="1.588cm" svg:x="74.66cm" svg:y="39.601cm">
          <draw:glue-point draw:id="4" svg:x="-5.001cm" svg:y="-2.997cm"/>
          <draw:glue-point draw:id="5" svg:x="-5.001cm" svg:y="2.997cm"/>
          <text:p text:style-name="P1">LFO A</text:p>
          <draw:enhanced-geometry svg:viewBox="0 0 21600 21600" draw:type="rectangle" draw:enhanced-path="M 0 0 L 21600 0 21600 21600 0 21600 0 0 Z N"/>
        </draw:custom-shape>
        <draw:connector draw:style-name="gr246" draw:text-style-name="P5" draw:layer="layout" draw:type="curve" svg:x1="78.47cm" svg:y1="37.855cm" svg:x2="74.66cm" svg:y2="37.38cm" draw:start-shape="id156" draw:start-glue-point="1" draw:end-shape="id156" draw:end-glue-point="4" svg:d="M78470 37855c251 0 501-324 501-648 0-323-1203-647-2406-647s-2406 205-2406 410 251 410 501 410" svg:viewBox="0 0 4813 1296">
          <text:p/>
        </draw:connector>
        <draw:connector draw:style-name="gr247" draw:text-style-name="P5" draw:layer="layout" draw:type="curve" svg:x1="78.47cm" svg:y1="40.395cm" svg:x2="74.66cm" svg:y2="39.92cm" draw:start-shape="id157" draw:start-glue-point="1" draw:end-shape="id157" draw:end-glue-point="4" svg:d="M78470 40395c251 0 501-324 501-648 0-323-1203-647-2406-647s-2406 205-2406 410 251 410 501 410" svg:viewBox="0 0 4813 1296">
          <text:p/>
        </draw:connector>
        <draw:custom-shape draw:style-name="gr93" draw:text-style-name="P10" xml:id="id159" draw:id="id159" draw:layer="layout" svg:width="3.809cm" svg:height="0.952cm" svg:x="66.087cm" svg:y="38.466cm">
          <text:p text:style-name="P1">REG223</text:p>
          <draw:enhanced-geometry svg:viewBox="0 0 21600 21600" draw:type="rectangle" draw:enhanced-path="M 0 0 L 21600 0 21600 21600 0 21600 0 0 Z N"/>
        </draw:custom-shape>
        <draw:custom-shape draw:style-name="gr93" draw:text-style-name="P10" xml:id="id161" draw:id="id161" draw:layer="layout" svg:width="3.809cm" svg:height="0.952cm" svg:x="66.088cm" svg:y="41.006cm">
          <text:p text:style-name="P1">REG21C</text:p>
          <draw:enhanced-geometry svg:viewBox="0 0 21600 21600" draw:type="rectangle" draw:enhanced-path="M 0 0 L 21600 0 21600 21600 0 21600 0 0 Z N"/>
        </draw:custom-shape>
        <draw:custom-shape draw:style-name="gr22" draw:text-style-name="P3" xml:id="id162" draw:id="id162" draw:layer="layout" svg:width="1.905cm" svg:height="0.952cm" svg:x="71.167cm" svg:y="41.006cm">
          <text:p text:style-name="P1">REG</text:p>
          <draw:enhanced-geometry svg:viewBox="0 0 21600 21600" draw:type="rectangle" draw:enhanced-path="M 0 0 L 21600 0 21600 21600 0 21600 0 0 Z N"/>
        </draw:custom-shape>
        <draw:custom-shape draw:style-name="gr22" draw:text-style-name="P3" xml:id="id160" draw:id="id160" draw:layer="layout" svg:width="1.905cm" svg:height="0.952cm" svg:x="71.167cm" svg:y="38.466cm">
          <text:p text:style-name="P1">REG</text:p>
          <draw:enhanced-geometry svg:viewBox="0 0 21600 21600" draw:type="rectangle" draw:enhanced-path="M 0 0 L 21600 0 21600 21600 0 21600 0 0 Z N"/>
        </draw:custom-shape>
        <draw:connector draw:style-name="gr248" draw:text-style-name="P5" draw:layer="layout" draw:type="curve" svg:x1="69.896cm" svg:y1="38.942cm" svg:x2="71.167cm" svg:y2="38.942cm" draw:start-shape="id159" draw:start-glue-point="1" draw:end-shape="id160" draw:end-glue-point="3" svg:d="M69896 38942h1271" svg:viewBox="0 0 1272 1">
          <text:p/>
        </draw:connector>
        <draw:connector draw:style-name="gr249" draw:text-style-name="P5" draw:layer="layout" draw:type="curve" svg:x1="73.072cm" svg:y1="38.942cm" svg:x2="74.66cm" svg:y2="38.33cm" draw:start-shape="id160" draw:start-glue-point="1" draw:end-shape="id156" draw:end-glue-point="5" svg:d="M73072 38942c1191 0 397-612 1588-612" svg:viewBox="0 0 1589 613">
          <text:p/>
        </draw:connector>
        <draw:connector draw:style-name="gr250" draw:text-style-name="P5" draw:layer="layout" draw:type="curve" svg:x1="69.897cm" svg:y1="41.482cm" svg:x2="71.167cm" svg:y2="41.482cm" draw:start-shape="id161" draw:start-glue-point="1" draw:end-shape="id162" draw:end-glue-point="3" svg:d="M69897 41482h1270" svg:viewBox="0 0 1271 1">
          <text:p/>
        </draw:connector>
        <draw:connector draw:style-name="gr251" draw:text-style-name="P5" draw:layer="layout" draw:type="curve" svg:x1="73.072cm" svg:y1="41.482cm" svg:x2="74.66cm" svg:y2="40.87cm" draw:start-shape="id162" draw:start-glue-point="1" draw:end-shape="id157" draw:end-glue-point="5" svg:d="M73072 41482c1191 0 397-612 1588-612" svg:viewBox="0 0 1589 613">
          <text:p/>
        </draw:connector>
        <draw:custom-shape draw:style-name="gr252" draw:text-style-name="P3" xml:id="id163" draw:id="id163" draw:layer="layout" svg:width="3.81cm" svg:height="0.953cm" svg:x="66.087cm" svg:y="37.512cm">
          <text:p text:style-name="P1">CNTB TIM</text:p>
          <draw:enhanced-geometry svg:viewBox="0 0 21600 21600" draw:type="rectangle" draw:enhanced-path="M 0 0 L 21600 0 21600 21600 0 21600 0 0 Z N"/>
        </draw:custom-shape>
        <draw:custom-shape draw:style-name="gr252" draw:text-style-name="P3" xml:id="id164" draw:id="id164" draw:layer="layout" svg:width="3.81cm" svg:height="0.953cm" svg:x="66.087cm" svg:y="40.053cm">
          <text:p text:style-name="P1">CNTA TIM</text:p>
          <draw:enhanced-geometry svg:viewBox="0 0 21600 21600" draw:type="rectangle" draw:enhanced-path="M 0 0 L 21600 0 21600 21600 0 21600 0 0 Z N"/>
        </draw:custom-shape>
        <draw:connector draw:style-name="gr253" draw:text-style-name="P5" draw:layer="layout" draw:type="curve" svg:x1="69.897cm" svg:y1="37.988cm" svg:x2="72.119cm" svg:y2="38.466cm" draw:start-shape="id163" draw:start-glue-point="1" draw:end-shape="id160" draw:end-glue-point="0" svg:d="M69897 37988c952 0 793-11 1111-79s1111-194 1111 557" svg:viewBox="0 0 2223 611">
          <text:p/>
        </draw:connector>
        <draw:connector draw:style-name="gr254" draw:text-style-name="P5" draw:layer="layout" draw:type="curve" svg:x1="69.897cm" svg:y1="40.529cm" svg:x2="72.119cm" svg:y2="41.006cm" draw:start-shape="id164" draw:start-glue-point="1" draw:end-shape="id162" draw:end-glue-point="0" svg:d="M69897 40529c952 0 793-11 1111-80s1111-194 1111 557" svg:viewBox="0 0 2223 611">
          <text:p/>
        </draw:connector>
        <draw:connector draw:style-name="gr255" draw:text-style-name="P5" draw:layer="layout" draw:type="curve" svg:x1="51.482cm" svg:y1="5.286cm" svg:x2="55.927cm" svg:y2="3.381cm" draw:start-shape="id165" draw:start-glue-point="1" draw:end-shape="id133" draw:end-glue-point="3" svg:d="M51482 5286c3333 0 1111-1905 4445-1905" svg:viewBox="0 0 4446 1906">
          <text:p/>
        </draw:connector>
        <draw:connector draw:style-name="gr256" draw:text-style-name="P5" draw:layer="layout" draw:type="curve" svg:x1="51.482cm" svg:y1="5.286cm" svg:x2="55.927cm" svg:y2="5.286cm" draw:start-shape="id165" draw:start-glue-point="1" draw:end-shape="id134" draw:end-glue-point="3" svg:d="M51482 5286h4445" svg:viewBox="0 0 4446 1">
          <text:p/>
        </draw:connector>
        <draw:custom-shape draw:style-name="gr16" draw:text-style-name="P6" xml:id="id135" draw:id="id135" draw:layer="layout" svg:width="3.81cm" svg:height="1.588cm" svg:x="47.672cm" svg:y="2.587cm">
          <text:p text:style-name="P1">RAM_A</text:p>
          <draw:enhanced-geometry svg:viewBox="0 0 21600 21600" draw:type="rectangle" draw:enhanced-path="M 0 0 L 21600 0 21600 21600 0 21600 0 0 Z N"/>
        </draw:custom-shape>
        <draw:custom-shape draw:style-name="gr16" draw:text-style-name="P6" xml:id="id165" draw:id="id165" draw:layer="layout" svg:width="3.81cm" svg:height="1.588cm" svg:x="47.672cm" svg:y="4.492cm">
          <text:p text:style-name="P1">RAM_B</text:p>
          <draw:enhanced-geometry svg:viewBox="0 0 21600 21600" draw:type="rectangle" draw:enhanced-path="M 0 0 L 21600 0 21600 21600 0 21600 0 0 Z N"/>
        </draw:custom-shape>
        <draw:connector draw:style-name="gr257" draw:text-style-name="P5" draw:layer="layout" draw:type="curve" svg:x1="51.482cm" svg:y1="5.286cm" svg:x2="55.927cm" svg:y2="10.684cm" draw:start-shape="id165" draw:start-glue-point="1" draw:end-shape="id27" draw:end-glue-point="3" svg:d="M51482 5286c3333 0 1111 5398 4445 5398" svg:viewBox="0 0 4446 5399">
          <text:p/>
        </draw:connector>
        <draw:custom-shape draw:style-name="gr1" draw:text-style-name="P2" xml:id="id7" draw:id="id7" draw:layer="layout" svg:width="3.81cm" svg:height="1.905cm" svg:x="20.367cm" svg:y="21.002cm">
          <text:p text:style-name="P1">RD BUS</text:p>
          <text:p text:style-name="P1">ROM read</text:p>
          <draw:enhanced-geometry svg:viewBox="0 0 21600 21600" draw:type="rectangle" draw:enhanced-path="M 0 0 L 21600 0 21600 21600 0 21600 0 0 Z N"/>
        </draw:custom-shape>
        <draw:custom-shape draw:style-name="gr258" draw:text-style-name="P2" xml:id="id6" draw:id="id6" draw:layer="layout" svg:width="3.81cm" svg:height="1.27cm" svg:x="12.748cm" svg:y="11.795cm">
          <text:p text:style-name="P1">RD BUS</text:p>
          <draw:enhanced-geometry svg:viewBox="0 0 21600 21600" draw:type="rectangle" draw:enhanced-path="M 0 0 L 21600 0 21600 21600 0 21600 0 0 Z N"/>
        </draw:custom-shape>
        <draw:custom-shape draw:style-name="gr16" draw:text-style-name="P6" xml:id="id138" draw:id="id138" draw:layer="layout" svg:width="3.81cm" svg:height="1.588cm" svg:x="39.735cm" svg:y="2.588cm">
          <text:p text:style-name="P1">RAM_A</text:p>
          <draw:enhanced-geometry svg:viewBox="0 0 21600 21600" draw:type="rectangle" draw:enhanced-path="M 0 0 L 21600 0 21600 21600 0 21600 0 0 Z N"/>
        </draw:custom-shape>
        <draw:custom-shape draw:style-name="gr16" draw:text-style-name="P6" xml:id="id137" draw:id="id137" draw:layer="layout" svg:width="3.81cm" svg:height="1.588cm" svg:x="39.735cm" svg:y="4.492cm">
          <text:p text:style-name="P1">RAM_B</text:p>
          <draw:enhanced-geometry svg:viewBox="0 0 21600 21600" draw:type="rectangle" draw:enhanced-path="M 0 0 L 21600 0 21600 21600 0 21600 0 0 Z N"/>
        </draw:custom-shape>
        <draw:custom-shape draw:style-name="gr16" draw:text-style-name="P6" xml:id="id129" draw:id="id129" draw:layer="layout" svg:width="3.81cm" svg:height="1.588cm" svg:x="14.335cm" svg:y="22.589cm">
          <text:p text:style-name="P1">RAM_A</text:p>
          <draw:enhanced-geometry svg:viewBox="0 0 21600 21600" draw:type="rectangle" draw:enhanced-path="M 0 0 L 21600 0 21600 21600 0 21600 0 0 Z N"/>
        </draw:custom-shape>
        <draw:custom-shape draw:style-name="gr16" draw:text-style-name="P6" xml:id="id130" draw:id="id130" draw:layer="layout" svg:width="3.81cm" svg:height="1.588cm" svg:x="14.335cm" svg:y="24.494cm">
          <text:p text:style-name="P1">RAM_B</text:p>
          <draw:enhanced-geometry svg:viewBox="0 0 21600 21600" draw:type="rectangle" draw:enhanced-path="M 0 0 L 21600 0 21600 21600 0 21600 0 0 Z N"/>
        </draw:custom-shape>
        <draw:custom-shape draw:style-name="gr16" draw:text-style-name="P6" xml:id="id122" draw:id="id122" draw:layer="layout" svg:width="3.81cm" svg:height="1.588cm" svg:x="29.892cm" svg:y="38.465cm">
          <text:p text:style-name="P1">RAM_A</text:p>
          <draw:enhanced-geometry svg:viewBox="0 0 21600 21600" draw:type="rectangle" draw:enhanced-path="M 0 0 L 21600 0 21600 21600 0 21600 0 0 Z N"/>
        </draw:custom-shape>
        <draw:custom-shape draw:style-name="gr16" draw:text-style-name="P6" xml:id="id124" draw:id="id124" draw:layer="layout" svg:width="3.81cm" svg:height="1.588cm" svg:x="29.892cm" svg:y="40.37cm">
          <text:p text:style-name="P1">RAM_B</text:p>
          <draw:enhanced-geometry svg:viewBox="0 0 21600 21600" draw:type="rectangle" draw:enhanced-path="M 0 0 L 21600 0 21600 21600 0 21600 0 0 Z N"/>
        </draw:custom-shape>
        <draw:custom-shape draw:style-name="gr16" draw:text-style-name="P6" xml:id="id109" draw:id="id109" draw:layer="layout" svg:width="3.81cm" svg:height="1.588cm" svg:x="21.636cm" svg:y="52.118cm">
          <text:p text:style-name="P1">RAM_B</text:p>
          <draw:enhanced-geometry svg:viewBox="0 0 21600 21600" draw:type="rectangle" draw:enhanced-path="M 0 0 L 21600 0 21600 21600 0 21600 0 0 Z N"/>
        </draw:custom-shape>
        <draw:custom-shape draw:style-name="gr16" draw:text-style-name="P6" xml:id="id103" draw:id="id103" draw:layer="layout" svg:width="3.81cm" svg:height="1.588cm" svg:x="21.636cm" svg:y="54.023cm">
          <text:p text:style-name="P1">RAM_A</text:p>
          <draw:enhanced-geometry svg:viewBox="0 0 21600 21600" draw:type="rectangle" draw:enhanced-path="M 0 0 L 21600 0 21600 21600 0 21600 0 0 Z N"/>
        </draw:custom-shape>
        <draw:custom-shape draw:style-name="gr16" draw:text-style-name="P6" xml:id="id113" draw:id="id113" draw:layer="layout" svg:width="3.81cm" svg:height="1.588cm" svg:x="8.937cm" svg:y="42.591cm">
          <text:p text:style-name="P1">RAM_A</text:p>
          <draw:enhanced-geometry svg:viewBox="0 0 21600 21600" draw:type="rectangle" draw:enhanced-path="M 0 0 L 21600 0 21600 21600 0 21600 0 0 Z N"/>
        </draw:custom-shape>
        <draw:custom-shape draw:style-name="gr16" draw:text-style-name="P6" xml:id="id114" draw:id="id114" draw:layer="layout" svg:width="3.81cm" svg:height="1.588cm" svg:x="8.937cm" svg:y="44.496cm">
          <text:p text:style-name="P1">RAM_B</text:p>
          <draw:enhanced-geometry svg:viewBox="0 0 21600 21600" draw:type="rectangle" draw:enhanced-path="M 0 0 L 21600 0 21600 21600 0 21600 0 0 Z N"/>
        </draw:custom-shape>
        <draw:custom-shape draw:style-name="gr16" draw:text-style-name="P6" xml:id="id13" draw:id="id13" draw:layer="layout" svg:width="3.81cm" svg:height="1.588cm" svg:x="7.985cm" svg:y="6.715cm">
          <text:p text:style-name="P1">RAM_A</text:p>
          <draw:enhanced-geometry svg:viewBox="0 0 21600 21600" draw:type="rectangle" draw:enhanced-path="M 0 0 L 21600 0 21600 21600 0 21600 0 0 Z N"/>
        </draw:custom-shape>
        <draw:custom-shape draw:style-name="gr16" draw:text-style-name="P6" xml:id="id14" draw:id="id14" draw:layer="layout" svg:width="3.81cm" svg:height="1.588cm" svg:x="7.985cm" svg:y="8.62cm">
          <text:p text:style-name="P1">RAM_B</text:p>
          <draw:enhanced-geometry svg:viewBox="0 0 21600 21600" draw:type="rectangle" draw:enhanced-path="M 0 0 L 21600 0 21600 21600 0 21600 0 0 Z N"/>
        </draw:custom-shape>
        <draw:custom-shape draw:style-name="gr22" draw:text-style-name="P3" xml:id="id167" draw:id="id167" draw:layer="layout" svg:width="1.905cm" svg:height="0.952cm" svg:x="30.209cm" svg:y="54.023cm">
          <text:p text:style-name="P1">REG</text:p>
          <draw:enhanced-geometry svg:viewBox="0 0 21600 21600" draw:type="rectangle" draw:enhanced-path="M 0 0 L 21600 0 21600 21600 0 21600 0 0 Z N"/>
        </draw:custom-shape>
        <draw:custom-shape draw:style-name="gr22" draw:text-style-name="P3" xml:id="id166" draw:id="id166" draw:layer="layout" svg:width="1.905cm" svg:height="0.952cm" svg:x="27.351cm" svg:y="54.023cm">
          <text:p text:style-name="P1">LAT</text:p>
          <draw:enhanced-geometry svg:viewBox="0 0 21600 21600" draw:type="rectangle" draw:enhanced-path="M 0 0 L 21600 0 21600 21600 0 21600 0 0 Z N"/>
        </draw:custom-shape>
        <draw:custom-shape draw:style-name="gr259" draw:text-style-name="P3" xml:id="id102" draw:id="id102" draw:layer="layout" svg:width="5.081cm" svg:height="0.952cm" svg:x="33.066cm" svg:y="54.023cm">
          <text:p text:style-name="P1">Nibble sel PAN</text:p>
          <draw:enhanced-geometry svg:viewBox="0 0 21600 21600" draw:type="rectangle" draw:enhanced-path="M 0 0 L 21600 0 21600 21600 0 21600 0 0 Z N"/>
        </draw:custom-shape>
        <draw:connector draw:style-name="gr260" draw:text-style-name="P5" draw:layer="layout" draw:type="curve" svg:x1="25.446cm" svg:y1="54.817cm" svg:x2="27.351cm" svg:y2="54.499cm" draw:start-shape="id103" draw:start-glue-point="1" draw:end-shape="id166" draw:end-glue-point="3" svg:d="M25446 54817c1428 0 476-318 1905-318" svg:viewBox="0 0 1906 319">
          <text:p/>
        </draw:connector>
        <draw:connector draw:style-name="gr261" draw:text-style-name="P5" draw:layer="layout" draw:type="curve" svg:x1="29.256cm" svg:y1="54.499cm" svg:x2="30.209cm" svg:y2="54.499cm" draw:start-shape="id166" draw:start-glue-point="1" draw:end-shape="id167" draw:end-glue-point="3" svg:d="M29256 54499h953" svg:viewBox="0 0 954 1">
          <text:p/>
        </draw:connector>
        <draw:connector draw:style-name="gr262" draw:text-style-name="P5" draw:layer="layout" draw:type="curve" svg:x1="32.114cm" svg:y1="54.499cm" svg:x2="33.066cm" svg:y2="54.499cm" draw:start-shape="id167" draw:start-glue-point="1" draw:end-shape="id102" draw:end-glue-point="3" svg:d="M32114 54499h952" svg:viewBox="0 0 953 1">
          <text:p/>
        </draw:connector>
        <draw:connector draw:style-name="gr263" draw:text-style-name="P5" draw:layer="layout" draw:type="curve" svg:x1="33.702cm" svg:y1="41.164cm" svg:x2="35.289cm" svg:y2="41.164cm" draw:start-shape="id124" draw:start-glue-point="1" draw:end-shape="id86" draw:end-glue-point="3" svg:d="M33702 41164h1587" svg:viewBox="0 0 1588 1">
          <text:p/>
        </draw:connector>
        <draw:connector draw:style-name="gr264" draw:text-style-name="P5" draw:layer="layout" draw:type="curve" svg:x1="33.702cm" svg:y1="39.259cm" svg:x2="35.289cm" svg:y2="41.164cm" draw:start-shape="id122" draw:start-glue-point="1" draw:end-shape="id86" draw:end-glue-point="3" svg:d="M33702 39259c1189 0 396 1905 1587 1905" svg:viewBox="0 0 1588 1906">
          <text:p/>
        </draw:connector>
        <draw:custom-shape draw:style-name="gr161" draw:text-style-name="P3" xml:id="id112" draw:id="id112" draw:layer="layout" svg:width="3.175cm" svg:height="1.588cm" svg:x="13.7cm" svg:y="44.497cm">
          <text:p text:style-name="P1">LAT</text:p>
          <text:p text:style-name="P1"><text:span text:style-name="T2">TRIGP10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00" draw:display-name="Arrowheads 100" svg:viewBox="0 0 20 20" svg:d="M0 20l10-20 10 20z"/>
    <draw:marker draw:name="Arrowheads_20_101" draw:display-name="Arrowheads 101" svg:viewBox="0 0 20 20" svg:d="M0 20l10-20 10 20z"/>
    <draw:marker draw:name="Arrowheads_20_102" draw:display-name="Arrowheads 102" svg:viewBox="0 0 20 20" svg:d="M0 20l10-20 10 20z"/>
    <draw:marker draw:name="Arrowheads_20_103" draw:display-name="Arrowheads 103" svg:viewBox="0 0 20 20" svg:d="M0 20l10-20 10 20z"/>
    <draw:marker draw:name="Arrowheads_20_104" draw:display-name="Arrowheads 104" svg:viewBox="0 0 20 20" svg:d="M0 20l10-20 10 20z"/>
    <draw:marker draw:name="Arrowheads_20_105" draw:display-name="Arrowheads 105" svg:viewBox="0 0 20 20" svg:d="M0 20l10-20 10 20z"/>
    <draw:marker draw:name="Arrowheads_20_106" draw:display-name="Arrowheads 106" svg:viewBox="0 0 20 20" svg:d="M0 20l10-20 10 20z"/>
    <draw:marker draw:name="Arrowheads_20_107" draw:display-name="Arrowheads 107" svg:viewBox="0 0 20 20" svg:d="M0 20l10-20 10 20z"/>
    <draw:marker draw:name="Arrowheads_20_108" draw:display-name="Arrowheads 108" svg:viewBox="0 0 20 20" svg:d="M0 20l10-20 10 20z"/>
    <draw:marker draw:name="Arrowheads_20_109" draw:display-name="Arrowheads 109" svg:viewBox="0 0 20 20" svg:d="M0 20l10-20 10 20z"/>
    <draw:marker draw:name="Arrowheads_20_11" draw:display-name="Arrowheads 11" svg:viewBox="0 0 20 20" svg:d="M0 20l10-20 10 20z"/>
    <draw:marker draw:name="Arrowheads_20_110" draw:display-name="Arrowheads 110" svg:viewBox="0 0 20 20" svg:d="M0 20l10-20 10 20z"/>
    <draw:marker draw:name="Arrowheads_20_111" draw:display-name="Arrowheads 111" svg:viewBox="0 0 20 20" svg:d="M0 20l10-20 10 20z"/>
    <draw:marker draw:name="Arrowheads_20_112" draw:display-name="Arrowheads 112" svg:viewBox="0 0 20 20" svg:d="M0 20l10-20 10 20z"/>
    <draw:marker draw:name="Arrowheads_20_113" draw:display-name="Arrowheads 113" svg:viewBox="0 0 20 20" svg:d="M0 20l10-20 10 20z"/>
    <draw:marker draw:name="Arrowheads_20_114" draw:display-name="Arrowheads 114" svg:viewBox="0 0 20 20" svg:d="M0 20l10-20 10 20z"/>
    <draw:marker draw:name="Arrowheads_20_115" draw:display-name="Arrowheads 115" svg:viewBox="0 0 20 20" svg:d="M0 20l10-20 10 20z"/>
    <draw:marker draw:name="Arrowheads_20_116" draw:display-name="Arrowheads 116" svg:viewBox="0 0 20 20" svg:d="M0 20l10-20 10 20z"/>
    <draw:marker draw:name="Arrowheads_20_117" draw:display-name="Arrowheads 117" svg:viewBox="0 0 20 20" svg:d="M0 20l10-20 10 20z"/>
    <draw:marker draw:name="Arrowheads_20_118" draw:display-name="Arrowheads 118" svg:viewBox="0 0 20 20" svg:d="M0 20l10-20 10 20z"/>
    <draw:marker draw:name="Arrowheads_20_119" draw:display-name="Arrowheads 119" svg:viewBox="0 0 20 20" svg:d="M0 20l10-20 10 20z"/>
    <draw:marker draw:name="Arrowheads_20_12" draw:display-name="Arrowheads 12" svg:viewBox="0 0 20 20" svg:d="M0 20l10-20 10 20z"/>
    <draw:marker draw:name="Arrowheads_20_120" draw:display-name="Arrowheads 120" svg:viewBox="0 0 20 20" svg:d="M0 20l10-20 10 20z"/>
    <draw:marker draw:name="Arrowheads_20_121" draw:display-name="Arrowheads 121" svg:viewBox="0 0 20 20" svg:d="M0 20l10-20 10 20z"/>
    <draw:marker draw:name="Arrowheads_20_122" draw:display-name="Arrowheads 122" svg:viewBox="0 0 20 20" svg:d="M0 20l10-20 10 20z"/>
    <draw:marker draw:name="Arrowheads_20_123" draw:display-name="Arrowheads 123" svg:viewBox="0 0 20 20" svg:d="M0 20l10-20 10 20z"/>
    <draw:marker draw:name="Arrowheads_20_124" draw:display-name="Arrowheads 124" svg:viewBox="0 0 20 20" svg:d="M0 20l10-20 10 20z"/>
    <draw:marker draw:name="Arrowheads_20_125" draw:display-name="Arrowheads 125" svg:viewBox="0 0 20 20" svg:d="M0 20l10-20 10 20z"/>
    <draw:marker draw:name="Arrowheads_20_126" draw:display-name="Arrowheads 126" svg:viewBox="0 0 20 20" svg:d="M0 20l10-20 10 20z"/>
    <draw:marker draw:name="Arrowheads_20_127" draw:display-name="Arrowheads 127" svg:viewBox="0 0 20 20" svg:d="M0 20l10-20 10 20z"/>
    <draw:marker draw:name="Arrowheads_20_128" draw:display-name="Arrowheads 128" svg:viewBox="0 0 20 20" svg:d="M0 20l10-20 10 20z"/>
    <draw:marker draw:name="Arrowheads_20_129" draw:display-name="Arrowheads 129" svg:viewBox="0 0 20 20" svg:d="M0 20l10-20 10 20z"/>
    <draw:marker draw:name="Arrowheads_20_13" draw:display-name="Arrowheads 13" svg:viewBox="0 0 20 20" svg:d="M0 20l10-20 10 20z"/>
    <draw:marker draw:name="Arrowheads_20_130" draw:display-name="Arrowheads 130" svg:viewBox="0 0 20 20" svg:d="M0 20l10-20 10 20z"/>
    <draw:marker draw:name="Arrowheads_20_131" draw:display-name="Arrowheads 131" svg:viewBox="0 0 20 20" svg:d="M0 20l10-20 10 20z"/>
    <draw:marker draw:name="Arrowheads_20_132" draw:display-name="Arrowheads 132" svg:viewBox="0 0 20 20" svg:d="M0 20l10-20 10 20z"/>
    <draw:marker draw:name="Arrowheads_20_133" draw:display-name="Arrowheads 133" svg:viewBox="0 0 20 20" svg:d="M0 20l10-20 10 20z"/>
    <draw:marker draw:name="Arrowheads_20_134" draw:display-name="Arrowheads 134" svg:viewBox="0 0 20 20" svg:d="M0 20l10-20 10 20z"/>
    <draw:marker draw:name="Arrowheads_20_135" draw:display-name="Arrowheads 135" svg:viewBox="0 0 20 20" svg:d="M0 20l10-20 10 20z"/>
    <draw:marker draw:name="Arrowheads_20_136" draw:display-name="Arrowheads 136" svg:viewBox="0 0 20 20" svg:d="M0 20l10-20 10 20z"/>
    <draw:marker draw:name="Arrowheads_20_137" draw:display-name="Arrowheads 137" svg:viewBox="0 0 20 20" svg:d="M0 20l10-20 10 20z"/>
    <draw:marker draw:name="Arrowheads_20_138" draw:display-name="Arrowheads 138" svg:viewBox="0 0 20 20" svg:d="M0 20l10-20 10 20z"/>
    <draw:marker draw:name="Arrowheads_20_139" draw:display-name="Arrowheads 139" svg:viewBox="0 0 20 20" svg:d="M0 20l10-20 10 20z"/>
    <draw:marker draw:name="Arrowheads_20_14" draw:display-name="Arrowheads 14" svg:viewBox="0 0 20 20" svg:d="M0 20l10-20 10 20z"/>
    <draw:marker draw:name="Arrowheads_20_140" draw:display-name="Arrowheads 140" svg:viewBox="0 0 20 20" svg:d="M0 20l10-20 10 20z"/>
    <draw:marker draw:name="Arrowheads_20_141" draw:display-name="Arrowheads 141" svg:viewBox="0 0 20 20" svg:d="M0 20l10-20 10 20z"/>
    <draw:marker draw:name="Arrowheads_20_142" draw:display-name="Arrowheads 142" svg:viewBox="0 0 20 20" svg:d="M0 20l10-20 10 20z"/>
    <draw:marker draw:name="Arrowheads_20_143" draw:display-name="Arrowheads 143" svg:viewBox="0 0 20 20" svg:d="M0 20l10-20 10 20z"/>
    <draw:marker draw:name="Arrowheads_20_144" draw:display-name="Arrowheads 144" svg:viewBox="0 0 20 20" svg:d="M0 20l10-20 10 20z"/>
    <draw:marker draw:name="Arrowheads_20_145" draw:display-name="Arrowheads 145" svg:viewBox="0 0 20 20" svg:d="M0 20l10-20 10 20z"/>
    <draw:marker draw:name="Arrowheads_20_146" draw:display-name="Arrowheads 146" svg:viewBox="0 0 20 20" svg:d="M0 20l10-20 10 20z"/>
    <draw:marker draw:name="Arrowheads_20_147" draw:display-name="Arrowheads 147" svg:viewBox="0 0 20 20" svg:d="M0 20l10-20 10 20z"/>
    <draw:marker draw:name="Arrowheads_20_148" draw:display-name="Arrowheads 148" svg:viewBox="0 0 20 20" svg:d="M0 20l10-20 10 20z"/>
    <draw:marker draw:name="Arrowheads_20_149" draw:display-name="Arrowheads 149" svg:viewBox="0 0 20 20" svg:d="M0 20l10-20 10 20z"/>
    <draw:marker draw:name="Arrowheads_20_15" draw:display-name="Arrowheads 15" svg:viewBox="0 0 20 20" svg:d="M0 20l10-20 10 20z"/>
    <draw:marker draw:name="Arrowheads_20_150" draw:display-name="Arrowheads 150" svg:viewBox="0 0 20 20" svg:d="M0 20l10-20 10 20z"/>
    <draw:marker draw:name="Arrowheads_20_151" draw:display-name="Arrowheads 151" svg:viewBox="0 0 20 20" svg:d="M0 20l10-20 10 20z"/>
    <draw:marker draw:name="Arrowheads_20_152" draw:display-name="Arrowheads 152" svg:viewBox="0 0 20 20" svg:d="M0 20l10-20 10 20z"/>
    <draw:marker draw:name="Arrowheads_20_153" draw:display-name="Arrowheads 153" svg:viewBox="0 0 20 20" svg:d="M0 20l10-20 10 20z"/>
    <draw:marker draw:name="Arrowheads_20_154" draw:display-name="Arrowheads 154" svg:viewBox="0 0 20 20" svg:d="M0 20l10-20 10 20z"/>
    <draw:marker draw:name="Arrowheads_20_155" draw:display-name="Arrowheads 155" svg:viewBox="0 0 20 20" svg:d="M0 20l10-20 10 20z"/>
    <draw:marker draw:name="Arrowheads_20_156" draw:display-name="Arrowheads 156" svg:viewBox="0 0 20 20" svg:d="M0 20l10-20 10 20z"/>
    <draw:marker draw:name="Arrowheads_20_157" draw:display-name="Arrowheads 157" svg:viewBox="0 0 20 20" svg:d="M0 20l10-20 10 20z"/>
    <draw:marker draw:name="Arrowheads_20_158" draw:display-name="Arrowheads 158" svg:viewBox="0 0 20 20" svg:d="M0 20l10-20 10 20z"/>
    <draw:marker draw:name="Arrowheads_20_159" draw:display-name="Arrowheads 159" svg:viewBox="0 0 20 20" svg:d="M0 20l10-20 10 20z"/>
    <draw:marker draw:name="Arrowheads_20_16" draw:display-name="Arrowheads 16" svg:viewBox="0 0 20 20" svg:d="M0 20l10-20 10 20z"/>
    <draw:marker draw:name="Arrowheads_20_160" draw:display-name="Arrowheads 160" svg:viewBox="0 0 20 20" svg:d="M0 20l10-20 10 20z"/>
    <draw:marker draw:name="Arrowheads_20_161" draw:display-name="Arrowheads 161" svg:viewBox="0 0 20 20" svg:d="M0 20l10-20 10 20z"/>
    <draw:marker draw:name="Arrowheads_20_162" draw:display-name="Arrowheads 162" svg:viewBox="0 0 20 20" svg:d="M0 20l10-20 10 20z"/>
    <draw:marker draw:name="Arrowheads_20_163" draw:display-name="Arrowheads 163" svg:viewBox="0 0 20 20" svg:d="M0 20l10-20 10 20z"/>
    <draw:marker draw:name="Arrowheads_20_167" draw:display-name="Arrowheads 167" svg:viewBox="0 0 20 20" svg:d="M0 20l10-20 10 20z"/>
    <draw:marker draw:name="Arrowheads_20_168" draw:display-name="Arrowheads 168" svg:viewBox="0 0 20 20" svg:d="M0 20l10-20 10 20z"/>
    <draw:marker draw:name="Arrowheads_20_169" draw:display-name="Arrowheads 169" svg:viewBox="0 0 20 20" svg:d="M0 20l10-20 10 20z"/>
    <draw:marker draw:name="Arrowheads_20_170" draw:display-name="Arrowheads 170" svg:viewBox="0 0 20 20" svg:d="M0 20l10-20 10 20z"/>
    <draw:marker draw:name="Arrowheads_20_171" draw:display-name="Arrowheads 171" svg:viewBox="0 0 20 20" svg:d="M0 20l10-20 10 20z"/>
    <draw:marker draw:name="Arrowheads_20_172" draw:display-name="Arrowheads 172" svg:viewBox="0 0 20 20" svg:d="M0 20l10-20 10 20z"/>
    <draw:marker draw:name="Arrowheads_20_173" draw:display-name="Arrowheads 173" svg:viewBox="0 0 20 20" svg:d="M0 20l10-20 10 20z"/>
    <draw:marker draw:name="Arrowheads_20_174" draw:display-name="Arrowheads 174" svg:viewBox="0 0 20 20" svg:d="M0 20l10-20 10 20z"/>
    <draw:marker draw:name="Arrowheads_20_175" draw:display-name="Arrowheads 175" svg:viewBox="0 0 20 20" svg:d="M0 20l10-20 10 20z"/>
    <draw:marker draw:name="Arrowheads_20_176" draw:display-name="Arrowheads 176" svg:viewBox="0 0 20 20" svg:d="M0 20l10-20 10 20z"/>
    <draw:marker draw:name="Arrowheads_20_177" draw:display-name="Arrowheads 177" svg:viewBox="0 0 20 20" svg:d="M0 20l10-20 10 20z"/>
    <draw:marker draw:name="Arrowheads_20_178" draw:display-name="Arrowheads 178" svg:viewBox="0 0 20 20" svg:d="M0 20l10-20 10 20z"/>
    <draw:marker draw:name="Arrowheads_20_179" draw:display-name="Arrowheads 179" svg:viewBox="0 0 20 20" svg:d="M0 20l10-20 10 20z"/>
    <draw:marker draw:name="Arrowheads_20_18" draw:display-name="Arrowheads 18" svg:viewBox="0 0 20 20" svg:d="M0 20l10-20 10 20z"/>
    <draw:marker draw:name="Arrowheads_20_180" draw:display-name="Arrowheads 180" svg:viewBox="0 0 20 20" svg:d="M0 20l10-20 10 20z"/>
    <draw:marker draw:name="Arrowheads_20_181" draw:display-name="Arrowheads 181" svg:viewBox="0 0 20 20" svg:d="M0 20l10-20 10 20z"/>
    <draw:marker draw:name="Arrowheads_20_182" draw:display-name="Arrowheads 182" svg:viewBox="0 0 20 20" svg:d="M0 20l10-20 10 20z"/>
    <draw:marker draw:name="Arrowheads_20_183" draw:display-name="Arrowheads 183" svg:viewBox="0 0 20 20" svg:d="M0 20l10-20 10 20z"/>
    <draw:marker draw:name="Arrowheads_20_184" draw:display-name="Arrowheads 184" svg:viewBox="0 0 20 20" svg:d="M0 20l10-20 10 20z"/>
    <draw:marker draw:name="Arrowheads_20_185" draw:display-name="Arrowheads 185" svg:viewBox="0 0 20 20" svg:d="M0 20l10-20 10 20z"/>
    <draw:marker draw:name="Arrowheads_20_186" draw:display-name="Arrowheads 186" svg:viewBox="0 0 20 20" svg:d="M0 20l10-20 10 20z"/>
    <draw:marker draw:name="Arrowheads_20_188" draw:display-name="Arrowheads 188" svg:viewBox="0 0 20 20" svg:d="M0 20l10-20 10 20z"/>
    <draw:marker draw:name="Arrowheads_20_189" draw:display-name="Arrowheads 189" svg:viewBox="0 0 20 20" svg:d="M0 20l10-20 10 20z"/>
    <draw:marker draw:name="Arrowheads_20_19" draw:display-name="Arrowheads 19" svg:viewBox="0 0 20 20" svg:d="M0 20l10-20 10 20z"/>
    <draw:marker draw:name="Arrowheads_20_190" draw:display-name="Arrowheads 190" svg:viewBox="0 0 20 20" svg:d="M0 20l10-20 10 20z"/>
    <draw:marker draw:name="Arrowheads_20_194" draw:display-name="Arrowheads 194" svg:viewBox="0 0 20 20" svg:d="M0 20l10-20 10 20z"/>
    <draw:marker draw:name="Arrowheads_20_195" draw:display-name="Arrowheads 195" svg:viewBox="0 0 20 20" svg:d="M0 20l10-20 10 20z"/>
    <draw:marker draw:name="Arrowheads_20_196" draw:display-name="Arrowheads 196" svg:viewBox="0 0 20 20" svg:d="M0 20l10-20 10 20z"/>
    <draw:marker draw:name="Arrowheads_20_197" draw:display-name="Arrowheads 197" svg:viewBox="0 0 20 20" svg:d="M0 20l10-20 10 20z"/>
    <draw:marker draw:name="Arrowheads_20_198" draw:display-name="Arrowheads 198" svg:viewBox="0 0 20 20" svg:d="M0 20l10-20 10 20z"/>
    <draw:marker draw:name="Arrowheads_20_199" draw:display-name="Arrowheads 19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00" draw:display-name="Arrowheads 200" svg:viewBox="0 0 20 20" svg:d="M0 20l10-20 10 20z"/>
    <draw:marker draw:name="Arrowheads_20_201" draw:display-name="Arrowheads 201" svg:viewBox="0 0 20 20" svg:d="M0 20l10-20 10 20z"/>
    <draw:marker draw:name="Arrowheads_20_202" draw:display-name="Arrowheads 202" svg:viewBox="0 0 20 20" svg:d="M0 20l10-20 10 20z"/>
    <draw:marker draw:name="Arrowheads_20_204" draw:display-name="Arrowheads 204" svg:viewBox="0 0 20 20" svg:d="M0 20l10-20 10 20z"/>
    <draw:marker draw:name="Arrowheads_20_205" draw:display-name="Arrowheads 205" svg:viewBox="0 0 20 20" svg:d="M0 20l10-20 10 20z"/>
    <draw:marker draw:name="Arrowheads_20_206" draw:display-name="Arrowheads 206" svg:viewBox="0 0 20 20" svg:d="M0 20l10-20 10 20z"/>
    <draw:marker draw:name="Arrowheads_20_207" draw:display-name="Arrowheads 207" svg:viewBox="0 0 20 20" svg:d="M0 20l10-20 10 20z"/>
    <draw:marker draw:name="Arrowheads_20_208" draw:display-name="Arrowheads 208" svg:viewBox="0 0 20 20" svg:d="M0 20l10-20 10 20z"/>
    <draw:marker draw:name="Arrowheads_20_209" draw:display-name="Arrowheads 209" svg:viewBox="0 0 20 20" svg:d="M0 20l10-20 10 20z"/>
    <draw:marker draw:name="Arrowheads_20_21" draw:display-name="Arrowheads 21" svg:viewBox="0 0 20 20" svg:d="M0 20l10-20 10 20z"/>
    <draw:marker draw:name="Arrowheads_20_210" draw:display-name="Arrowheads 210" svg:viewBox="0 0 20 20" svg:d="M0 20l10-20 10 20z"/>
    <draw:marker draw:name="Arrowheads_20_211" draw:display-name="Arrowheads 211" svg:viewBox="0 0 20 20" svg:d="M0 20l10-20 10 20z"/>
    <draw:marker draw:name="Arrowheads_20_212" draw:display-name="Arrowheads 212" svg:viewBox="0 0 20 20" svg:d="M0 20l10-20 10 20z"/>
    <draw:marker draw:name="Arrowheads_20_213" draw:display-name="Arrowheads 213" svg:viewBox="0 0 20 20" svg:d="M0 20l10-20 10 20z"/>
    <draw:marker draw:name="Arrowheads_20_214" draw:display-name="Arrowheads 214" svg:viewBox="0 0 20 20" svg:d="M0 20l10-20 10 20z"/>
    <draw:marker draw:name="Arrowheads_20_215" draw:display-name="Arrowheads 215" svg:viewBox="0 0 20 20" svg:d="M0 20l10-20 10 20z"/>
    <draw:marker draw:name="Arrowheads_20_216" draw:display-name="Arrowheads 216" svg:viewBox="0 0 20 20" svg:d="M0 20l10-20 10 20z"/>
    <draw:marker draw:name="Arrowheads_20_217" draw:display-name="Arrowheads 217" svg:viewBox="0 0 20 20" svg:d="M0 20l10-20 10 20z"/>
    <draw:marker draw:name="Arrowheads_20_218" draw:display-name="Arrowheads 218" svg:viewBox="0 0 20 20" svg:d="M0 20l10-20 10 20z"/>
    <draw:marker draw:name="Arrowheads_20_219" draw:display-name="Arrowheads 219" svg:viewBox="0 0 20 20" svg:d="M0 20l10-20 10 20z"/>
    <draw:marker draw:name="Arrowheads_20_22" draw:display-name="Arrowheads 22" svg:viewBox="0 0 20 20" svg:d="M0 20l10-20 10 20z"/>
    <draw:marker draw:name="Arrowheads_20_220" draw:display-name="Arrowheads 220" svg:viewBox="0 0 20 20" svg:d="M0 20l10-20 10 20z"/>
    <draw:marker draw:name="Arrowheads_20_221" draw:display-name="Arrowheads 221" svg:viewBox="0 0 20 20" svg:d="M0 20l10-20 10 20z"/>
    <draw:marker draw:name="Arrowheads_20_222" draw:display-name="Arrowheads 222" svg:viewBox="0 0 20 20" svg:d="M0 20l10-20 10 20z"/>
    <draw:marker draw:name="Arrowheads_20_223" draw:display-name="Arrowheads 223" svg:viewBox="0 0 20 20" svg:d="M0 20l10-20 10 20z"/>
    <draw:marker draw:name="Arrowheads_20_224" draw:display-name="Arrowheads 224" svg:viewBox="0 0 20 20" svg:d="M0 20l10-20 10 20z"/>
    <draw:marker draw:name="Arrowheads_20_225" draw:display-name="Arrowheads 225" svg:viewBox="0 0 20 20" svg:d="M0 20l10-20 10 20z"/>
    <draw:marker draw:name="Arrowheads_20_226" draw:display-name="Arrowheads 226" svg:viewBox="0 0 20 20" svg:d="M0 20l10-20 10 20z"/>
    <draw:marker draw:name="Arrowheads_20_227" draw:display-name="Arrowheads 227" svg:viewBox="0 0 20 20" svg:d="M0 20l10-20 10 20z"/>
    <draw:marker draw:name="Arrowheads_20_228" draw:display-name="Arrowheads 228" svg:viewBox="0 0 20 20" svg:d="M0 20l10-20 10 20z"/>
    <draw:marker draw:name="Arrowheads_20_229" draw:display-name="Arrowheads 229" svg:viewBox="0 0 20 20" svg:d="M0 20l10-20 10 20z"/>
    <draw:marker draw:name="Arrowheads_20_23" draw:display-name="Arrowheads 23" svg:viewBox="0 0 20 20" svg:d="M0 20l10-20 10 20z"/>
    <draw:marker draw:name="Arrowheads_20_230" draw:display-name="Arrowheads 230" svg:viewBox="0 0 20 20" svg:d="M0 20l10-20 10 20z"/>
    <draw:marker draw:name="Arrowheads_20_231" draw:display-name="Arrowheads 231" svg:viewBox="0 0 20 20" svg:d="M0 20l10-20 10 20z"/>
    <draw:marker draw:name="Arrowheads_20_232" draw:display-name="Arrowheads 232" svg:viewBox="0 0 20 20" svg:d="M0 20l10-20 10 20z"/>
    <draw:marker draw:name="Arrowheads_20_233" draw:display-name="Arrowheads 233" svg:viewBox="0 0 20 20" svg:d="M0 20l10-20 10 20z"/>
    <draw:marker draw:name="Arrowheads_20_234" draw:display-name="Arrowheads 234" svg:viewBox="0 0 20 20" svg:d="M0 20l10-20 10 20z"/>
    <draw:marker draw:name="Arrowheads_20_235" draw:display-name="Arrowheads 235" svg:viewBox="0 0 20 20" svg:d="M0 20l10-20 10 20z"/>
    <draw:marker draw:name="Arrowheads_20_236" draw:display-name="Arrowheads 236" svg:viewBox="0 0 20 20" svg:d="M0 20l10-20 10 20z"/>
    <draw:marker draw:name="Arrowheads_20_237" draw:display-name="Arrowheads 237" svg:viewBox="0 0 20 20" svg:d="M0 20l10-20 10 20z"/>
    <draw:marker draw:name="Arrowheads_20_238" draw:display-name="Arrowheads 238" svg:viewBox="0 0 20 20" svg:d="M0 20l10-20 10 20z"/>
    <draw:marker draw:name="Arrowheads_20_239" draw:display-name="Arrowheads 239" svg:viewBox="0 0 20 20" svg:d="M0 20l10-20 10 20z"/>
    <draw:marker draw:name="Arrowheads_20_24" draw:display-name="Arrowheads 24" svg:viewBox="0 0 20 20" svg:d="M0 20l10-20 10 20z"/>
    <draw:marker draw:name="Arrowheads_20_240" draw:display-name="Arrowheads 240" svg:viewBox="0 0 20 20" svg:d="M0 20l10-20 10 20z"/>
    <draw:marker draw:name="Arrowheads_20_241" draw:display-name="Arrowheads 241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8" draw:display-name="Arrowheads 48" svg:viewBox="0 0 20 20" svg:d="M0 20l10-20 10 20z"/>
    <draw:marker draw:name="Arrowheads_20_49" draw:display-name="Arrowheads 49" svg:viewBox="0 0 20 20" svg:d="M0 20l10-20 10 20z"/>
    <draw:marker draw:name="Arrowheads_20_5" draw:display-name="Arrowheads 5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" draw:display-name="Arrowheads 6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63" draw:display-name="Arrowheads 63" svg:viewBox="0 0 20 20" svg:d="M0 20l10-20 10 20z"/>
    <draw:marker draw:name="Arrowheads_20_64" draw:display-name="Arrowheads 64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marker draw:name="Arrowheads_20_67" draw:display-name="Arrowheads 67" svg:viewBox="0 0 20 20" svg:d="M0 20l10-20 10 20z"/>
    <draw:marker draw:name="Arrowheads_20_68" draw:display-name="Arrowheads 68" svg:viewBox="0 0 20 20" svg:d="M0 20l10-20 10 20z"/>
    <draw:marker draw:name="Arrowheads_20_69" draw:display-name="Arrowheads 69" svg:viewBox="0 0 20 20" svg:d="M0 20l10-20 10 20z"/>
    <draw:marker draw:name="Arrowheads_20_7" draw:display-name="Arrowheads 7" svg:viewBox="0 0 20 20" svg:d="M0 20l10-20 10 20z"/>
    <draw:marker draw:name="Arrowheads_20_70" draw:display-name="Arrowheads 70" svg:viewBox="0 0 20 20" svg:d="M0 20l10-20 10 20z"/>
    <draw:marker draw:name="Arrowheads_20_71" draw:display-name="Arrowheads 71" svg:viewBox="0 0 20 20" svg:d="M0 20l10-20 10 20z"/>
    <draw:marker draw:name="Arrowheads_20_72" draw:display-name="Arrowheads 72" svg:viewBox="0 0 20 20" svg:d="M0 20l10-20 10 20z"/>
    <draw:marker draw:name="Arrowheads_20_73" draw:display-name="Arrowheads 73" svg:viewBox="0 0 20 20" svg:d="M0 20l10-20 10 20z"/>
    <draw:marker draw:name="Arrowheads_20_74" draw:display-name="Arrowheads 74" svg:viewBox="0 0 20 20" svg:d="M0 20l10-20 10 20z"/>
    <draw:marker draw:name="Arrowheads_20_75" draw:display-name="Arrowheads 75" svg:viewBox="0 0 20 20" svg:d="M0 20l10-20 10 20z"/>
    <draw:marker draw:name="Arrowheads_20_76" draw:display-name="Arrowheads 76" svg:viewBox="0 0 20 20" svg:d="M0 20l10-20 10 20z"/>
    <draw:marker draw:name="Arrowheads_20_77" draw:display-name="Arrowheads 77" svg:viewBox="0 0 20 20" svg:d="M0 20l10-20 10 20z"/>
    <draw:marker draw:name="Arrowheads_20_78" draw:display-name="Arrowheads 78" svg:viewBox="0 0 20 20" svg:d="M0 20l10-20 10 20z"/>
    <draw:marker draw:name="Arrowheads_20_79" draw:display-name="Arrowheads 79" svg:viewBox="0 0 20 20" svg:d="M0 20l10-20 10 20z"/>
    <draw:marker draw:name="Arrowheads_20_8" draw:display-name="Arrowheads 8" svg:viewBox="0 0 20 20" svg:d="M0 20l10-20 10 20z"/>
    <draw:marker draw:name="Arrowheads_20_80" draw:display-name="Arrowheads 80" svg:viewBox="0 0 20 20" svg:d="M0 20l10-20 10 20z"/>
    <draw:marker draw:name="Arrowheads_20_83" draw:display-name="Arrowheads 83" svg:viewBox="0 0 20 20" svg:d="M0 20l10-20 10 20z"/>
    <draw:marker draw:name="Arrowheads_20_84" draw:display-name="Arrowheads 84" svg:viewBox="0 0 20 20" svg:d="M0 20l10-20 10 20z"/>
    <draw:marker draw:name="Arrowheads_20_85" draw:display-name="Arrowheads 85" svg:viewBox="0 0 20 20" svg:d="M0 20l10-20 10 20z"/>
    <draw:marker draw:name="Arrowheads_20_86" draw:display-name="Arrowheads 86" svg:viewBox="0 0 20 20" svg:d="M0 20l10-20 10 20z"/>
    <draw:marker draw:name="Arrowheads_20_87" draw:display-name="Arrowheads 87" svg:viewBox="0 0 20 20" svg:d="M0 20l10-20 10 20z"/>
    <draw:marker draw:name="Arrowheads_20_88" draw:display-name="Arrowheads 88" svg:viewBox="0 0 20 20" svg:d="M0 20l10-20 10 20z"/>
    <draw:marker draw:name="Arrowheads_20_89" draw:display-name="Arrowheads 89" svg:viewBox="0 0 20 20" svg:d="M0 20l10-20 10 20z"/>
    <draw:marker draw:name="Arrowheads_20_9" draw:display-name="Arrowheads 9" svg:viewBox="0 0 20 20" svg:d="M0 20l10-20 10 20z"/>
    <draw:marker draw:name="Arrowheads_20_90" draw:display-name="Arrowheads 90" svg:viewBox="0 0 20 20" svg:d="M0 20l10-20 10 20z"/>
    <draw:marker draw:name="Arrowheads_20_91" draw:display-name="Arrowheads 91" svg:viewBox="0 0 20 20" svg:d="M0 20l10-20 10 20z"/>
    <draw:marker draw:name="Arrowheads_20_92" draw:display-name="Arrowheads 92" svg:viewBox="0 0 20 20" svg:d="M0 20l10-20 10 20z"/>
    <draw:marker draw:name="Arrowheads_20_94" draw:display-name="Arrowheads 94" svg:viewBox="0 0 20 20" svg:d="M0 20l10-20 10 20z"/>
    <draw:marker draw:name="Arrowheads_20_95" draw:display-name="Arrowheads 95" svg:viewBox="0 0 20 20" svg:d="M0 20l10-20 10 20z"/>
    <draw:marker draw:name="Arrowheads_20_96" draw:display-name="Arrowheads 96" svg:viewBox="0 0 20 20" svg:d="M0 20l10-20 10 20z"/>
    <draw:marker draw:name="Arrowheads_20_97" draw:display-name="Arrowheads 97" svg:viewBox="0 0 20 20" svg:d="M0 20l10-20 10 20z"/>
    <draw:marker draw:name="Arrowheads_20_98" draw:display-name="Arrowheads 98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28T00:15:58.120620300</meta:creation-date>
    <meta:generator>LibreOffice/25.2.6.2$Windows_X86_64 LibreOffice_project/729c5bfe710f5eb71ed3bbde9e06a6065e9c6c5d</meta:generator>
    <dc:date>2025-11-21T15:57:36.213545900</dc:date>
    <meta:editing-duration>P11DT10H32M24S</meta:editing-duration>
    <meta:editing-cycles>257</meta:editing-cycles>
    <meta:document-statistic meta:object-count="411"/>
  </office:meta>
</office:document-meta>
</file>